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per_step_output_Preparazione_solida_q10rgm1" table:style-name="ta1">
        <table:shapes>
          <draw:frame draw:z-index="0" draw:style-name="gr1" draw:text-style-name="P1" svg:width="27.943cm" svg:height="17.422cm" svg:x="15.458cm" svg:y="0.435cm">
            <draw:object draw:notify-on-update-of-ranges="Data_per_step_output_Preparazione_solida_q10rgm1.B1:Data_per_step_output_Preparazione_solida_q10rgm1.B1 Data_per_step_output_Preparazione_solida_q10rgm1.B2:Data_per_step_output_Preparazione_solida_q10rgm1.B496 Data_per_step_output_Preparazione_solida_q10rgm1.D1:Data_per_step_output_Preparazione_solida_q10rgm1.D1 Data_per_step_output_Preparazione_solida_q10rgm1.D2:Data_per_step_output_Preparazione_solida_q10rgm1.D496 Data_per_step_output_Preparazione_solida_q10rgm1.B1:Data_per_step_output_Preparazione_solida_q10rgm1.B1 Data_per_step_output_Preparazione_solida_q10rgm1.B2:Data_per_step_output_Preparazione_solida_q10rgm1.B496 Data_per_step_output_Preparazione_solida_q10rgm1.E1:Data_per_step_output_Preparazione_solida_q10rgm1.E1 Data_per_step_output_Preparazione_solida_q10rgm1.E2:Data_per_step_output_Preparazione_solida_q10rgm1.E4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Minute</text:p>
          </table:table-cell>
          <table:table-cell office:value-type="string" calcext:value-type="string">
            <text:p>Ndata_cl</text:p>
          </table:table-cell>
          <table:table-cell office:value-type="string" calcext:value-type="string">
            <text:p>W[kg]</text:p>
          </table:table-cell>
          <table:table-cell office:value-type="string" calcext:value-type="string">
            <text:p>Qs[g/s]</text:p>
          </table:table-cell>
          <table:table-cell office:value-type="string" calcext:value-type="string">
            <text:p>Qcmforw[g/s]</text:p>
          </table:table-cell>
          <table:table-cell office:value-type="string" calcext:value-type="string">
            <text:p>Qcmback[g/s]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.64" calcext:value-type="float">
            <text:p>28.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" calcext:value-type="float">
            <text:p>-99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9.051" calcext:value-type="float">
            <text:p>29.051</text:p>
          </table:table-cell>
          <table:table-cell table:number-columns-repeated="2" office:value-type="float" office:value="6.848" calcext:value-type="float">
            <text:p>6.848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8.957" calcext:value-type="float">
            <text:p>28.957</text:p>
          </table:table-cell>
          <table:table-cell office:value-type="float" office:value="-1.561" calcext:value-type="float">
            <text:p>-1.561</text:p>
          </table:table-cell>
          <table:table-cell office:value-type="float" office:value="2.643" calcext:value-type="float">
            <text:p>2.643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.524" calcext:value-type="float">
            <text:p>28.524</text:p>
          </table:table-cell>
          <table:table-cell office:value-type="float" office:value="-7.227" calcext:value-type="float">
            <text:p>-7.227</text:p>
          </table:table-cell>
          <table:table-cell office:value-type="float" office:value="-0.647" calcext:value-type="float">
            <text:p>-0.647</text:p>
          </table:table-cell>
          <table:table-cell office:value-type="float" office:value="0.493" calcext:value-type="float">
            <text:p>0.49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8.813" calcext:value-type="float">
            <text:p>28.813</text:p>
          </table:table-cell>
          <table:table-cell office:value-type="float" office:value="4.818" calcext:value-type="float">
            <text:p>4.818</text:p>
          </table:table-cell>
          <table:table-cell office:value-type="float" office:value="0.719" calcext:value-type="float">
            <text:p>0.719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.206" calcext:value-type="float">
            <text:p>28.206</text:p>
          </table:table-cell>
          <table:table-cell office:value-type="float" office:value="-10.118" calcext:value-type="float">
            <text:p>-10.118</text:p>
          </table:table-cell>
          <table:table-cell office:value-type="float" office:value="-1.448" calcext:value-type="float">
            <text:p>-1.44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.064" calcext:value-type="float">
            <text:p>28.064</text:p>
          </table:table-cell>
          <table:table-cell office:value-type="float" office:value="-2.356" calcext:value-type="float">
            <text:p>-2.356</text:p>
          </table:table-cell>
          <table:table-cell office:value-type="float" office:value="-1.599" calcext:value-type="float">
            <text:p>-1.599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.439" calcext:value-type="float">
            <text:p>28.439</text:p>
          </table:table-cell>
          <table:table-cell office:value-type="float" office:value="6.25" calcext:value-type="float">
            <text:p>6.25</text:p>
          </table:table-cell>
          <table:table-cell office:value-type="float" office:value="-0.478" calcext:value-type="float">
            <text:p>-0.478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.231" calcext:value-type="float">
            <text:p>28.231</text:p>
          </table:table-cell>
          <table:table-cell office:value-type="float" office:value="-3.466" calcext:value-type="float">
            <text:p>-3.466</text:p>
          </table:table-cell>
          <table:table-cell office:value-type="float" office:value="-0.852" calcext:value-type="float">
            <text:p>-0.852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.222" calcext:value-type="float">
            <text:p>28.222</text:p>
          </table:table-cell>
          <table:table-cell office:value-type="float" office:value="-0.161" calcext:value-type="float">
            <text:p>-0.161</text:p>
          </table:table-cell>
          <table:table-cell office:value-type="float" office:value="-0.775" calcext:value-type="float">
            <text:p>-0.775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8.138" calcext:value-type="float">
            <text:p>28.138</text:p>
          </table:table-cell>
          <table:table-cell office:value-type="float" office:value="-1.392" calcext:value-type="float">
            <text:p>-1.392</text:p>
          </table:table-cell>
          <table:table-cell office:value-type="float" office:value="-0.836" calcext:value-type="float">
            <text:p>-0.836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8.168" calcext:value-type="float">
            <text:p>28.168</text:p>
          </table:table-cell>
          <table:table-cell office:value-type="float" office:value="0.491" calcext:value-type="float">
            <text:p>0.491</text:p>
          </table:table-cell>
          <table:table-cell office:value-type="float" office:value="-0.716" calcext:value-type="float">
            <text:p>-0.716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8.194" calcext:value-type="float">
            <text:p>28.194</text:p>
          </table:table-cell>
          <table:table-cell office:value-type="float" office:value="0.446" calcext:value-type="float">
            <text:p>0.446</text:p>
          </table:table-cell>
          <table:table-cell office:value-type="float" office:value="-0.619" calcext:value-type="float">
            <text:p>-0.619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8.238" calcext:value-type="float">
            <text:p>28.238</text:p>
          </table:table-cell>
          <table:table-cell office:value-type="float" office:value="0.723" calcext:value-type="float">
            <text:p>0.723</text:p>
          </table:table-cell>
          <table:table-cell office:value-type="float" office:value="-0.516" calcext:value-type="float">
            <text:p>-0.516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8.142" calcext:value-type="float">
            <text:p>28.142</text:p>
          </table:table-cell>
          <table:table-cell office:value-type="float" office:value="-1.593" calcext:value-type="float">
            <text:p>-1.593</text:p>
          </table:table-cell>
          <table:table-cell office:value-type="float" office:value="-0.593" calcext:value-type="float">
            <text:p>-0.593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8.087" calcext:value-type="float">
            <text:p>28.087</text:p>
          </table:table-cell>
          <table:table-cell office:value-type="float" office:value="-0.923" calcext:value-type="float">
            <text:p>-0.923</text:p>
          </table:table-cell>
          <table:table-cell office:value-type="float" office:value="-0.615" calcext:value-type="float">
            <text:p>-0.615</text:p>
          </table:table-cell>
          <table:table-cell office:value-type="float" office:value="0.533" calcext:value-type="float">
            <text:p>0.53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8.096" calcext:value-type="float">
            <text:p>28.096</text:p>
          </table:table-cell>
          <table:table-cell office:value-type="float" office:value="0.161" calcext:value-type="float">
            <text:p>0.161</text:p>
          </table:table-cell>
          <table:table-cell office:value-type="float" office:value="-0.566" calcext:value-type="float">
            <text:p>-0.566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7.889" calcext:value-type="float">
            <text:p>27.889</text:p>
          </table:table-cell>
          <table:table-cell office:value-type="float" office:value="-3.453" calcext:value-type="float">
            <text:p>-3.453</text:p>
          </table:table-cell>
          <table:table-cell office:value-type="float" office:value="-0.736" calcext:value-type="float">
            <text:p>-0.736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7.903" calcext:value-type="float">
            <text:p>27.903</text:p>
          </table:table-cell>
          <table:table-cell office:value-type="float" office:value="0.223" calcext:value-type="float">
            <text:p>0.223</text:p>
          </table:table-cell>
          <table:table-cell office:value-type="float" office:value="-0.683" calcext:value-type="float">
            <text:p>-0.683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.856" calcext:value-type="float">
            <text:p>27.856</text:p>
          </table:table-cell>
          <table:table-cell office:value-type="float" office:value="-0.785" calcext:value-type="float">
            <text:p>-0.785</text:p>
          </table:table-cell>
          <table:table-cell office:value-type="float" office:value="-0.688" calcext:value-type="float">
            <text:p>-0.688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7.865" calcext:value-type="float">
            <text:p>27.865</text:p>
          </table:table-cell>
          <table:table-cell office:value-type="float" office:value="0.161" calcext:value-type="float">
            <text:p>0.161</text:p>
          </table:table-cell>
          <table:table-cell office:value-type="float" office:value="-0.646" calcext:value-type="float">
            <text:p>-0.646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7.917" calcext:value-type="float">
            <text:p>27.917</text:p>
          </table:table-cell>
          <table:table-cell office:value-type="float" office:value="0.87" calcext:value-type="float">
            <text:p>0.87</text:p>
          </table:table-cell>
          <table:table-cell office:value-type="float" office:value="-0.574" calcext:value-type="float">
            <text:p>-0.574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7.859" calcext:value-type="float">
            <text:p>27.859</text:p>
          </table:table-cell>
          <table:table-cell office:value-type="float" office:value="-0.977" calcext:value-type="float">
            <text:p>-0.977</text:p>
          </table:table-cell>
          <table:table-cell office:value-type="float" office:value="-0.592" calcext:value-type="float">
            <text:p>-0.592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7.929" calcext:value-type="float">
            <text:p>27.929</text:p>
          </table:table-cell>
          <table:table-cell office:value-type="float" office:value="1.178" calcext:value-type="float">
            <text:p>1.178</text:p>
          </table:table-cell>
          <table:table-cell office:value-type="float" office:value="-0.515" calcext:value-type="float">
            <text:p>-0.515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7.854" calcext:value-type="float">
            <text:p>27.854</text:p>
          </table:table-cell>
          <table:table-cell office:value-type="float" office:value="-1.249" calcext:value-type="float">
            <text:p>-1.249</text:p>
          </table:table-cell>
          <table:table-cell office:value-type="float" office:value="-0.546" calcext:value-type="float">
            <text:p>-0.546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8.069" calcext:value-type="float">
            <text:p>28.069</text:p>
          </table:table-cell>
          <table:table-cell office:value-type="float" office:value="3.569" calcext:value-type="float">
            <text:p>3.569</text:p>
          </table:table-cell>
          <table:table-cell office:value-type="float" office:value="-0.381" calcext:value-type="float">
            <text:p>-0.381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7.807" calcext:value-type="float">
            <text:p>27.807</text:p>
          </table:table-cell>
          <table:table-cell office:value-type="float" office:value="-4.354" calcext:value-type="float">
            <text:p>-4.354</text:p>
          </table:table-cell>
          <table:table-cell office:value-type="float" office:value="-0.534" calcext:value-type="float">
            <text:p>-0.534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7.755" calcext:value-type="float">
            <text:p>27.755</text:p>
          </table:table-cell>
          <table:table-cell office:value-type="float" office:value="-0.865" calcext:value-type="float">
            <text:p>-0.865</text:p>
          </table:table-cell>
          <table:table-cell office:value-type="float" office:value="-0.546" calcext:value-type="float">
            <text:p>-0.546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7.682" calcext:value-type="float">
            <text:p>27.682</text:p>
          </table:table-cell>
          <table:table-cell office:value-type="float" office:value="-1.222" calcext:value-type="float">
            <text:p>-1.222</text:p>
          </table:table-cell>
          <table:table-cell office:value-type="float" office:value="-0.57" calcext:value-type="float">
            <text:p>-0.57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7.622" calcext:value-type="float">
            <text:p>27.622</text:p>
          </table:table-cell>
          <table:table-cell office:value-type="float" office:value="-1.008" calcext:value-type="float">
            <text:p>-1.008</text:p>
          </table:table-cell>
          <table:table-cell office:value-type="float" office:value="-0.585" calcext:value-type="float">
            <text:p>-0.585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7.693" calcext:value-type="float">
            <text:p>27.693</text:p>
          </table:table-cell>
          <table:table-cell office:value-type="float" office:value="1.182" calcext:value-type="float">
            <text:p>1.182</text:p>
          </table:table-cell>
          <table:table-cell office:value-type="float" office:value="-0.526" calcext:value-type="float">
            <text:p>-0.526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7.646" calcext:value-type="float">
            <text:p>27.646</text:p>
          </table:table-cell>
          <table:table-cell office:value-type="float" office:value="-0.781" calcext:value-type="float">
            <text:p>-0.781</text:p>
          </table:table-cell>
          <table:table-cell office:value-type="float" office:value="-0.535" calcext:value-type="float">
            <text:p>-0.535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7.604" calcext:value-type="float">
            <text:p>27.604</text:p>
          </table:table-cell>
          <table:table-cell office:value-type="float" office:value="-0.691" calcext:value-type="float">
            <text:p>-0.691</text:p>
          </table:table-cell>
          <table:table-cell office:value-type="float" office:value="-0.54" calcext:value-type="float">
            <text:p>-0.54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7.544" calcext:value-type="float">
            <text:p>27.544</text:p>
          </table:table-cell>
          <table:table-cell office:value-type="float" office:value="-1.004" calcext:value-type="float">
            <text:p>-1.004</text:p>
          </table:table-cell>
          <table:table-cell office:value-type="float" office:value="-0.554" calcext:value-type="float">
            <text:p>-0.554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7.556" calcext:value-type="float">
            <text:p>27.556</text:p>
          </table:table-cell>
          <table:table-cell office:value-type="float" office:value="0.201" calcext:value-type="float">
            <text:p>0.201</text:p>
          </table:table-cell>
          <table:table-cell office:value-type="float" office:value="-0.531" calcext:value-type="float">
            <text:p>-0.531</text:p>
          </table:table-cell>
          <table:table-cell office:value-type="float" office:value="0.577" calcext:value-type="float">
            <text:p>0.577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7.568" calcext:value-type="float">
            <text:p>27.568</text:p>
          </table:table-cell>
          <table:table-cell office:value-type="float" office:value="0.201" calcext:value-type="float">
            <text:p>0.201</text:p>
          </table:table-cell>
          <table:table-cell office:value-type="float" office:value="-0.51" calcext:value-type="float">
            <text:p>-0.51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7.552" calcext:value-type="float">
            <text:p>27.552</text:p>
          </table:table-cell>
          <table:table-cell office:value-type="float" office:value="-0.268" calcext:value-type="float">
            <text:p>-0.268</text:p>
          </table:table-cell>
          <table:table-cell office:value-type="float" office:value="-0.504" calcext:value-type="float">
            <text:p>-0.504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7.549" calcext:value-type="float">
            <text:p>27.549</text:p>
          </table:table-cell>
          <table:table-cell office:value-type="float" office:value="-0.045" calcext:value-type="float">
            <text:p>-0.045</text:p>
          </table:table-cell>
          <table:table-cell office:value-type="float" office:value="-0.491" calcext:value-type="float">
            <text:p>-0.491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7.634" calcext:value-type="float">
            <text:p>27.634</text:p>
          </table:table-cell>
          <table:table-cell office:value-type="float" office:value="1.41" calcext:value-type="float">
            <text:p>1.41</text:p>
          </table:table-cell>
          <table:table-cell office:value-type="float" office:value="-0.441" calcext:value-type="float">
            <text:p>-0.441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8.004" calcext:value-type="float">
            <text:p>28.004</text:p>
          </table:table-cell>
          <table:table-cell office:value-type="float" office:value="6.174" calcext:value-type="float">
            <text:p>6.174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7.568" calcext:value-type="float">
            <text:p>27.568</text:p>
          </table:table-cell>
          <table:table-cell office:value-type="float" office:value="-7.272" calcext:value-type="float">
            <text:p>-7.272</text:p>
          </table:table-cell>
          <table:table-cell office:value-type="float" office:value="-0.447" calcext:value-type="float">
            <text:p>-0.447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7.66" calcext:value-type="float">
            <text:p>27.66</text:p>
          </table:table-cell>
          <table:table-cell office:value-type="float" office:value="1.539" calcext:value-type="float">
            <text:p>1.539</text:p>
          </table:table-cell>
          <table:table-cell office:value-type="float" office:value="-0.398" calcext:value-type="float">
            <text:p>-0.39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7.743" calcext:value-type="float">
            <text:p>27.743</text:p>
          </table:table-cell>
          <table:table-cell office:value-type="float" office:value="1.379" calcext:value-type="float">
            <text:p>1.379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7.496" calcext:value-type="float">
            <text:p>27.496</text:p>
          </table:table-cell>
          <table:table-cell office:value-type="float" office:value="-4.122" calcext:value-type="float">
            <text:p>-4.122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7.457" calcext:value-type="float">
            <text:p>27.457</text:p>
          </table:table-cell>
          <table:table-cell office:value-type="float" office:value="-0.642" calcext:value-type="float">
            <text:p>-0.642</text:p>
          </table:table-cell>
          <table:table-cell office:value-type="float" office:value="-0.448" calcext:value-type="float">
            <text:p>-0.44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7.474" calcext:value-type="float">
            <text:p>27.474</text:p>
          </table:table-cell>
          <table:table-cell office:value-type="float" office:value="0.286" calcext:value-type="float">
            <text:p>0.28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7.541" calcext:value-type="float">
            <text:p>27.541</text:p>
          </table:table-cell>
          <table:table-cell office:value-type="float" office:value="1.106" calcext:value-type="float">
            <text:p>1.106</text:p>
          </table:table-cell>
          <table:table-cell office:value-type="float" office:value="-0.398" calcext:value-type="float">
            <text:p>-0.398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7.486" calcext:value-type="float">
            <text:p>27.486</text:p>
          </table:table-cell>
          <table:table-cell office:value-type="float" office:value="-0.91" calcext:value-type="float">
            <text:p>-0.91</text:p>
          </table:table-cell>
          <table:table-cell office:value-type="float" office:value="-0.409" calcext:value-type="float">
            <text:p>-0.409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7.534" calcext:value-type="float">
            <text:p>27.534</text:p>
          </table:table-cell>
          <table:table-cell office:value-type="float" office:value="0.803" calcext:value-type="float">
            <text:p>0.803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7.648" calcext:value-type="float">
            <text:p>27.648</text:p>
          </table:table-cell>
          <table:table-cell office:value-type="float" office:value="1.9" calcext:value-type="float">
            <text:p>1.9</text:p>
          </table:table-cell>
          <table:table-cell office:value-type="float" office:value="-0.337" calcext:value-type="float">
            <text:p>-0.337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7.492" calcext:value-type="float">
            <text:p>27.492</text:p>
          </table:table-cell>
          <table:table-cell office:value-type="float" office:value="-2.61" calcext:value-type="float">
            <text:p>-2.61</text:p>
          </table:table-cell>
          <table:table-cell office:value-type="float" office:value="-0.383" calcext:value-type="float">
            <text:p>-0.383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27.516" calcext:value-type="float">
            <text:p>27.516</text:p>
          </table:table-cell>
          <table:table-cell office:value-type="float" office:value="0.402" calcext:value-type="float">
            <text:p>0.402</text:p>
          </table:table-cell>
          <table:table-cell office:value-type="float" office:value="-0.367" calcext:value-type="float">
            <text:p>-0.367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7.668" calcext:value-type="float">
            <text:p>27.668</text:p>
          </table:table-cell>
          <table:table-cell office:value-type="float" office:value="2.543" calcext:value-type="float">
            <text:p>2.543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7.528" calcext:value-type="float">
            <text:p>27.528</text:p>
          </table:table-cell>
          <table:table-cell office:value-type="float" office:value="-2.342" calcext:value-type="float">
            <text:p>-2.342</text:p>
          </table:table-cell>
          <table:table-cell office:value-type="float" office:value="-0.35" calcext:value-type="float">
            <text:p>-0.35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27.592" calcext:value-type="float">
            <text:p>27.592</text:p>
          </table:table-cell>
          <table:table-cell office:value-type="float" office:value="1.071" calcext:value-type="float">
            <text:p>1.071</text:p>
          </table:table-cell>
          <table:table-cell office:value-type="float" office:value="-0.323" calcext:value-type="float">
            <text:p>-0.323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7.441" calcext:value-type="float">
            <text:p>27.441</text:p>
          </table:table-cell>
          <table:table-cell office:value-type="float" office:value="-2.516" calcext:value-type="float">
            <text:p>-2.516</text:p>
          </table:table-cell>
          <table:table-cell office:value-type="float" office:value="-0.363" calcext:value-type="float">
            <text:p>-0.363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7.692" calcext:value-type="float">
            <text:p>27.692</text:p>
          </table:table-cell>
          <table:table-cell office:value-type="float" office:value="4.176" calcext:value-type="float">
            <text:p>4.176</text:p>
          </table:table-cell>
          <table:table-cell office:value-type="float" office:value="-0.282" calcext:value-type="float">
            <text:p>-0.28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7.563" calcext:value-type="float">
            <text:p>27.563</text:p>
          </table:table-cell>
          <table:table-cell office:value-type="float" office:value="-2.15" calcext:value-type="float">
            <text:p>-2.15</text:p>
          </table:table-cell>
          <table:table-cell office:value-type="float" office:value="-0.315" calcext:value-type="float">
            <text:p>-0.315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27.64" calcext:value-type="float">
            <text:p>27.64</text:p>
          </table:table-cell>
          <table:table-cell office:value-type="float" office:value="1.294" calcext:value-type="float">
            <text:p>1.294</text:p>
          </table:table-cell>
          <table:table-cell office:value-type="float" office:value="-0.287" calcext:value-type="float">
            <text:p>-0.287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7.566" calcext:value-type="float">
            <text:p>27.566</text:p>
          </table:table-cell>
          <table:table-cell office:value-type="float" office:value="-1.231" calcext:value-type="float">
            <text:p>-1.231</text:p>
          </table:table-cell>
          <table:table-cell office:value-type="float" office:value="-0.303" calcext:value-type="float">
            <text:p>-0.303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7.525" calcext:value-type="float">
            <text:p>27.525</text:p>
          </table:table-cell>
          <table:table-cell office:value-type="float" office:value="-0.696" calcext:value-type="float">
            <text:p>-0.696</text:p>
          </table:table-cell>
          <table:table-cell office:value-type="float" office:value="-0.31" calcext:value-type="float">
            <text:p>-0.31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7.505" calcext:value-type="float">
            <text:p>27.505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31" calcext:value-type="float">
            <text:p>-0.31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7.614" calcext:value-type="float">
            <text:p>27.614</text:p>
          </table:table-cell>
          <table:table-cell office:value-type="float" office:value="1.802" calcext:value-type="float">
            <text:p>1.802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616" calcext:value-type="float">
            <text:p>0.61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7.525" calcext:value-type="float">
            <text:p>27.525</text:p>
          </table:table-cell>
          <table:table-cell office:value-type="float" office:value="-1.481" calcext:value-type="float">
            <text:p>-1.481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7.637" calcext:value-type="float">
            <text:p>27.637</text:p>
          </table:table-cell>
          <table:table-cell office:value-type="float" office:value="1.874" calcext:value-type="float">
            <text:p>1.874</text:p>
          </table:table-cell>
          <table:table-cell office:value-type="float" office:value="-0.261" calcext:value-type="float">
            <text:p>-0.261</text:p>
          </table:table-cell>
          <table:table-cell office:value-type="float" office:value="0.618" calcext:value-type="float">
            <text:p>0.618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27.709" calcext:value-type="float">
            <text:p>27.709</text:p>
          </table:table-cell>
          <table:table-cell office:value-type="float" office:value="1.191" calcext:value-type="float">
            <text:p>1.191</text:p>
          </table:table-cell>
          <table:table-cell office:value-type="float" office:value="-0.239" calcext:value-type="float">
            <text:p>-0.239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7.772" calcext:value-type="float">
            <text:p>27.772</text:p>
          </table:table-cell>
          <table:table-cell office:value-type="float" office:value="1.057" calcext:value-type="float">
            <text:p>1.057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27.688" calcext:value-type="float">
            <text:p>27.688</text:p>
          </table:table-cell>
          <table:table-cell office:value-type="float" office:value="-1.392" calcext:value-type="float">
            <text:p>-1.392</text:p>
          </table:table-cell>
          <table:table-cell office:value-type="float" office:value="-0.237" calcext:value-type="float">
            <text:p>-0.237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7.651" calcext:value-type="float">
            <text:p>27.651</text:p>
          </table:table-cell>
          <table:table-cell office:value-type="float" office:value="-0.625" calcext:value-type="float">
            <text:p>-0.625</text:p>
          </table:table-cell>
          <table:table-cell office:value-type="float" office:value="-0.242" calcext:value-type="float">
            <text:p>-0.242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27.705" calcext:value-type="float">
            <text:p>27.705</text:p>
          </table:table-cell>
          <table:table-cell office:value-type="float" office:value="0.892" calcext:value-type="float">
            <text:p>0.892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7.66" calcext:value-type="float">
            <text:p>27.66</text:p>
          </table:table-cell>
          <table:table-cell office:value-type="float" office:value="-0.736" calcext:value-type="float">
            <text:p>-0.736</text:p>
          </table:table-cell>
          <table:table-cell office:value-type="float" office:value="-0.233" calcext:value-type="float">
            <text:p>-0.2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7.672" calcext:value-type="float">
            <text:p>27.672</text:p>
          </table:table-cell>
          <table:table-cell office:value-type="float" office:value="0.201" calcext:value-type="float">
            <text:p>0.201</text:p>
          </table:table-cell>
          <table:table-cell office:value-type="float" office:value="-0.227" calcext:value-type="float">
            <text:p>-0.227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7.68" calcext:value-type="float">
            <text:p>27.68</text:p>
          </table:table-cell>
          <table:table-cell office:value-type="float" office:value="0.134" calcext:value-type="float">
            <text:p>0.134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27.998" calcext:value-type="float">
            <text:p>27.998</text:p>
          </table:table-cell>
          <table:table-cell office:value-type="float" office:value="5.287" calcext:value-type="float">
            <text:p>5.287</text:p>
          </table:table-cell>
          <table:table-cell office:value-type="float" office:value="-0.147" calcext:value-type="float">
            <text:p>-0.14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7.66" calcext:value-type="float">
            <text:p>27.66</text:p>
          </table:table-cell>
          <table:table-cell office:value-type="float" office:value="-5.635" calcext:value-type="float">
            <text:p>-5.635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27.656" calcext:value-type="float">
            <text:p>27.656</text:p>
          </table:table-cell>
          <table:table-cell office:value-type="float" office:value="-0.054" calcext:value-type="float">
            <text:p>-0.054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27.63" calcext:value-type="float">
            <text:p>27.63</text:p>
          </table:table-cell>
          <table:table-cell office:value-type="float" office:value="-0.446" calcext:value-type="float">
            <text:p>-0.446</text:p>
          </table:table-cell>
          <table:table-cell office:value-type="float" office:value="-0.222" calcext:value-type="float">
            <text:p>-0.22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27.701" calcext:value-type="float">
            <text:p>27.701</text:p>
          </table:table-cell>
          <table:table-cell office:value-type="float" office:value="1.182" calcext:value-type="float">
            <text:p>1.182</text:p>
          </table:table-cell>
          <table:table-cell office:value-type="float" office:value="-0.203" calcext:value-type="float">
            <text:p>-0.203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8.264" calcext:value-type="float">
            <text:p>28.264</text:p>
          </table:table-cell>
          <table:table-cell office:value-type="float" office:value="9.391" calcext:value-type="float">
            <text:p>9.391</text:p>
          </table:table-cell>
          <table:table-cell office:value-type="float" office:value="-0.08" calcext:value-type="float">
            <text:p>-0.08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27.779" calcext:value-type="float">
            <text:p>27.779</text:p>
          </table:table-cell>
          <table:table-cell office:value-type="float" office:value="-8.075" calcext:value-type="float">
            <text:p>-8.075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7.544" calcext:value-type="float">
            <text:p>27.544</text:p>
          </table:table-cell>
          <table:table-cell office:value-type="float" office:value="-3.926" calcext:value-type="float">
            <text:p>-3.926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7.688" calcext:value-type="float">
            <text:p>27.688</text:p>
          </table:table-cell>
          <table:table-cell office:value-type="float" office:value="2.409" calcext:value-type="float">
            <text:p>2.409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27.663" calcext:value-type="float">
            <text:p>27.663</text:p>
          </table:table-cell>
          <table:table-cell office:value-type="float" office:value="-0.428" calcext:value-type="float">
            <text:p>-0.428</text:p>
          </table:table-cell>
          <table:table-cell office:value-type="float" office:value="-0.199" calcext:value-type="float">
            <text:p>-0.199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7.666" calcext:value-type="float">
            <text:p>27.666</text:p>
          </table:table-cell>
          <table:table-cell office:value-type="float" office:value="0.054" calcext:value-type="float">
            <text:p>0.054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27.666" calcext:value-type="float">
            <text:p>27.666</text:p>
          </table:table-cell>
          <table:table-cell office:value-type="float" office:value="0" calcext:value-type="float">
            <text:p>0</text:p>
          </table:table-cell>
          <table:table-cell office:value-type="float" office:value="-0.193" calcext:value-type="float">
            <text:p>-0.19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27.628" calcext:value-type="float">
            <text:p>27.628</text:p>
          </table:table-cell>
          <table:table-cell office:value-type="float" office:value="-0.629" calcext:value-type="float">
            <text:p>-0.629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7.785" calcext:value-type="float">
            <text:p>27.785</text:p>
          </table:table-cell>
          <table:table-cell office:value-type="float" office:value="2.61" calcext:value-type="float">
            <text:p>2.61</text:p>
          </table:table-cell>
          <table:table-cell office:value-type="float" office:value="-0.166" calcext:value-type="float">
            <text:p>-0.166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27.705" calcext:value-type="float">
            <text:p>27.705</text:p>
          </table:table-cell>
          <table:table-cell office:value-type="float" office:value="-1.338" calcext:value-type="float">
            <text:p>-1.338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27.656" calcext:value-type="float">
            <text:p>27.656</text:p>
          </table:table-cell>
          <table:table-cell office:value-type="float" office:value="-0.803" calcext:value-type="float">
            <text:p>-0.803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27.684" calcext:value-type="float">
            <text:p>27.684</text:p>
          </table:table-cell>
          <table:table-cell office:value-type="float" office:value="0.468" calcext:value-type="float">
            <text:p>0.468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27.782" calcext:value-type="float">
            <text:p>27.782</text:p>
          </table:table-cell>
          <table:table-cell office:value-type="float" office:value="1.619" calcext:value-type="float">
            <text:p>1.619</text:p>
          </table:table-cell>
          <table:table-cell office:value-type="float" office:value="-0.159" calcext:value-type="float">
            <text:p>-0.159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7.82" calcext:value-type="float">
            <text:p>27.82</text:p>
          </table:table-cell>
          <table:table-cell office:value-type="float" office:value="0.642" calcext:value-type="float">
            <text:p>0.642</text:p>
          </table:table-cell>
          <table:table-cell office:value-type="float" office:value="-0.15" calcext:value-type="float">
            <text:p>-0.15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27.79" calcext:value-type="float">
            <text:p>27.79</text:p>
          </table:table-cell>
          <table:table-cell office:value-type="float" office:value="-0.5" calcext:value-type="float">
            <text:p>-0.5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27.841" calcext:value-type="float">
            <text:p>27.841</text:p>
          </table:table-cell>
          <table:table-cell office:value-type="float" office:value="0.848" calcext:value-type="float">
            <text:p>0.848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7.769" calcext:value-type="float">
            <text:p>27.769</text:p>
          </table:table-cell>
          <table:table-cell office:value-type="float" office:value="-1.205" calcext:value-type="float">
            <text:p>-1.205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27.829" calcext:value-type="float">
            <text:p>27.829</text:p>
          </table:table-cell>
          <table:table-cell office:value-type="float" office:value="1.004" calcext:value-type="float">
            <text:p>1.004</text:p>
          </table:table-cell>
          <table:table-cell office:value-type="float" office:value="-0.142" calcext:value-type="float">
            <text:p>-0.142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7.779" calcext:value-type="float">
            <text:p>27.779</text:p>
          </table:table-cell>
          <table:table-cell office:value-type="float" office:value="-0.825" calcext:value-type="float">
            <text:p>-0.825</text:p>
          </table:table-cell>
          <table:table-cell office:value-type="float" office:value="-0.149" calcext:value-type="float">
            <text:p>-0.149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7.833" calcext:value-type="float">
            <text:p>27.833</text:p>
          </table:table-cell>
          <table:table-cell office:value-type="float" office:value="0.892" calcext:value-type="float">
            <text:p>0.892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27.958" calcext:value-type="float">
            <text:p>27.958</text:p>
          </table:table-cell>
          <table:table-cell office:value-type="float" office:value="2.075" calcext:value-type="float">
            <text:p>2.075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7.894" calcext:value-type="float">
            <text:p>27.894</text:p>
          </table:table-cell>
          <table:table-cell office:value-type="float" office:value="-1.057" calcext:value-type="float">
            <text:p>-1.057</text:p>
          </table:table-cell>
          <table:table-cell office:value-type="float" office:value="-0.126" calcext:value-type="float">
            <text:p>-0.126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27.949" calcext:value-type="float">
            <text:p>27.949</text:p>
          </table:table-cell>
          <table:table-cell office:value-type="float" office:value="0.91" calcext:value-type="float">
            <text:p>0.91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27.821" calcext:value-type="float">
            <text:p>27.821</text:p>
          </table:table-cell>
          <table:table-cell office:value-type="float" office:value="-2.128" calcext:value-type="float">
            <text:p>-2.128</text:p>
          </table:table-cell>
          <table:table-cell office:value-type="float" office:value="-0.135" calcext:value-type="float">
            <text:p>-0.135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27.897" calcext:value-type="float">
            <text:p>27.897</text:p>
          </table:table-cell>
          <table:table-cell office:value-type="float" office:value="1.271" calcext:value-type="float">
            <text:p>1.271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27.974" calcext:value-type="float">
            <text:p>27.974</text:p>
          </table:table-cell>
          <table:table-cell office:value-type="float" office:value="1.285" calcext:value-type="float">
            <text:p>1.285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27.996" calcext:value-type="float">
            <text:p>27.996</text:p>
          </table:table-cell>
          <table:table-cell office:value-type="float" office:value="0.366" calcext:value-type="float">
            <text:p>0.366</text:p>
          </table:table-cell>
          <table:table-cell office:value-type="float" office:value="-0.103" calcext:value-type="float">
            <text:p>-0.103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28.13" calcext:value-type="float">
            <text:p>28.13</text:p>
          </table:table-cell>
          <table:table-cell office:value-type="float" office:value="2.231" calcext:value-type="float">
            <text:p>2.231</text:p>
          </table:table-cell>
          <table:table-cell office:value-type="float" office:value="-0.081" calcext:value-type="float">
            <text:p>-0.081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8.082" calcext:value-type="float">
            <text:p>28.082</text:p>
          </table:table-cell>
          <table:table-cell office:value-type="float" office:value="-0.803" calcext:value-type="float">
            <text:p>-0.803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28.106" calcext:value-type="float">
            <text:p>28.106</text:p>
          </table:table-cell>
          <table:table-cell office:value-type="float" office:value="0.401" calcext:value-type="float">
            <text:p>0.401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28.287" calcext:value-type="float">
            <text:p>28.287</text:p>
          </table:table-cell>
          <table:table-cell office:value-type="float" office:value="3.011" calcext:value-type="float">
            <text:p>3.011</text:p>
          </table:table-cell>
          <table:table-cell office:value-type="float" office:value="-0.055" calcext:value-type="float">
            <text:p>-0.055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8.457" calcext:value-type="float">
            <text:p>28.457</text:p>
          </table:table-cell>
          <table:table-cell office:value-type="float" office:value="2.833" calcext:value-type="float">
            <text:p>2.83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float" office:value="28.376" calcext:value-type="float">
            <text:p>28.376</text:p>
          </table:table-cell>
          <table:table-cell office:value-type="float" office:value="-1.338" calcext:value-type="float">
            <text:p>-1.338</text:p>
          </table:table-cell>
          <table:table-cell office:value-type="float" office:value="-0.04" calcext:value-type="float">
            <text:p>-0.04</text:p>
          </table:table-cell>
          <table:table-cell office:value-type="float" office:value="0.651" calcext:value-type="float">
            <text:p>0.65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28.467" calcext:value-type="float">
            <text:p>28.467</text:p>
          </table:table-cell>
          <table:table-cell office:value-type="float" office:value="1.517" calcext:value-type="float">
            <text:p>1.517</text:p>
          </table:table-cell>
          <table:table-cell office:value-type="float" office:value="-0.026" calcext:value-type="float">
            <text:p>-0.026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28.424" calcext:value-type="float">
            <text:p>28.424</text:p>
          </table:table-cell>
          <table:table-cell office:value-type="float" office:value="-0.723" calcext:value-type="float">
            <text:p>-0.723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28.423" calcext:value-type="float">
            <text:p>28.423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28.722" calcext:value-type="float">
            <text:p>28.722</text:p>
          </table:table-cell>
          <table:table-cell office:value-type="float" office:value="4.974" calcext:value-type="float">
            <text:p>4.974</text:p>
          </table:table-cell>
          <table:table-cell office:value-type="float" office:value="0.012" calcext:value-type="float">
            <text:p>0.012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28.753" calcext:value-type="float">
            <text:p>28.753</text:p>
          </table:table-cell>
          <table:table-cell office:value-type="float" office:value="0.513" calcext:value-type="float">
            <text:p>0.5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8.781" calcext:value-type="float">
            <text:p>28.781</text:p>
          </table:table-cell>
          <table:table-cell office:value-type="float" office:value="0.468" calcext:value-type="float">
            <text:p>0.468</text:p>
          </table:table-cell>
          <table:table-cell office:value-type="float" office:value="0.02" calcext:value-type="float">
            <text:p>0.02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28.755" calcext:value-type="float">
            <text:p>28.755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016" calcext:value-type="float">
            <text:p>0.016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28.735" calcext:value-type="float">
            <text:p>28.735</text:p>
          </table:table-cell>
          <table:table-cell office:value-type="float" office:value="-0.33" calcext:value-type="float">
            <text:p>-0.33</text:p>
          </table:table-cell>
          <table:table-cell office:value-type="float" office:value="0.013" calcext:value-type="float">
            <text:p>0.013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8.794" calcext:value-type="float">
            <text:p>28.794</text:p>
          </table:table-cell>
          <table:table-cell office:value-type="float" office:value="0.981" calcext:value-type="float">
            <text:p>0.981</text:p>
          </table:table-cell>
          <table:table-cell office:value-type="float" office:value="0.022" calcext:value-type="float">
            <text:p>0.022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28.794" calcext:value-type="float">
            <text:p>28.794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8.758" calcext:value-type="float">
            <text:p>28.758</text:p>
          </table:table-cell>
          <table:table-cell office:value-type="float" office:value="-0.598" calcext:value-type="float">
            <text:p>-0.598</text:p>
          </table:table-cell>
          <table:table-cell office:value-type="float" office:value="0.016" calcext:value-type="float">
            <text:p>0.016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28.871" calcext:value-type="float">
            <text:p>28.871</text:p>
          </table:table-cell>
          <table:table-cell office:value-type="float" office:value="1.874" calcext:value-type="float">
            <text:p>1.874</text:p>
          </table:table-cell>
          <table:table-cell office:value-type="float" office:value="0.031" calcext:value-type="float">
            <text:p>0.031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28.883" calcext:value-type="float">
            <text:p>28.8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3" calcext:value-type="float">
            <text:p>0.033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28.867" calcext:value-type="float">
            <text:p>28.867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31" calcext:value-type="float">
            <text:p>0.031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8.897" calcext:value-type="float">
            <text:p>28.897</text:p>
          </table:table-cell>
          <table:table-cell office:value-type="float" office:value="0.495" calcext:value-type="float">
            <text:p>0.495</text:p>
          </table:table-cell>
          <table:table-cell office:value-type="float" office:value="0.034" calcext:value-type="float">
            <text:p>0.034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office:value-type="float" office:value="28.977" calcext:value-type="float">
            <text:p>28.977</text:p>
          </table:table-cell>
          <table:table-cell office:value-type="float" office:value="1.338" calcext:value-type="float">
            <text:p>1.338</text:p>
          </table:table-cell>
          <table:table-cell office:value-type="float" office:value="0.045" calcext:value-type="float">
            <text:p>0.04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8.989" calcext:value-type="float">
            <text:p>28.9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046" calcext:value-type="float">
            <text:p>0.046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float" office:value="29.402" calcext:value-type="float">
            <text:p>29.402</text:p>
          </table:table-cell>
          <table:table-cell office:value-type="float" office:value="6.87" calcext:value-type="float">
            <text:p>6.87</text:p>
          </table:table-cell>
          <table:table-cell office:value-type="float" office:value="0.099" calcext:value-type="float">
            <text:p>0.099</text:p>
          </table:table-cell>
          <table:table-cell office:value-type="float" office:value="0.659" calcext:value-type="float">
            <text:p>0.65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29.187" calcext:value-type="float">
            <text:p>29.187</text:p>
          </table:table-cell>
          <table:table-cell office:value-type="float" office:value="-3.569" calcext:value-type="float">
            <text:p>-3.569</text:p>
          </table:table-cell>
          <table:table-cell office:value-type="float" office:value="0.071" calcext:value-type="float">
            <text:p>0.071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9.608" calcext:value-type="float">
            <text:p>29.608</text:p>
          </table:table-cell>
          <table:table-cell office:value-type="float" office:value="7.004" calcext:value-type="float">
            <text:p>7.004</text:p>
          </table:table-cell>
          <table:table-cell office:value-type="float" office:value="0.124" calcext:value-type="float">
            <text:p>0.124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29.089" calcext:value-type="float">
            <text:p>29.089</text:p>
          </table:table-cell>
          <table:table-cell office:value-type="float" office:value="-8.646" calcext:value-type="float">
            <text:p>-8.646</text:p>
          </table:table-cell>
          <table:table-cell office:value-type="float" office:value="0.057" calcext:value-type="float">
            <text:p>0.057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29.176" calcext:value-type="float">
            <text:p>29.176</text:p>
          </table:table-cell>
          <table:table-cell office:value-type="float" office:value="1.445" calcext:value-type="float">
            <text:p>1.445</text:p>
          </table:table-cell>
          <table:table-cell office:value-type="float" office:value="0.068" calcext:value-type="float">
            <text:p>0.068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29.269" calcext:value-type="float">
            <text:p>29.269</text:p>
          </table:table-cell>
          <table:table-cell office:value-type="float" office:value="1.553" calcext:value-type="float">
            <text:p>1.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9.474" calcext:value-type="float">
            <text:p>29.474</text:p>
          </table:table-cell>
          <table:table-cell office:value-type="float" office:value="3.426" calcext:value-type="float">
            <text:p>3.426</text:p>
          </table:table-cell>
          <table:table-cell office:value-type="float" office:value="0.104" calcext:value-type="float">
            <text:p>0.104</text:p>
          </table:table-cell>
          <table:table-cell office:value-type="float" office:value="0.657" calcext:value-type="float">
            <text:p>0.657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29.532" calcext:value-type="float">
            <text:p>29.532</text:p>
          </table:table-cell>
          <table:table-cell office:value-type="float" office:value="0.964" calcext:value-type="float">
            <text:p>0.964</text:p>
          </table:table-cell>
          <table:table-cell office:value-type="float" office:value="0.11" calcext:value-type="float">
            <text:p>0.1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29.479" calcext:value-type="float">
            <text:p>29.479</text:p>
          </table:table-cell>
          <table:table-cell office:value-type="float" office:value="-0.883" calcext:value-type="float">
            <text:p>-0.883</text:p>
          </table:table-cell>
          <table:table-cell office:value-type="float" office:value="0.103" calcext:value-type="float">
            <text:p>0.103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29.515" calcext:value-type="float">
            <text:p>29.515</text:p>
          </table:table-cell>
          <table:table-cell office:value-type="float" office:value="0.602" calcext:value-type="float">
            <text:p>0.602</text:p>
          </table:table-cell>
          <table:table-cell office:value-type="float" office:value="0.106" calcext:value-type="float">
            <text:p>0.106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29.535" calcext:value-type="float">
            <text:p>29.535</text:p>
          </table:table-cell>
          <table:table-cell office:value-type="float" office:value="0.335" calcext:value-type="float">
            <text:p>0.335</text:p>
          </table:table-cell>
          <table:table-cell office:value-type="float" office:value="0.108" calcext:value-type="float">
            <text:p>0.108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9.654" calcext:value-type="float">
            <text:p>29.654</text:p>
          </table:table-cell>
          <table:table-cell office:value-type="float" office:value="1.981" calcext:value-type="float">
            <text:p>1.981</text:p>
          </table:table-cell>
          <table:table-cell office:value-type="float" office:value="0.122" calcext:value-type="float">
            <text:p>0.122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29.712" calcext:value-type="float">
            <text:p>29.712</text:p>
          </table:table-cell>
          <table:table-cell office:value-type="float" office:value="0.964" calcext:value-type="float">
            <text:p>0.964</text:p>
          </table:table-cell>
          <table:table-cell office:value-type="float" office:value="0.128" calcext:value-type="float">
            <text:p>0.12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office:value-type="float" office:value="29.899" calcext:value-type="float">
            <text:p>29.899</text:p>
          </table:table-cell>
          <table:table-cell office:value-type="float" office:value="3.123" calcext:value-type="float">
            <text:p>3.123</text:p>
          </table:table-cell>
          <table:table-cell office:value-type="float" office:value="0.149" calcext:value-type="float">
            <text:p>0.149</text:p>
          </table:table-cell>
          <table:table-cell office:value-type="float" office:value="0.649" calcext:value-type="float">
            <text:p>0.649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29.916" calcext:value-type="float">
            <text:p>29.916</text:p>
          </table:table-cell>
          <table:table-cell office:value-type="float" office:value="0.268" calcext:value-type="float">
            <text:p>0.268</text:p>
          </table:table-cell>
          <table:table-cell office:value-type="float" office:value="0.15" calcext:value-type="float">
            <text:p>0.15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9.817" calcext:value-type="float">
            <text:p>29.817</text:p>
          </table:table-cell>
          <table:table-cell office:value-type="float" office:value="-1.651" calcext:value-type="float">
            <text:p>-1.6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29.937" calcext:value-type="float">
            <text:p>29.937</text:p>
          </table:table-cell>
          <table:table-cell office:value-type="float" office:value="2.008" calcext:value-type="float">
            <text:p>2.008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29.897" calcext:value-type="float">
            <text:p>29.897</text:p>
          </table:table-cell>
          <table:table-cell office:value-type="float" office:value="-0.669" calcext:value-type="float">
            <text:p>-0.669</text:p>
          </table:table-cell>
          <table:table-cell office:value-type="float" office:value="0.144" calcext:value-type="float">
            <text:p>0.144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29.881" calcext:value-type="float">
            <text:p>29.881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142" calcext:value-type="float">
            <text:p>0.14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30.143" calcext:value-type="float">
            <text:p>30.143</text:p>
          </table:table-cell>
          <table:table-cell office:value-type="float" office:value="4.372" calcext:value-type="float">
            <text:p>4.372</text:p>
          </table:table-cell>
          <table:table-cell office:value-type="float" office:value="0.17" calcext:value-type="float">
            <text:p>0.17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30.156" calcext:value-type="float">
            <text:p>30.156</text:p>
          </table:table-cell>
          <table:table-cell office:value-type="float" office:value="0.223" calcext:value-type="float">
            <text:p>0.223</text:p>
          </table:table-cell>
          <table:table-cell office:value-type="float" office:value="0.171" calcext:value-type="float">
            <text:p>0.171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30.213" calcext:value-type="float">
            <text:p>30.213</text:p>
          </table:table-cell>
          <table:table-cell office:value-type="float" office:value="0.937" calcext:value-type="float">
            <text:p>0.937</text:p>
          </table:table-cell>
          <table:table-cell office:value-type="float" office:value="0.176" calcext:value-type="float">
            <text:p>0.17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30.274" calcext:value-type="float">
            <text:p>30.274</text:p>
          </table:table-cell>
          <table:table-cell office:value-type="float" office:value="1.026" calcext:value-type="float">
            <text:p>1.026</text:p>
          </table:table-cell>
          <table:table-cell office:value-type="float" office:value="0.182" calcext:value-type="float">
            <text:p>0.182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30.33" calcext:value-type="float">
            <text:p>30.33</text:p>
          </table:table-cell>
          <table:table-cell office:value-type="float" office:value="0.937" calcext:value-type="float">
            <text:p>0.937</text:p>
          </table:table-cell>
          <table:table-cell office:value-type="float" office:value="0.187" calcext:value-type="float">
            <text:p>0.187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30.583" calcext:value-type="float">
            <text:p>30.583</text:p>
          </table:table-cell>
          <table:table-cell office:value-type="float" office:value="4.202" calcext:value-type="float">
            <text:p>4.202</text:p>
          </table:table-cell>
          <table:table-cell office:value-type="float" office:value="0.213" calcext:value-type="float">
            <text:p>0.21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30.575" calcext:value-type="float">
            <text:p>30.575</text:p>
          </table:table-cell>
          <table:table-cell office:value-type="float" office:value="-0.12" calcext:value-type="float">
            <text:p>-0.12</text:p>
          </table:table-cell>
          <table:table-cell office:value-type="float" office:value="0.211" calcext:value-type="float">
            <text:p>0.21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30.759" calcext:value-type="float">
            <text:p>30.759</text:p>
          </table:table-cell>
          <table:table-cell office:value-type="float" office:value="3.065" calcext:value-type="float">
            <text:p>3.065</text:p>
          </table:table-cell>
          <table:table-cell office:value-type="float" office:value="0.229" calcext:value-type="float">
            <text:p>0.229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31.251" calcext:value-type="float">
            <text:p>31.251</text:p>
          </table:table-cell>
          <table:table-cell office:value-type="float" office:value="8.191" calcext:value-type="float">
            <text:p>8.191</text:p>
          </table:table-cell>
          <table:table-cell office:value-type="float" office:value="0.281" calcext:value-type="float">
            <text:p>0.28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30.862" calcext:value-type="float">
            <text:p>30.862</text:p>
          </table:table-cell>
          <table:table-cell office:value-type="float" office:value="-6.478" calcext:value-type="float">
            <text:p>-6.478</text:p>
          </table:table-cell>
          <table:table-cell office:value-type="float" office:value="0.237" calcext:value-type="float">
            <text:p>0.237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1.071" calcext:value-type="float">
            <text:p>31.071</text:p>
          </table:table-cell>
          <table:table-cell office:value-type="float" office:value="3.48" calcext:value-type="float">
            <text:p>3.48</text:p>
          </table:table-cell>
          <table:table-cell office:value-type="float" office:value="0.258" calcext:value-type="float">
            <text:p>0.258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31.106" calcext:value-type="float">
            <text:p>31.106</text:p>
          </table:table-cell>
          <table:table-cell office:value-type="float" office:value="0.589" calcext:value-type="float">
            <text:p>0.589</text:p>
          </table:table-cell>
          <table:table-cell office:value-type="float" office:value="0.26" calcext:value-type="float">
            <text:p>0.26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1.341" calcext:value-type="float">
            <text:p>31.341</text:p>
          </table:table-cell>
          <table:table-cell office:value-type="float" office:value="3.908" calcext:value-type="float">
            <text:p>3.908</text:p>
          </table:table-cell>
          <table:table-cell office:value-type="float" office:value="0.283" calcext:value-type="float">
            <text:p>0.283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31.305" calcext:value-type="float">
            <text:p>31.305</text:p>
          </table:table-cell>
          <table:table-cell office:value-type="float" office:value="-0.589" calcext:value-type="float">
            <text:p>-0.589</text:p>
          </table:table-cell>
          <table:table-cell office:value-type="float" office:value="0.278" calcext:value-type="float">
            <text:p>0.278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31.35" calcext:value-type="float">
            <text:p>31.35</text:p>
          </table:table-cell>
          <table:table-cell office:value-type="float" office:value="0.75" calcext:value-type="float">
            <text:p>0.75</text:p>
          </table:table-cell>
          <table:table-cell office:value-type="float" office:value="0.281" calcext:value-type="float">
            <text:p>0.281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31.407" calcext:value-type="float">
            <text:p>31.407</text:p>
          </table:table-cell>
          <table:table-cell office:value-type="float" office:value="0.937" calcext:value-type="float">
            <text:p>0.937</text:p>
          </table:table-cell>
          <table:table-cell office:value-type="float" office:value="0.285" calcext:value-type="float">
            <text:p>0.28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31.537" calcext:value-type="float">
            <text:p>31.537</text:p>
          </table:table-cell>
          <table:table-cell office:value-type="float" office:value="2.168" calcext:value-type="float">
            <text:p>2.168</text:p>
          </table:table-cell>
          <table:table-cell office:value-type="float" office:value="0.296" calcext:value-type="float">
            <text:p>0.296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31.506" calcext:value-type="float">
            <text:p>31.506</text:p>
          </table:table-cell>
          <table:table-cell office:value-type="float" office:value="-0.517" calcext:value-type="float">
            <text:p>-0.517</text:p>
          </table:table-cell>
          <table:table-cell office:value-type="float" office:value="0.291" calcext:value-type="float">
            <text:p>0.291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31.666" calcext:value-type="float">
            <text:p>31.666</text:p>
          </table:table-cell>
          <table:table-cell office:value-type="float" office:value="2.677" calcext:value-type="float">
            <text:p>2.677</text:p>
          </table:table-cell>
          <table:table-cell office:value-type="float" office:value="0.306" calcext:value-type="float">
            <text:p>0.306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31.765" calcext:value-type="float">
            <text:p>31.765</text:p>
          </table:table-cell>
          <table:table-cell office:value-type="float" office:value="1.651" calcext:value-type="float">
            <text:p>1.651</text:p>
          </table:table-cell>
          <table:table-cell office:value-type="float" office:value="0.314" calcext:value-type="float">
            <text:p>0.31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31.806" calcext:value-type="float">
            <text:p>31.806</text:p>
          </table:table-cell>
          <table:table-cell office:value-type="float" office:value="0.687" calcext:value-type="float">
            <text:p>0.687</text:p>
          </table:table-cell>
          <table:table-cell office:value-type="float" office:value="0.316" calcext:value-type="float">
            <text:p>0.316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31.88" calcext:value-type="float">
            <text:p>31.88</text:p>
          </table:table-cell>
          <table:table-cell office:value-type="float" office:value="1.231" calcext:value-type="float">
            <text:p>1.231</text:p>
          </table:table-cell>
          <table:table-cell office:value-type="float" office:value="0.321" calcext:value-type="float">
            <text:p>0.321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31.912" calcext:value-type="float">
            <text:p>31.912</text:p>
          </table:table-cell>
          <table:table-cell office:value-type="float" office:value="0.535" calcext:value-type="float">
            <text:p>0.535</text:p>
          </table:table-cell>
          <table:table-cell office:value-type="float" office:value="0.323" calcext:value-type="float">
            <text:p>0.323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31.84" calcext:value-type="float">
            <text:p>31.84</text:p>
          </table:table-cell>
          <table:table-cell office:value-type="float" office:value="-1.205" calcext:value-type="float">
            <text:p>-1.205</text:p>
          </table:table-cell>
          <table:table-cell office:value-type="float" office:value="0.314" calcext:value-type="float">
            <text:p>0.314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31.903" calcext:value-type="float">
            <text:p>31.903</text:p>
          </table:table-cell>
          <table:table-cell office:value-type="float" office:value="1.044" calcext:value-type="float">
            <text:p>1.044</text:p>
          </table:table-cell>
          <table:table-cell office:value-type="float" office:value="0.318" calcext:value-type="float">
            <text:p>0.31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2.177" calcext:value-type="float">
            <text:p>32.177</text:p>
          </table:table-cell>
          <table:table-cell office:value-type="float" office:value="4.577" calcext:value-type="float">
            <text:p>4.577</text:p>
          </table:table-cell>
          <table:table-cell office:value-type="float" office:value="0.343" calcext:value-type="float">
            <text:p>0.343</text:p>
          </table:table-cell>
          <table:table-cell office:value-type="float" office:value="0.599" calcext:value-type="float">
            <text:p>0.59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32.07" calcext:value-type="float">
            <text:p>32.07</text:p>
          </table:table-cell>
          <table:table-cell office:value-type="float" office:value="-1.793" calcext:value-type="float">
            <text:p>-1.793</text:p>
          </table:table-cell>
          <table:table-cell office:value-type="float" office:value="0.33" calcext:value-type="float">
            <text:p>0.33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32.089" calcext:value-type="float">
            <text:p>32.089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" calcext:value-type="float">
            <text:p>0.33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float" office:value="32.159" calcext:value-type="float">
            <text:p>32.159</text:p>
          </table:table-cell>
          <table:table-cell office:value-type="float" office:value="1.16" calcext:value-type="float">
            <text:p>1.16</text:p>
          </table:table-cell>
          <table:table-cell office:value-type="float" office:value="0.335" calcext:value-type="float">
            <text:p>0.335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32.239" calcext:value-type="float">
            <text:p>32.239</text:p>
          </table:table-cell>
          <table:table-cell office:value-type="float" office:value="1.338" calcext:value-type="float">
            <text:p>1.338</text:p>
          </table:table-cell>
          <table:table-cell office:value-type="float" office:value="0.341" calcext:value-type="float">
            <text:p>0.341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32.298" calcext:value-type="float">
            <text:p>32.298</text:p>
          </table:table-cell>
          <table:table-cell office:value-type="float" office:value="0.981" calcext:value-type="float">
            <text:p>0.981</text:p>
          </table:table-cell>
          <table:table-cell office:value-type="float" office:value="0.344" calcext:value-type="float">
            <text:p>0.344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32.108" calcext:value-type="float">
            <text:p>32.108</text:p>
          </table:table-cell>
          <table:table-cell office:value-type="float" office:value="-3.167" calcext:value-type="float">
            <text:p>-3.167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32.263" calcext:value-type="float">
            <text:p>32.263</text:p>
          </table:table-cell>
          <table:table-cell office:value-type="float" office:value="2.588" calcext:value-type="float">
            <text:p>2.588</text:p>
          </table:table-cell>
          <table:table-cell office:value-type="float" office:value="0.337" calcext:value-type="float">
            <text:p>0.337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32.392" calcext:value-type="float">
            <text:p>32.392</text:p>
          </table:table-cell>
          <table:table-cell office:value-type="float" office:value="2.141" calcext:value-type="float">
            <text:p>2.141</text:p>
          </table:table-cell>
          <table:table-cell office:value-type="float" office:value="0.347" calcext:value-type="float">
            <text:p>0.347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32.43" calcext:value-type="float">
            <text:p>32.43</text:p>
          </table:table-cell>
          <table:table-cell office:value-type="float" office:value="0.633" calcext:value-type="float">
            <text:p>0.633</text:p>
          </table:table-cell>
          <table:table-cell office:value-type="float" office:value="0.349" calcext:value-type="float">
            <text:p>0.34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32.45" calcext:value-type="float">
            <text:p>32.4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9" calcext:value-type="float">
            <text:p>0.349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32.452" calcext:value-type="float">
            <text:p>32.452</text:p>
          </table:table-cell>
          <table:table-cell office:value-type="float" office:value="0.027" calcext:value-type="float">
            <text:p>0.027</text:p>
          </table:table-cell>
          <table:table-cell office:value-type="float" office:value="0.347" calcext:value-type="float">
            <text:p>0.347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32.571" calcext:value-type="float">
            <text:p>32.571</text:p>
          </table:table-cell>
          <table:table-cell office:value-type="float" office:value="1.981" calcext:value-type="float">
            <text:p>1.981</text:p>
          </table:table-cell>
          <table:table-cell office:value-type="float" office:value="0.356" calcext:value-type="float">
            <text:p>0.356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32.579" calcext:value-type="float">
            <text:p>32.5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55" calcext:value-type="float">
            <text:p>0.355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32.683" calcext:value-type="float">
            <text:p>32.683</text:p>
          </table:table-cell>
          <table:table-cell office:value-type="float" office:value="1.74" calcext:value-type="float">
            <text:p>1.74</text:p>
          </table:table-cell>
          <table:table-cell office:value-type="float" office:value="0.362" calcext:value-type="float">
            <text:p>0.362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32.725" calcext:value-type="float">
            <text:p>32.725</text:p>
          </table:table-cell>
          <table:table-cell office:value-type="float" office:value="0.696" calcext:value-type="float">
            <text:p>0.696</text:p>
          </table:table-cell>
          <table:table-cell office:value-type="float" office:value="0.364" calcext:value-type="float">
            <text:p>0.364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32.793" calcext:value-type="float">
            <text:p>32.793</text:p>
          </table:table-cell>
          <table:table-cell office:value-type="float" office:value="1.124" calcext:value-type="float">
            <text:p>1.124</text:p>
          </table:table-cell>
          <table:table-cell office:value-type="float" office:value="0.368" calcext:value-type="float">
            <text:p>0.368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32.833" calcext:value-type="float">
            <text:p>32.833</text:p>
          </table:table-cell>
          <table:table-cell office:value-type="float" office:value="0.678" calcext:value-type="float">
            <text:p>0.678</text:p>
          </table:table-cell>
          <table:table-cell office:value-type="float" office:value="0.37" calcext:value-type="float">
            <text:p>0.37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32.85" calcext:value-type="float">
            <text:p>32.8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69" calcext:value-type="float">
            <text:p>0.369</text:p>
          </table:table-cell>
          <table:table-cell office:value-type="float" office:value="0.583" calcext:value-type="float">
            <text:p>0.58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32.648" calcext:value-type="float">
            <text:p>32.648</text:p>
          </table:table-cell>
          <table:table-cell office:value-type="float" office:value="-3.373" calcext:value-type="float">
            <text:p>-3.373</text:p>
          </table:table-cell>
          <table:table-cell office:value-type="float" office:value="0.35" calcext:value-type="float">
            <text:p>0.35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32.764" calcext:value-type="float">
            <text:p>32.764</text:p>
          </table:table-cell>
          <table:table-cell office:value-type="float" office:value="1.927" calcext:value-type="float">
            <text:p>1.927</text:p>
          </table:table-cell>
          <table:table-cell office:value-type="float" office:value="0.358" calcext:value-type="float">
            <text:p>0.358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32.593" calcext:value-type="float">
            <text:p>32.593</text:p>
          </table:table-cell>
          <table:table-cell office:value-type="float" office:value="-2.837" calcext:value-type="float">
            <text:p>-2.837</text:p>
          </table:table-cell>
          <table:table-cell office:value-type="float" office:value="0.341" calcext:value-type="float">
            <text:p>0.341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32.314" calcext:value-type="float">
            <text:p>32.314</text:p>
          </table:table-cell>
          <table:table-cell office:value-type="float" office:value="-4.658" calcext:value-type="float">
            <text:p>-4.658</text:p>
          </table:table-cell>
          <table:table-cell office:value-type="float" office:value="0.316" calcext:value-type="float">
            <text:p>0.316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32.33" calcext:value-type="float">
            <text:p>32.33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5" calcext:value-type="float">
            <text:p>0.315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32.222" calcext:value-type="float">
            <text:p>32.222</text:p>
          </table:table-cell>
          <table:table-cell office:value-type="float" office:value="-1.807" calcext:value-type="float">
            <text:p>-1.807</text:p>
          </table:table-cell>
          <table:table-cell office:value-type="float" office:value="0.305" calcext:value-type="float">
            <text:p>0.305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32.169" calcext:value-type="float">
            <text:p>32.169</text:p>
          </table:table-cell>
          <table:table-cell office:value-type="float" office:value="-0.87" calcext:value-type="float">
            <text:p>-0.87</text:p>
          </table:table-cell>
          <table:table-cell office:value-type="float" office:value="0.299" calcext:value-type="float">
            <text:p>0.299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32.549" calcext:value-type="float">
            <text:p>32.549</text:p>
          </table:table-cell>
          <table:table-cell office:value-type="float" office:value="6.335" calcext:value-type="float">
            <text:p>6.335</text:p>
          </table:table-cell>
          <table:table-cell office:value-type="float" office:value="0.329" calcext:value-type="float">
            <text:p>0.329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32.614" calcext:value-type="float">
            <text:p>32.614</text:p>
          </table:table-cell>
          <table:table-cell office:value-type="float" office:value="1.071" calcext:value-type="float">
            <text:p>1.071</text:p>
          </table:table-cell>
          <table:table-cell office:value-type="float" office:value="0.333" calcext:value-type="float">
            <text:p>0.333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32.619" calcext:value-type="float">
            <text:p>32.619</text:p>
          </table:table-cell>
          <table:table-cell office:value-type="float" office:value="0.089" calcext:value-type="float">
            <text:p>0.089</text:p>
          </table:table-cell>
          <table:table-cell office:value-type="float" office:value="0.332" calcext:value-type="float">
            <text:p>0.332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float" office:value="32.886" calcext:value-type="float">
            <text:p>32.886</text:p>
          </table:table-cell>
          <table:table-cell office:value-type="float" office:value="4.443" calcext:value-type="float">
            <text:p>4.443</text:p>
          </table:table-cell>
          <table:table-cell office:value-type="float" office:value="0.352" calcext:value-type="float">
            <text:p>0.352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32.866" calcext:value-type="float">
            <text:p>32.866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349" calcext:value-type="float">
            <text:p>0.349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32.995" calcext:value-type="float">
            <text:p>32.995</text:p>
          </table:table-cell>
          <table:table-cell office:value-type="float" office:value="2.141" calcext:value-type="float">
            <text:p>2.141</text:p>
          </table:table-cell>
          <table:table-cell office:value-type="float" office:value="0.358" calcext:value-type="float">
            <text:p>0.358</text:p>
          </table:table-cell>
          <table:table-cell office:value-type="float" office:value="0.607" calcext:value-type="float">
            <text:p>0.607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32.879" calcext:value-type="float">
            <text:p>32.879</text:p>
          </table:table-cell>
          <table:table-cell office:value-type="float" office:value="-1.927" calcext:value-type="float">
            <text:p>-1.9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32.632" calcext:value-type="float">
            <text:p>32.632</text:p>
          </table:table-cell>
          <table:table-cell office:value-type="float" office:value="-4.122" calcext:value-type="float">
            <text:p>-4.1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611" calcext:value-type="float">
            <text:p>0.611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32.748" calcext:value-type="float">
            <text:p>32.748</text:p>
          </table:table-cell>
          <table:table-cell office:value-type="float" office:value="1.927" calcext:value-type="float">
            <text:p>1.927</text:p>
          </table:table-cell>
          <table:table-cell office:value-type="float" office:value="0.332" calcext:value-type="float">
            <text:p>0.332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32.624" calcext:value-type="float">
            <text:p>32.624</text:p>
          </table:table-cell>
          <table:table-cell office:value-type="float" office:value="-2.052" calcext:value-type="float">
            <text:p>-2.052</text:p>
          </table:table-cell>
          <table:table-cell office:value-type="float" office:value="0.321" calcext:value-type="float">
            <text:p>0.321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32.439" calcext:value-type="float">
            <text:p>32.439</text:p>
          </table:table-cell>
          <table:table-cell office:value-type="float" office:value="-3.087" calcext:value-type="float">
            <text:p>-3.087</text:p>
          </table:table-cell>
          <table:table-cell office:value-type="float" office:value="0.304" calcext:value-type="float">
            <text:p>0.304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33.021" calcext:value-type="float">
            <text:p>33.021</text:p>
          </table:table-cell>
          <table:table-cell office:value-type="float" office:value="9.69" calcext:value-type="float">
            <text:p>9.69</text:p>
          </table:table-cell>
          <table:table-cell office:value-type="float" office:value="0.349" calcext:value-type="float">
            <text:p>0.349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33.288" calcext:value-type="float">
            <text:p>33.288</text:p>
          </table:table-cell>
          <table:table-cell office:value-type="float" office:value="4.461" calcext:value-type="float">
            <text:p>4.461</text:p>
          </table:table-cell>
          <table:table-cell office:value-type="float" office:value="0.369" calcext:value-type="float">
            <text:p>0.369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33.081" calcext:value-type="float">
            <text:p>33.081</text:p>
          </table:table-cell>
          <table:table-cell office:value-type="float" office:value="-3.457" calcext:value-type="float">
            <text:p>-3.457</text:p>
          </table:table-cell>
          <table:table-cell office:value-type="float" office:value="0.351" calcext:value-type="float">
            <text:p>0.35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float" office:value="33.178" calcext:value-type="float">
            <text:p>33.178</text:p>
          </table:table-cell>
          <table:table-cell office:value-type="float" office:value="1.619" calcext:value-type="float">
            <text:p>1.619</text:p>
          </table:table-cell>
          <table:table-cell office:value-type="float" office:value="0.357" calcext:value-type="float">
            <text:p>0.357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32.935" calcext:value-type="float">
            <text:p>32.935</text:p>
          </table:table-cell>
          <table:table-cell office:value-type="float" office:value="-4.051" calcext:value-type="float">
            <text:p>-4.051</text:p>
          </table:table-cell>
          <table:table-cell office:value-type="float" office:value="0.336" calcext:value-type="float">
            <text:p>0.33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33.318" calcext:value-type="float">
            <text:p>33.318</text:p>
          </table:table-cell>
          <table:table-cell office:value-type="float" office:value="6.38" calcext:value-type="float">
            <text:p>6.38</text:p>
          </table:table-cell>
          <table:table-cell office:value-type="float" office:value="0.364" calcext:value-type="float">
            <text:p>0.364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33.379" calcext:value-type="float">
            <text:p>33.379</text:p>
          </table:table-cell>
          <table:table-cell office:value-type="float" office:value="1.026" calcext:value-type="float">
            <text:p>1.026</text:p>
          </table:table-cell>
          <table:table-cell office:value-type="float" office:value="0.367" calcext:value-type="float">
            <text:p>0.367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33.419" calcext:value-type="float">
            <text:p>33.419</text:p>
          </table:table-cell>
          <table:table-cell office:value-type="float" office:value="0.66" calcext:value-type="float">
            <text:p>0.66</text:p>
          </table:table-cell>
          <table:table-cell office:value-type="float" office:value="0.369" calcext:value-type="float">
            <text:p>0.369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34.106" calcext:value-type="float">
            <text:p>34.106</text:p>
          </table:table-cell>
          <table:table-cell office:value-type="float" office:value="11.457" calcext:value-type="float">
            <text:p>11.457</text:p>
          </table:table-cell>
          <table:table-cell office:value-type="float" office:value="0.42" calcext:value-type="float">
            <text:p>0.42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33.434" calcext:value-type="float">
            <text:p>33.434</text:p>
          </table:table-cell>
          <table:table-cell office:value-type="float" office:value="-11.202" calcext:value-type="float">
            <text:p>-11.202</text:p>
          </table:table-cell>
          <table:table-cell office:value-type="float" office:value="0.367" calcext:value-type="float">
            <text:p>0.367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33.438" calcext:value-type="float">
            <text:p>33.438</text:p>
          </table:table-cell>
          <table:table-cell office:value-type="float" office:value="0.067" calcext:value-type="float">
            <text:p>0.067</text:p>
          </table:table-cell>
          <table:table-cell office:value-type="float" office:value="0.365" calcext:value-type="float">
            <text:p>0.365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33.414" calcext:value-type="float">
            <text:p>33.414</text:p>
          </table:table-cell>
          <table:table-cell office:value-type="float" office:value="-0.402" calcext:value-type="float">
            <text:p>-0.402</text:p>
          </table:table-cell>
          <table:table-cell office:value-type="float" office:value="0.362" calcext:value-type="float">
            <text:p>0.362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33.3" calcext:value-type="float">
            <text:p>33.3</text:p>
          </table:table-cell>
          <table:table-cell office:value-type="float" office:value="-1.901" calcext:value-type="float">
            <text:p>-1.901</text:p>
          </table:table-cell>
          <table:table-cell office:value-type="float" office:value="0.351" calcext:value-type="float">
            <text:p>0.351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float" office:value="33.41" calcext:value-type="float">
            <text:p>33.41</text:p>
          </table:table-cell>
          <table:table-cell office:value-type="float" office:value="1.834" calcext:value-type="float">
            <text:p>1.834</text:p>
          </table:table-cell>
          <table:table-cell office:value-type="float" office:value="0.358" calcext:value-type="float">
            <text:p>0.358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33.539" calcext:value-type="float">
            <text:p>33.539</text:p>
          </table:table-cell>
          <table:table-cell office:value-type="float" office:value="2.141" calcext:value-type="float">
            <text:p>2.141</text:p>
          </table:table-cell>
          <table:table-cell office:value-type="float" office:value="0.366" calcext:value-type="float">
            <text:p>0.366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33.278" calcext:value-type="float">
            <text:p>33.278</text:p>
          </table:table-cell>
          <table:table-cell office:value-type="float" office:value="-4.35" calcext:value-type="float">
            <text:p>-4.35</text:p>
          </table:table-cell>
          <table:table-cell office:value-type="float" office:value="0.345" calcext:value-type="float">
            <text:p>0.345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33.35" calcext:value-type="float">
            <text:p>33.35</text:p>
          </table:table-cell>
          <table:table-cell office:value-type="float" office:value="1.205" calcext:value-type="float">
            <text:p>1.205</text:p>
          </table:table-cell>
          <table:table-cell office:value-type="float" office:value="0.349" calcext:value-type="float">
            <text:p>0.349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3.527" calcext:value-type="float">
            <text:p>33.527</text:p>
          </table:table-cell>
          <table:table-cell office:value-type="float" office:value="2.944" calcext:value-type="float">
            <text:p>2.944</text:p>
          </table:table-cell>
          <table:table-cell office:value-type="float" office:value="0.36" calcext:value-type="float">
            <text:p>0.36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33.355" calcext:value-type="float">
            <text:p>33.355</text:p>
          </table:table-cell>
          <table:table-cell office:value-type="float" office:value="-2.864" calcext:value-type="float">
            <text:p>-2.864</text:p>
          </table:table-cell>
          <table:table-cell office:value-type="float" office:value="0.346" calcext:value-type="float">
            <text:p>0.346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office:value-type="float" office:value="33.362" calcext:value-type="float">
            <text:p>33.362</text:p>
          </table:table-cell>
          <table:table-cell office:value-type="float" office:value="0.12" calcext:value-type="float">
            <text:p>0.12</text:p>
          </table:table-cell>
          <table:table-cell office:value-type="float" office:value="0.345" calcext:value-type="float">
            <text:p>0.345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33.314" calcext:value-type="float">
            <text:p>33.314</text:p>
          </table:table-cell>
          <table:table-cell office:value-type="float" office:value="-0.803" calcext:value-type="float">
            <text:p>-0.803</text:p>
          </table:table-cell>
          <table:table-cell office:value-type="float" office:value="0.34" calcext:value-type="float">
            <text:p>0.34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33.368" calcext:value-type="float">
            <text:p>33.368</text:p>
          </table:table-cell>
          <table:table-cell office:value-type="float" office:value="0.897" calcext:value-type="float">
            <text:p>0.897</text:p>
          </table:table-cell>
          <table:table-cell office:value-type="float" office:value="0.343" calcext:value-type="float">
            <text:p>0.343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33.583" calcext:value-type="float">
            <text:p>33.583</text:p>
          </table:table-cell>
          <table:table-cell office:value-type="float" office:value="3.587" calcext:value-type="float">
            <text:p>3.587</text:p>
          </table:table-cell>
          <table:table-cell office:value-type="float" office:value="0.357" calcext:value-type="float">
            <text:p>0.357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4" calcext:value-type="float">
            <text:p>4</text:p>
          </table:table-cell>
          <table:table-cell office:value-type="float" office:value="33.49" calcext:value-type="float">
            <text:p>33.49</text:p>
          </table:table-cell>
          <table:table-cell office:value-type="float" office:value="-1.539" calcext:value-type="float">
            <text:p>-1.539</text:p>
          </table:table-cell>
          <table:table-cell office:value-type="float" office:value="0.348" calcext:value-type="float">
            <text:p>0.348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5" calcext:value-type="float">
            <text:p>5</text:p>
          </table:table-cell>
          <table:table-cell office:value-type="float" office:value="33.73" calcext:value-type="float">
            <text:p>33.73</text:p>
          </table:table-cell>
          <table:table-cell office:value-type="float" office:value="4.002" calcext:value-type="float">
            <text:p>4.00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33.464" calcext:value-type="float">
            <text:p>33.464</text:p>
          </table:table-cell>
          <table:table-cell office:value-type="float" office:value="-4.443" calcext:value-type="float">
            <text:p>-4.443</text:p>
          </table:table-cell>
          <table:table-cell office:value-type="float" office:value="0.344" calcext:value-type="float">
            <text:p>0.344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33.796" calcext:value-type="float">
            <text:p>33.796</text:p>
          </table:table-cell>
          <table:table-cell office:value-type="float" office:value="5.528" calcext:value-type="float">
            <text:p>5.528</text:p>
          </table:table-cell>
          <table:table-cell office:value-type="float" office:value="0.366" calcext:value-type="float">
            <text:p>0.366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33.759" calcext:value-type="float">
            <text:p>33.759</text:p>
          </table:table-cell>
          <table:table-cell office:value-type="float" office:value="-0.602" calcext:value-type="float">
            <text:p>-0.602</text:p>
          </table:table-cell>
          <table:table-cell office:value-type="float" office:value="0.362" calcext:value-type="float">
            <text:p>0.36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33.719" calcext:value-type="float">
            <text:p>33.719</text:p>
          </table:table-cell>
          <table:table-cell office:value-type="float" office:value="-0.669" calcext:value-type="float">
            <text:p>-0.669</text:p>
          </table:table-cell>
          <table:table-cell office:value-type="float" office:value="0.357" calcext:value-type="float">
            <text:p>0.357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3.703" calcext:value-type="float">
            <text:p>33.703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355" calcext:value-type="float">
            <text:p>0.355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33.653" calcext:value-type="float">
            <text:p>33.653</text:p>
          </table:table-cell>
          <table:table-cell office:value-type="float" office:value="-0.83" calcext:value-type="float">
            <text:p>-0.83</text:p>
          </table:table-cell>
          <table:table-cell office:value-type="float" office:value="0.35" calcext:value-type="float">
            <text:p>0.35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33.268" calcext:value-type="float">
            <text:p>33.268</text:p>
          </table:table-cell>
          <table:table-cell office:value-type="float" office:value="-6.424" calcext:value-type="float">
            <text:p>-6.424</text:p>
          </table:table-cell>
          <table:table-cell office:value-type="float" office:value="0.321" calcext:value-type="float">
            <text:p>0.321</text:p>
          </table:table-cell>
          <table:table-cell office:value-type="float" office:value="0.644" calcext:value-type="float">
            <text:p>0.644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33.743" calcext:value-type="float">
            <text:p>33.743</text:p>
          </table:table-cell>
          <table:table-cell office:value-type="float" office:value="7.923" calcext:value-type="float">
            <text:p>7.923</text:p>
          </table:table-cell>
          <table:table-cell office:value-type="float" office:value="0.353" calcext:value-type="float">
            <text:p>0.353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33.955" calcext:value-type="float">
            <text:p>33.955</text:p>
          </table:table-cell>
          <table:table-cell office:value-type="float" office:value="3.524" calcext:value-type="float">
            <text:p>3.524</text:p>
          </table:table-cell>
          <table:table-cell office:value-type="float" office:value="0.366" calcext:value-type="float">
            <text:p>0.366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33.894" calcext:value-type="float">
            <text:p>33.894</text:p>
          </table:table-cell>
          <table:table-cell office:value-type="float" office:value="-1.008" calcext:value-type="float">
            <text:p>-1.008</text:p>
          </table:table-cell>
          <table:table-cell office:value-type="float" office:value="0.36" calcext:value-type="float">
            <text:p>0.36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33.779" calcext:value-type="float">
            <text:p>33.779</text:p>
          </table:table-cell>
          <table:table-cell office:value-type="float" office:value="-1.914" calcext:value-type="float">
            <text:p>-1.914</text:p>
          </table:table-cell>
          <table:table-cell office:value-type="float" office:value="0.351" calcext:value-type="float">
            <text:p>0.351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33.82" calcext:value-type="float">
            <text:p>33.82</text:p>
          </table:table-cell>
          <table:table-cell office:value-type="float" office:value="0.683" calcext:value-type="float">
            <text:p>0.683</text:p>
          </table:table-cell>
          <table:table-cell office:value-type="float" office:value="0.352" calcext:value-type="float">
            <text:p>0.352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33.826" calcext:value-type="float">
            <text:p>33.826</text:p>
          </table:table-cell>
          <table:table-cell office:value-type="float" office:value="0.098" calcext:value-type="float">
            <text:p>0.098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33.872" calcext:value-type="float">
            <text:p>33.872</text:p>
          </table:table-cell>
          <table:table-cell office:value-type="float" office:value="0.758" calcext:value-type="float">
            <text:p>0.758</text:p>
          </table:table-cell>
          <table:table-cell office:value-type="float" office:value="0.353" calcext:value-type="float">
            <text:p>0.35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4" calcext:value-type="float">
            <text:p>4</text:p>
          </table:table-cell>
          <table:table-cell office:value-type="float" office:value="33.635" calcext:value-type="float">
            <text:p>33.635</text:p>
          </table:table-cell>
          <table:table-cell office:value-type="float" office:value="-3.948" calcext:value-type="float">
            <text:p>-3.948</text:p>
          </table:table-cell>
          <table:table-cell office:value-type="float" office:value="0.336" calcext:value-type="float">
            <text:p>0.336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33.917" calcext:value-type="float">
            <text:p>33.917</text:p>
          </table:table-cell>
          <table:table-cell office:value-type="float" office:value="4.707" calcext:value-type="float">
            <text:p>4.707</text:p>
          </table:table-cell>
          <table:table-cell office:value-type="float" office:value="0.353" calcext:value-type="float">
            <text:p>0.353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office:value-type="float" office:value="33.567" calcext:value-type="float">
            <text:p>33.567</text:p>
          </table:table-cell>
          <table:table-cell office:value-type="float" office:value="-5.844" calcext:value-type="float">
            <text:p>-5.844</text:p>
          </table:table-cell>
          <table:table-cell office:value-type="float" office:value="0.328" calcext:value-type="float">
            <text:p>0.328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33.987" calcext:value-type="float">
            <text:p>33.987</text:p>
          </table:table-cell>
          <table:table-cell office:value-type="float" office:value="7.004" calcext:value-type="float">
            <text:p>7.004</text:p>
          </table:table-cell>
          <table:table-cell office:value-type="float" office:value="0.355" calcext:value-type="float">
            <text:p>0.355</text:p>
          </table:table-cell>
          <table:table-cell office:value-type="float" office:value="0.679" calcext:value-type="float">
            <text:p>0.679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33.792" calcext:value-type="float">
            <text:p>33.792</text:p>
          </table:table-cell>
          <table:table-cell office:value-type="float" office:value="-3.257" calcext:value-type="float">
            <text:p>-3.257</text:p>
          </table:table-cell>
          <table:table-cell office:value-type="float" office:value="0.341" calcext:value-type="float">
            <text:p>0.341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office:value-type="float" office:value="33.884" calcext:value-type="float">
            <text:p>33.884</text:p>
          </table:table-cell>
          <table:table-cell office:value-type="float" office:value="1.539" calcext:value-type="float">
            <text:p>1.539</text:p>
          </table:table-cell>
          <table:table-cell office:value-type="float" office:value="0.345" calcext:value-type="float">
            <text:p>0.345</text:p>
          </table:table-cell>
          <table:table-cell office:value-type="float" office:value="0.669" calcext:value-type="float">
            <text:p>0.669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33.808" calcext:value-type="float">
            <text:p>33.808</text:p>
          </table:table-cell>
          <table:table-cell office:value-type="float" office:value="-1.271" calcext:value-type="float">
            <text:p>-1.271</text:p>
          </table:table-cell>
          <table:table-cell office:value-type="float" office:value="0.339" calcext:value-type="float">
            <text:p>0.339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34.013" calcext:value-type="float">
            <text:p>34.013</text:p>
          </table:table-cell>
          <table:table-cell office:value-type="float" office:value="3.426" calcext:value-type="float">
            <text:p>3.426</text:p>
          </table:table-cell>
          <table:table-cell office:value-type="float" office:value="0.351" calcext:value-type="float">
            <text:p>0.351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33.827" calcext:value-type="float">
            <text:p>33.827</text:p>
          </table:table-cell>
          <table:table-cell office:value-type="float" office:value="-3.105" calcext:value-type="float">
            <text:p>-3.105</text:p>
          </table:table-cell>
          <table:table-cell office:value-type="float" office:value="0.338" calcext:value-type="float">
            <text:p>0.338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office:value-type="float" office:value="33.808" calcext:value-type="float">
            <text:p>33.808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335" calcext:value-type="float">
            <text:p>0.335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office:value-type="float" office:value="33.928" calcext:value-type="float">
            <text:p>33.928</text:p>
          </table:table-cell>
          <table:table-cell office:value-type="float" office:value="2.008" calcext:value-type="float">
            <text:p>2.008</text:p>
          </table:table-cell>
          <table:table-cell office:value-type="float" office:value="0.342" calcext:value-type="float">
            <text:p>0.342</text:p>
          </table:table-cell>
          <table:table-cell office:value-type="float" office:value="0.682" calcext:value-type="float">
            <text:p>0.682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33.877" calcext:value-type="float">
            <text:p>33.877</text:p>
          </table:table-cell>
          <table:table-cell office:value-type="float" office:value="-0.848" calcext:value-type="float">
            <text:p>-0.848</text:p>
          </table:table-cell>
          <table:table-cell office:value-type="float" office:value="0.337" calcext:value-type="float">
            <text:p>0.337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33.917" calcext:value-type="float">
            <text:p>33.917</text:p>
          </table:table-cell>
          <table:table-cell office:value-type="float" office:value="0.66" calcext:value-type="float">
            <text:p>0.66</text:p>
          </table:table-cell>
          <table:table-cell office:value-type="float" office:value="0.338" calcext:value-type="float">
            <text:p>0.338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34.213" calcext:value-type="float">
            <text:p>34.213</text:p>
          </table:table-cell>
          <table:table-cell office:value-type="float" office:value="4.939" calcext:value-type="float">
            <text:p>4.939</text:p>
          </table:table-cell>
          <table:table-cell office:value-type="float" office:value="0.356" calcext:value-type="float">
            <text:p>0.356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34.081" calcext:value-type="float">
            <text:p>34.081</text:p>
          </table:table-cell>
          <table:table-cell office:value-type="float" office:value="-2.208" calcext:value-type="float">
            <text:p>-2.208</text:p>
          </table:table-cell>
          <table:table-cell office:value-type="float" office:value="0.346" calcext:value-type="float">
            <text:p>0.346</text:p>
          </table:table-cell>
          <table:table-cell office:value-type="float" office:value="0.665" calcext:value-type="float">
            <text:p>0.665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33.775" calcext:value-type="float">
            <text:p>33.775</text:p>
          </table:table-cell>
          <table:table-cell office:value-type="float" office:value="-5.086" calcext:value-type="float">
            <text:p>-5.086</text:p>
          </table:table-cell>
          <table:table-cell office:value-type="float" office:value="0.325" calcext:value-type="float">
            <text:p>0.325</text:p>
          </table:table-cell>
          <table:table-cell office:value-type="float" office:value="0.677" calcext:value-type="float">
            <text:p>0.677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.747" calcext:value-type="float">
            <text:p>3.747</text:p>
          </table:table-cell>
          <table:table-cell office:value-type="float" office:value="0.338" calcext:value-type="float">
            <text:p>0.338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33.978" calcext:value-type="float">
            <text:p>33.978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689" calcext:value-type="float">
            <text:p>0.689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float" office:value="34.016" calcext:value-type="float">
            <text:p>34.016</text:p>
          </table:table-cell>
          <table:table-cell office:value-type="float" office:value="0.642" calcext:value-type="float">
            <text:p>0.642</text:p>
          </table:table-cell>
          <table:table-cell office:value-type="float" office:value="0.337" calcext:value-type="float">
            <text:p>0.337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34.061" calcext:value-type="float">
            <text:p>34.061</text:p>
          </table:table-cell>
          <table:table-cell office:value-type="float" office:value="0.749" calcext:value-type="float">
            <text:p>0.749</text:p>
          </table:table-cell>
          <table:table-cell office:value-type="float" office:value="0.338" calcext:value-type="float">
            <text:p>0.338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33.876" calcext:value-type="float">
            <text:p>33.876</text:p>
          </table:table-cell>
          <table:table-cell office:value-type="float" office:value="-3.092" calcext:value-type="float">
            <text:p>-3.0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33.952" calcext:value-type="float">
            <text:p>33.952</text:p>
          </table:table-cell>
          <table:table-cell office:value-type="float" office:value="1.272" calcext:value-type="float">
            <text:p>1.272</text:p>
          </table:table-cell>
          <table:table-cell office:value-type="float" office:value="0.329" calcext:value-type="float">
            <text:p>0.329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office:value-type="float" office:value="34.107" calcext:value-type="float">
            <text:p>34.107</text:p>
          </table:table-cell>
          <table:table-cell office:value-type="float" office:value="2.588" calcext:value-type="float">
            <text:p>2.588</text:p>
          </table:table-cell>
          <table:table-cell office:value-type="float" office:value="0.337" calcext:value-type="float">
            <text:p>0.337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float" office:value="34.008" calcext:value-type="float">
            <text:p>34.008</text:p>
          </table:table-cell>
          <table:table-cell office:value-type="float" office:value="-1.651" calcext:value-type="float">
            <text:p>-1.651</text:p>
          </table:table-cell>
          <table:table-cell office:value-type="float" office:value="0.33" calcext:value-type="float">
            <text:p>0.33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34.309" calcext:value-type="float">
            <text:p>34.309</text:p>
          </table:table-cell>
          <table:table-cell office:value-type="float" office:value="5.019" calcext:value-type="float">
            <text:p>5.019</text:p>
          </table:table-cell>
          <table:table-cell office:value-type="float" office:value="0.347" calcext:value-type="float">
            <text:p>0.34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34.004" calcext:value-type="float">
            <text:p>34.004</text:p>
          </table:table-cell>
          <table:table-cell office:value-type="float" office:value="-5.099" calcext:value-type="float">
            <text:p>-5.099</text:p>
          </table:table-cell>
          <table:table-cell office:value-type="float" office:value="0.327" calcext:value-type="float">
            <text:p>0.327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33.936" calcext:value-type="float">
            <text:p>33.936</text:p>
          </table:table-cell>
          <table:table-cell office:value-type="float" office:value="-1.124" calcext:value-type="float">
            <text:p>-1.124</text:p>
          </table:table-cell>
          <table:table-cell office:value-type="float" office:value="0.322" calcext:value-type="float">
            <text:p>0.322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4.27" calcext:value-type="float">
            <text:p>34.27</text:p>
          </table:table-cell>
          <table:table-cell office:value-type="float" office:value="5.568" calcext:value-type="float">
            <text:p>5.568</text:p>
          </table:table-cell>
          <table:table-cell office:value-type="float" office:value="0.341" calcext:value-type="float">
            <text:p>0.341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office:value-type="float" office:value="34.129" calcext:value-type="float">
            <text:p>34.129</text:p>
          </table:table-cell>
          <table:table-cell office:value-type="float" office:value="-2.356" calcext:value-type="float">
            <text:p>-2.356</text:p>
          </table:table-cell>
          <table:table-cell office:value-type="float" office:value="0.331" calcext:value-type="float">
            <text:p>0.331</text:p>
          </table:table-cell>
          <table:table-cell office:value-type="float" office:value="0.703" calcext:value-type="float">
            <text:p>0.703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34.28" calcext:value-type="float">
            <text:p>34.28</text:p>
          </table:table-cell>
          <table:table-cell office:value-type="float" office:value="2.516" calcext:value-type="float">
            <text:p>2.516</text:p>
          </table:table-cell>
          <table:table-cell office:value-type="float" office:value="0.339" calcext:value-type="float">
            <text:p>0.339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4.18" calcext:value-type="float">
            <text:p>34.18</text:p>
          </table:table-cell>
          <table:table-cell office:value-type="float" office:value="-1.66" calcext:value-type="float">
            <text:p>-1.66</text:p>
          </table:table-cell>
          <table:table-cell office:value-type="float" office:value="0.332" calcext:value-type="float">
            <text:p>0.332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34.129" calcext:value-type="float">
            <text:p>34.129</text:p>
          </table:table-cell>
          <table:table-cell office:value-type="float" office:value="-0.857" calcext:value-type="float">
            <text:p>-0.857</text:p>
          </table:table-cell>
          <table:table-cell office:value-type="float" office:value="0.328" calcext:value-type="float">
            <text:p>0.328</text:p>
          </table:table-cell>
          <table:table-cell office:value-type="float" office:value="0.719" calcext:value-type="float">
            <text:p>0.719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34.154" calcext:value-type="float">
            <text:p>34.154</text:p>
          </table:table-cell>
          <table:table-cell office:value-type="float" office:value="0.428" calcext:value-type="float">
            <text:p>0.428</text:p>
          </table:table-cell>
          <table:table-cell office:value-type="float" office:value="0.328" calcext:value-type="float">
            <text:p>0.328</text:p>
          </table:table-cell>
          <table:table-cell office:value-type="float" office:value="0.727" calcext:value-type="float">
            <text:p>0.727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34.097" calcext:value-type="float">
            <text:p>34.097</text:p>
          </table:table-cell>
          <table:table-cell office:value-type="float" office:value="-0.964" calcext:value-type="float">
            <text:p>-0.964</text:p>
          </table:table-cell>
          <table:table-cell office:value-type="float" office:value="0.324" calcext:value-type="float">
            <text:p>0.324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office:value-type="float" office:value="34.062" calcext:value-type="float">
            <text:p>34.062</text:p>
          </table:table-cell>
          <table:table-cell office:value-type="float" office:value="-0.58" calcext:value-type="float">
            <text:p>-0.58</text:p>
          </table:table-cell>
          <table:table-cell office:value-type="float" office:value="0.32" calcext:value-type="float">
            <text:p>0.32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float" office:value="34.1" calcext:value-type="float">
            <text:p>34.1</text:p>
          </table:table-cell>
          <table:table-cell office:value-type="float" office:value="0.633" calcext:value-type="float">
            <text:p>0.633</text:p>
          </table:table-cell>
          <table:table-cell office:value-type="float" office:value="0.322" calcext:value-type="float">
            <text:p>0.322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34.203" calcext:value-type="float">
            <text:p>34.203</text:p>
          </table:table-cell>
          <table:table-cell office:value-type="float" office:value="1.713" calcext:value-type="float">
            <text:p>1.713</text:p>
          </table:table-cell>
          <table:table-cell office:value-type="float" office:value="0.326" calcext:value-type="float">
            <text:p>0.326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office:value-type="float" office:value="34.656" calcext:value-type="float">
            <text:p>34.656</text:p>
          </table:table-cell>
          <table:table-cell office:value-type="float" office:value="7.548" calcext:value-type="float">
            <text:p>7.548</text:p>
          </table:table-cell>
          <table:table-cell office:value-type="float" office:value="0.352" calcext:value-type="float">
            <text:p>0.352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office:value-type="float" office:value="34.466" calcext:value-type="float">
            <text:p>34.466</text:p>
          </table:table-cell>
          <table:table-cell office:value-type="float" office:value="-3.159" calcext:value-type="float">
            <text:p>-3.159</text:p>
          </table:table-cell>
          <table:table-cell office:value-type="float" office:value="0.34" calcext:value-type="float">
            <text:p>0.34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office:value-type="float" office:value="34.305" calcext:value-type="float">
            <text:p>34.305</text:p>
          </table:table-cell>
          <table:table-cell office:value-type="float" office:value="-2.677" calcext:value-type="float">
            <text:p>-2.677</text:p>
          </table:table-cell>
          <table:table-cell office:value-type="float" office:value="0.329" calcext:value-type="float">
            <text:p>0.329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34.284" calcext:value-type="float">
            <text:p>34.284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327" calcext:value-type="float">
            <text:p>0.327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34.378" calcext:value-type="float">
            <text:p>34.378</text:p>
          </table:table-cell>
          <table:table-cell office:value-type="float" office:value="1.561" calcext:value-type="float">
            <text:p>1.561</text:p>
          </table:table-cell>
          <table:table-cell office:value-type="float" office:value="0.331" calcext:value-type="float">
            <text:p>0.331</text:p>
          </table:table-cell>
          <table:table-cell office:value-type="float" office:value="0.746" calcext:value-type="float">
            <text:p>0.746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34.347" calcext:value-type="float">
            <text:p>34.347</text:p>
          </table:table-cell>
          <table:table-cell office:value-type="float" office:value="-0.509" calcext:value-type="float">
            <text:p>-0.509</text:p>
          </table:table-cell>
          <table:table-cell office:value-type="float" office:value="0.328" calcext:value-type="float">
            <text:p>0.328</text:p>
          </table:table-cell>
          <table:table-cell office:value-type="float" office:value="0.742" calcext:value-type="float">
            <text:p>0.742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34.458" calcext:value-type="float">
            <text:p>34.458</text:p>
          </table:table-cell>
          <table:table-cell office:value-type="float" office:value="1.847" calcext:value-type="float">
            <text:p>1.847</text:p>
          </table:table-cell>
          <table:table-cell office:value-type="float" office:value="0.333" calcext:value-type="float">
            <text:p>0.333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34.354" calcext:value-type="float">
            <text:p>34.354</text:p>
          </table:table-cell>
          <table:table-cell office:value-type="float" office:value="-1.74" calcext:value-type="float">
            <text:p>-1.74</text:p>
          </table:table-cell>
          <table:table-cell office:value-type="float" office:value="0.326" calcext:value-type="float">
            <text:p>0.326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34.201" calcext:value-type="float">
            <text:p>34.201</text:p>
          </table:table-cell>
          <table:table-cell office:value-type="float" office:value="-2.543" calcext:value-type="float">
            <text:p>-2.543</text:p>
          </table:table-cell>
          <table:table-cell office:value-type="float" office:value="0.316" calcext:value-type="float">
            <text:p>0.316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33.952" calcext:value-type="float">
            <text:p>33.952</text:p>
          </table:table-cell>
          <table:table-cell office:value-type="float" office:value="-4.149" calcext:value-type="float">
            <text:p>-4.149</text:p>
          </table:table-cell>
          <table:table-cell office:value-type="float" office:value="0.301" calcext:value-type="float">
            <text:p>0.301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34.01" calcext:value-type="float">
            <text:p>34.01</text:p>
          </table:table-cell>
          <table:table-cell office:value-type="float" office:value="0.964" calcext:value-type="float">
            <text:p>0.964</text:p>
          </table:table-cell>
          <table:table-cell office:value-type="float" office:value="0.303" calcext:value-type="float">
            <text:p>0.303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office:value-type="float" office:value="34.129" calcext:value-type="float">
            <text:p>34.129</text:p>
          </table:table-cell>
          <table:table-cell office:value-type="float" office:value="1.981" calcext:value-type="float">
            <text:p>1.9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33.711" calcext:value-type="float">
            <text:p>33.711</text:p>
          </table:table-cell>
          <table:table-cell office:value-type="float" office:value="-6.96" calcext:value-type="float">
            <text:p>-6.96</text:p>
          </table:table-cell>
          <table:table-cell office:value-type="float" office:value="0.285" calcext:value-type="float">
            <text:p>0.285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34.054" calcext:value-type="float">
            <text:p>34.054</text:p>
          </table:table-cell>
          <table:table-cell office:value-type="float" office:value="5.71" calcext:value-type="float">
            <text:p>5.71</text:p>
          </table:table-cell>
          <table:table-cell office:value-type="float" office:value="0.303" calcext:value-type="float">
            <text:p>0.303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3.801" calcext:value-type="float">
            <text:p>33.801</text:p>
          </table:table-cell>
          <table:table-cell office:value-type="float" office:value="-4.211" calcext:value-type="float">
            <text:p>-4.211</text:p>
          </table:table-cell>
          <table:table-cell office:value-type="float" office:value="0.288" calcext:value-type="float">
            <text:p>0.288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33.624" calcext:value-type="float">
            <text:p>33.624</text:p>
          </table:table-cell>
          <table:table-cell office:value-type="float" office:value="-2.944" calcext:value-type="float">
            <text:p>-2.944</text:p>
          </table:table-cell>
          <table:table-cell office:value-type="float" office:value="0.277" calcext:value-type="float">
            <text:p>0.277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33.737" calcext:value-type="float">
            <text:p>33.737</text:p>
          </table:table-cell>
          <table:table-cell office:value-type="float" office:value="1.874" calcext:value-type="float">
            <text:p>1.874</text:p>
          </table:table-cell>
          <table:table-cell office:value-type="float" office:value="0.282" calcext:value-type="float">
            <text:p>0.282</text:p>
          </table:table-cell>
          <table:table-cell office:value-type="float" office:value="0.849" calcext:value-type="float">
            <text:p>0.849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33.467" calcext:value-type="float">
            <text:p>33.467</text:p>
          </table:table-cell>
          <table:table-cell office:value-type="float" office:value="-4.497" calcext:value-type="float">
            <text:p>-4.497</text:p>
          </table:table-cell>
          <table:table-cell office:value-type="float" office:value="0.266" calcext:value-type="float">
            <text:p>0.266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33.165" calcext:value-type="float">
            <text:p>33.165</text:p>
          </table:table-cell>
          <table:table-cell office:value-type="float" office:value="-5.032" calcext:value-type="float">
            <text:p>-5.032</text:p>
          </table:table-cell>
          <table:table-cell office:value-type="float" office:value="0.249" calcext:value-type="float">
            <text:p>0.249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33.585" calcext:value-type="float">
            <text:p>33.585</text:p>
          </table:table-cell>
          <table:table-cell office:value-type="float" office:value="7.004" calcext:value-type="float">
            <text:p>7.004</text:p>
          </table:table-cell>
          <table:table-cell office:value-type="float" office:value="0.271" calcext:value-type="float">
            <text:p>0.271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34.051" calcext:value-type="float">
            <text:p>34.051</text:p>
          </table:table-cell>
          <table:table-cell office:value-type="float" office:value="7.763" calcext:value-type="float">
            <text:p>7.763</text:p>
          </table:table-cell>
          <table:table-cell office:value-type="float" office:value="0.296" calcext:value-type="float">
            <text:p>0.296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33.944" calcext:value-type="float">
            <text:p>33.944</text:p>
          </table:table-cell>
          <table:table-cell office:value-type="float" office:value="-1.784" calcext:value-type="float">
            <text:p>-1.784</text:p>
          </table:table-cell>
          <table:table-cell office:value-type="float" office:value="0.289" calcext:value-type="float">
            <text:p>0.289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34.036" calcext:value-type="float">
            <text:p>34.036</text:p>
          </table:table-cell>
          <table:table-cell office:value-type="float" office:value="1.526" calcext:value-type="float">
            <text:p>1.526</text:p>
          </table:table-cell>
          <table:table-cell office:value-type="float" office:value="0.293" calcext:value-type="float">
            <text:p>0.293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33.916" calcext:value-type="float">
            <text:p>33.916</text:p>
          </table:table-cell>
          <table:table-cell office:value-type="float" office:value="-1.994" calcext:value-type="float">
            <text:p>-1.994</text:p>
          </table:table-cell>
          <table:table-cell office:value-type="float" office:value="0.285" calcext:value-type="float">
            <text:p>0.285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34.016" calcext:value-type="float">
            <text:p>34.016</text:p>
          </table:table-cell>
          <table:table-cell office:value-type="float" office:value="1.673" calcext:value-type="float">
            <text:p>1.673</text:p>
          </table:table-cell>
          <table:table-cell office:value-type="float" office:value="0.29" calcext:value-type="float">
            <text:p>0.29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float" office:value="33.804" calcext:value-type="float">
            <text:p>33.804</text:p>
          </table:table-cell>
          <table:table-cell office:value-type="float" office:value="-3.547" calcext:value-type="float">
            <text:p>-3.54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34.008" calcext:value-type="float">
            <text:p>34.008</text:p>
          </table:table-cell>
          <table:table-cell office:value-type="float" office:value="3.413" calcext:value-type="float">
            <text:p>3.413</text:p>
          </table:table-cell>
          <table:table-cell office:value-type="float" office:value="0.288" calcext:value-type="float">
            <text:p>0.288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float" office:value="34.269" calcext:value-type="float">
            <text:p>34.269</text:p>
          </table:table-cell>
          <table:table-cell office:value-type="float" office:value="4.35" calcext:value-type="float">
            <text:p>4.35</text:p>
          </table:table-cell>
          <table:table-cell office:value-type="float" office:value="0.301" calcext:value-type="float">
            <text:p>0.301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34.325" calcext:value-type="float">
            <text:p>34.325</text:p>
          </table:table-cell>
          <table:table-cell office:value-type="float" office:value="0.923" calcext:value-type="float">
            <text:p>0.923</text:p>
          </table:table-cell>
          <table:table-cell office:value-type="float" office:value="0.303" calcext:value-type="float">
            <text:p>0.303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4.367" calcext:value-type="float">
            <text:p>34.367</text:p>
          </table:table-cell>
          <table:table-cell office:value-type="float" office:value="0.705" calcext:value-type="float">
            <text:p>0.705</text:p>
          </table:table-cell>
          <table:table-cell office:value-type="float" office:value="0.304" calcext:value-type="float">
            <text:p>0.304</text:p>
          </table:table-cell>
          <table:table-cell office:value-type="float" office:value="0.845" calcext:value-type="float">
            <text:p>0.845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34.269" calcext:value-type="float">
            <text:p>34.269</text:p>
          </table:table-cell>
          <table:table-cell office:value-type="float" office:value="-1.628" calcext:value-type="float">
            <text:p>-1.628</text:p>
          </table:table-cell>
          <table:table-cell office:value-type="float" office:value="0.298" calcext:value-type="float">
            <text:p>0.298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34.206" calcext:value-type="float">
            <text:p>34.206</text:p>
          </table:table-cell>
          <table:table-cell office:value-type="float" office:value="-1.057" calcext:value-type="float">
            <text:p>-1.057</text:p>
          </table:table-cell>
          <table:table-cell office:value-type="float" office:value="0.294" calcext:value-type="float">
            <text:p>0.29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34.199" calcext:value-type="float">
            <text:p>34.199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292" calcext:value-type="float">
            <text:p>0.292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4.474" calcext:value-type="float">
            <text:p>34.474</text:p>
          </table:table-cell>
          <table:table-cell office:value-type="float" office:value="4.577" calcext:value-type="float">
            <text:p>4.577</text:p>
          </table:table-cell>
          <table:table-cell office:value-type="float" office:value="0.306" calcext:value-type="float">
            <text:p>0.306</text:p>
          </table:table-cell>
          <table:table-cell office:value-type="float" office:value="0.876" calcext:value-type="float">
            <text:p>0.876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34.404" calcext:value-type="float">
            <text:p>34.404</text:p>
          </table:table-cell>
          <table:table-cell office:value-type="float" office:value="-1.16" calcext:value-type="float">
            <text:p>-1.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34.54" calcext:value-type="float">
            <text:p>34.54</text:p>
          </table:table-cell>
          <table:table-cell office:value-type="float" office:value="2.257" calcext:value-type="float">
            <text:p>2.257</text:p>
          </table:table-cell>
          <table:table-cell office:value-type="float" office:value="0.307" calcext:value-type="float">
            <text:p>0.307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34.302" calcext:value-type="float">
            <text:p>34.302</text:p>
          </table:table-cell>
          <table:table-cell office:value-type="float" office:value="-3.962" calcext:value-type="float">
            <text:p>-3.962</text:p>
          </table:table-cell>
          <table:table-cell office:value-type="float" office:value="0.294" calcext:value-type="float">
            <text:p>0.294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34.482" calcext:value-type="float">
            <text:p>34.482</text:p>
          </table:table-cell>
          <table:table-cell office:value-type="float" office:value="2.998" calcext:value-type="float">
            <text:p>2.998</text:p>
          </table:table-cell>
          <table:table-cell office:value-type="float" office:value="0.302" calcext:value-type="float">
            <text:p>0.302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float" office:value="33.8" calcext:value-type="float">
            <text:p>33.8</text:p>
          </table:table-cell>
          <table:table-cell office:value-type="float" office:value="-11.376" calcext:value-type="float">
            <text:p>-11.376</text:p>
          </table:table-cell>
          <table:table-cell office:value-type="float" office:value="0.266" calcext:value-type="float">
            <text:p>0.266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float" office:value="34.153" calcext:value-type="float">
            <text:p>34.153</text:p>
          </table:table-cell>
          <table:table-cell office:value-type="float" office:value="5.889" calcext:value-type="float">
            <text:p>5.889</text:p>
          </table:table-cell>
          <table:table-cell office:value-type="float" office:value="0.284" calcext:value-type="float">
            <text:p>0.284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34.37" calcext:value-type="float">
            <text:p>34.37</text:p>
          </table:table-cell>
          <table:table-cell office:value-type="float" office:value="3.614" calcext:value-type="float">
            <text:p>3.614</text:p>
          </table:table-cell>
          <table:table-cell office:value-type="float" office:value="0.294" calcext:value-type="float">
            <text:p>0.294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  <table:table-cell office:value-type="float" office:value="34.257" calcext:value-type="float">
            <text:p>34.257</text:p>
          </table:table-cell>
          <table:table-cell office:value-type="float" office:value="-1.874" calcext:value-type="float">
            <text:p>-1.874</text:p>
          </table:table-cell>
          <table:table-cell office:value-type="float" office:value="0.287" calcext:value-type="float">
            <text:p>0.287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float" office:value="33.9" calcext:value-type="float">
            <text:p>33.9</text:p>
          </table:table-cell>
          <table:table-cell office:value-type="float" office:value="-5.956" calcext:value-type="float">
            <text:p>-5.956</text:p>
          </table:table-cell>
          <table:table-cell office:value-type="float" office:value="0.268" calcext:value-type="float">
            <text:p>0.268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33.766" calcext:value-type="float">
            <text:p>33.766</text:p>
          </table:table-cell>
          <table:table-cell office:value-type="float" office:value="-2.235" calcext:value-type="float">
            <text:p>-2.235</text:p>
          </table:table-cell>
          <table:table-cell office:value-type="float" office:value="0.26" calcext:value-type="float">
            <text:p>0.26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33.979" calcext:value-type="float">
            <text:p>33.979</text:p>
          </table:table-cell>
          <table:table-cell office:value-type="float" office:value="3.551" calcext:value-type="float">
            <text:p>3.551</text:p>
          </table:table-cell>
          <table:table-cell office:value-type="float" office:value="0.27" calcext:value-type="float">
            <text:p>0.27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34.093" calcext:value-type="float">
            <text:p>34.093</text:p>
          </table:table-cell>
          <table:table-cell office:value-type="float" office:value="1.909" calcext:value-type="float">
            <text:p>1.909</text:p>
          </table:table-cell>
          <table:table-cell office:value-type="float" office:value="0.275" calcext:value-type="float">
            <text:p>0.275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5" calcext:value-type="float">
            <text:p>5</text:p>
          </table:table-cell>
          <table:table-cell office:value-type="float" office:value="33.923" calcext:value-type="float">
            <text:p>33.923</text:p>
          </table:table-cell>
          <table:table-cell office:value-type="float" office:value="-2.837" calcext:value-type="float">
            <text:p>-2.837</text:p>
          </table:table-cell>
          <table:table-cell office:value-type="float" office:value="0.266" calcext:value-type="float">
            <text:p>0.266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33.659" calcext:value-type="float">
            <text:p>33.659</text:p>
          </table:table-cell>
          <table:table-cell office:value-type="float" office:value="-4.403" calcext:value-type="float">
            <text:p>-4.403</text:p>
          </table:table-cell>
          <table:table-cell office:value-type="float" office:value="0.252" calcext:value-type="float">
            <text:p>0.25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33.892" calcext:value-type="float">
            <text:p>33.892</text:p>
          </table:table-cell>
          <table:table-cell office:value-type="float" office:value="3.881" calcext:value-type="float">
            <text:p>3.881</text:p>
          </table:table-cell>
          <table:table-cell office:value-type="float" office:value="0.263" calcext:value-type="float">
            <text:p>0.263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34.388" calcext:value-type="float">
            <text:p>34.388</text:p>
          </table:table-cell>
          <table:table-cell office:value-type="float" office:value="8.276" calcext:value-type="float">
            <text:p>8.276</text:p>
          </table:table-cell>
          <table:table-cell office:value-type="float" office:value="0.287" calcext:value-type="float">
            <text:p>0.287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4" calcext:value-type="float">
            <text:p>4</text:p>
          </table:table-cell>
          <table:table-cell office:value-type="float" office:value="34.109" calcext:value-type="float">
            <text:p>34.109</text:p>
          </table:table-cell>
          <table:table-cell office:value-type="float" office:value="-4.662" calcext:value-type="float">
            <text:p>-4.662</text:p>
          </table:table-cell>
          <table:table-cell office:value-type="float" office:value="0.272" calcext:value-type="float">
            <text:p>0.27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34.074" calcext:value-type="float">
            <text:p>34.074</text:p>
          </table:table-cell>
          <table:table-cell office:value-type="float" office:value="-0.576" calcext:value-type="float">
            <text:p>-0.576</text:p>
          </table:table-cell>
          <table:table-cell office:value-type="float" office:value="0.27" calcext:value-type="float">
            <text:p>0.27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34.055" calcext:value-type="float">
            <text:p>34.055</text:p>
          </table:table-cell>
          <table:table-cell office:value-type="float" office:value="-0.321" calcext:value-type="float">
            <text:p>-0.321</text:p>
          </table:table-cell>
          <table:table-cell office:value-type="float" office:value="0.268" calcext:value-type="float">
            <text:p>0.268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34.363" calcext:value-type="float">
            <text:p>34.363</text:p>
          </table:table-cell>
          <table:table-cell office:value-type="float" office:value="5.139" calcext:value-type="float">
            <text:p>5.139</text:p>
          </table:table-cell>
          <table:table-cell office:value-type="float" office:value="0.282" calcext:value-type="float">
            <text:p>0.282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34.408" calcext:value-type="float">
            <text:p>34.408</text:p>
          </table:table-cell>
          <table:table-cell office:value-type="float" office:value="0.75" calcext:value-type="float">
            <text:p>0.75</text:p>
          </table:table-cell>
          <table:table-cell office:value-type="float" office:value="0.284" calcext:value-type="float">
            <text:p>0.284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34.41" calcext:value-type="float">
            <text:p>34.41</text:p>
          </table:table-cell>
          <table:table-cell office:value-type="float" office:value="0.027" calcext:value-type="float">
            <text:p>0.027</text:p>
          </table:table-cell>
          <table:table-cell office:value-type="float" office:value="0.283" calcext:value-type="float">
            <text:p>0.283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34.784" calcext:value-type="float">
            <text:p>34.784</text:p>
          </table:table-cell>
          <table:table-cell office:value-type="float" office:value="6.237" calcext:value-type="float">
            <text:p>6.237</text:p>
          </table:table-cell>
          <table:table-cell office:value-type="float" office:value="0.3" calcext:value-type="float">
            <text:p>0.3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float" office:value="34.759" calcext:value-type="float">
            <text:p>34.759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298" calcext:value-type="float">
            <text:p>0.29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float" office:value="34.615" calcext:value-type="float">
            <text:p>34.615</text:p>
          </table:table-cell>
          <table:table-cell office:value-type="float" office:value="-2.409" calcext:value-type="float">
            <text:p>-2.409</text:p>
          </table:table-cell>
          <table:table-cell office:value-type="float" office:value="0.29" calcext:value-type="float">
            <text:p>0.29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34.787" calcext:value-type="float">
            <text:p>34.787</text:p>
          </table:table-cell>
          <table:table-cell office:value-type="float" office:value="2.878" calcext:value-type="float">
            <text:p>2.878</text:p>
          </table:table-cell>
          <table:table-cell office:value-type="float" office:value="0.298" calcext:value-type="float">
            <text:p>0.298</text:p>
          </table:table-cell>
          <table:table-cell office:value-type="float" office:value="0.981" calcext:value-type="float">
            <text:p>0.981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34.761" calcext:value-type="float">
            <text:p>34.761</text:p>
          </table:table-cell>
          <table:table-cell office:value-type="float" office:value="-0.446" calcext:value-type="float">
            <text:p>-0.446</text:p>
          </table:table-cell>
          <table:table-cell office:value-type="float" office:value="0.296" calcext:value-type="float">
            <text:p>0.296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34.829" calcext:value-type="float">
            <text:p>34.829</text:p>
          </table:table-cell>
          <table:table-cell office:value-type="float" office:value="1.142" calcext:value-type="float">
            <text:p>1.142</text:p>
          </table:table-cell>
          <table:table-cell office:value-type="float" office:value="0.298" calcext:value-type="float">
            <text:p>0.298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</text:p>
          </table:table-cell>
          <table:table-cell office:value-type="float" office:value="34.734" calcext:value-type="float">
            <text:p>34.734</text:p>
          </table:table-cell>
          <table:table-cell office:value-type="float" office:value="-1.588" calcext:value-type="float">
            <text:p>-1.588</text:p>
          </table:table-cell>
          <table:table-cell office:value-type="float" office:value="0.293" calcext:value-type="float">
            <text:p>0.293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35.012" calcext:value-type="float">
            <text:p>35.012</text:p>
          </table:table-cell>
          <table:table-cell office:value-type="float" office:value="4.64" calcext:value-type="float">
            <text:p>4.64</text:p>
          </table:table-cell>
          <table:table-cell office:value-type="float" office:value="0.305" calcext:value-type="float">
            <text:p>0.305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34.99" calcext:value-type="float">
            <text:p>34.99</text:p>
          </table:table-cell>
          <table:table-cell office:value-type="float" office:value="-0.375" calcext:value-type="float">
            <text:p>-0.375</text:p>
          </table:table-cell>
          <table:table-cell office:value-type="float" office:value="0.303" calcext:value-type="float">
            <text:p>0.303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office:value-type="float" office:value="35.149" calcext:value-type="float">
            <text:p>35.149</text:p>
          </table:table-cell>
          <table:table-cell office:value-type="float" office:value="2.65" calcext:value-type="float">
            <text:p>2.65</text:p>
          </table:table-cell>
          <table:table-cell office:value-type="float" office:value="0.31" calcext:value-type="float">
            <text:p>0.31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4" calcext:value-type="float">
            <text:p>4</text:p>
          </table:table-cell>
          <table:table-cell office:value-type="float" office:value="35.217" calcext:value-type="float">
            <text:p>35.217</text:p>
          </table:table-cell>
          <table:table-cell office:value-type="float" office:value="1.138" calcext:value-type="float">
            <text:p>1.138</text:p>
          </table:table-cell>
          <table:table-cell office:value-type="float" office:value="0.312" calcext:value-type="float">
            <text:p>0.312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5" calcext:value-type="float">
            <text:p>5</text:p>
          </table:table-cell>
          <table:table-cell office:value-type="float" office:value="35.083" calcext:value-type="float">
            <text:p>35.083</text:p>
          </table:table-cell>
          <table:table-cell office:value-type="float" office:value="-2.235" calcext:value-type="float">
            <text:p>-2.235</text:p>
          </table:table-cell>
          <table:table-cell office:value-type="float" office:value="0.305" calcext:value-type="float">
            <text:p>0.305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  <table:table-cell office:value-type="float" office:value="35.25" calcext:value-type="float">
            <text:p>35.25</text:p>
          </table:table-cell>
          <table:table-cell office:value-type="float" office:value="2.784" calcext:value-type="float">
            <text:p>2.784</text:p>
          </table:table-cell>
          <table:table-cell office:value-type="float" office:value="0.312" calcext:value-type="float">
            <text:p>0.312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float" office:value="35.378" calcext:value-type="float">
            <text:p>35.378</text:p>
          </table:table-cell>
          <table:table-cell office:value-type="float" office:value="2.141" calcext:value-type="float">
            <text:p>2.141</text:p>
          </table:table-cell>
          <table:table-cell office:value-type="float" office:value="0.317" calcext:value-type="float">
            <text:p>0.317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office:value-type="float" office:value="35.273" calcext:value-type="float">
            <text:p>35.273</text:p>
          </table:table-cell>
          <table:table-cell office:value-type="float" office:value="-1.753" calcext:value-type="float">
            <text:p>-1.753</text:p>
          </table:table-cell>
          <table:table-cell office:value-type="float" office:value="0.311" calcext:value-type="float">
            <text:p>0.311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4" calcext:value-type="float">
            <text:p>4</text:p>
          </table:table-cell>
          <table:table-cell office:value-type="float" office:value="35.546" calcext:value-type="float">
            <text:p>35.546</text:p>
          </table:table-cell>
          <table:table-cell office:value-type="float" office:value="4.551" calcext:value-type="float">
            <text:p>4.551</text:p>
          </table:table-cell>
          <table:table-cell office:value-type="float" office:value="0.323" calcext:value-type="float">
            <text:p>0.323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5.491" calcext:value-type="float">
            <text:p>35.491</text:p>
          </table:table-cell>
          <table:table-cell office:value-type="float" office:value="-0.923" calcext:value-type="float">
            <text:p>-0.923</text:p>
          </table:table-cell>
          <table:table-cell office:value-type="float" office:value="0.32" calcext:value-type="float">
            <text:p>0.32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35.549" calcext:value-type="float">
            <text:p>35.549</text:p>
          </table:table-cell>
          <table:table-cell office:value-type="float" office:value="0.964" calcext:value-type="float">
            <text:p>0.964</text:p>
          </table:table-cell>
          <table:table-cell office:value-type="float" office:value="0.322" calcext:value-type="float">
            <text:p>0.322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35.547" calcext:value-type="float">
            <text:p>35.547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321" calcext:value-type="float">
            <text:p>0.321</text:p>
          </table:table-cell>
          <table:table-cell office:value-type="float" office:value="0.975" calcext:value-type="float">
            <text:p>0.975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35.581" calcext:value-type="float">
            <text:p>35.581</text:p>
          </table:table-cell>
          <table:table-cell office:value-type="float" office:value="0.553" calcext:value-type="float">
            <text:p>0.553</text:p>
          </table:table-cell>
          <table:table-cell office:value-type="float" office:value="0.321" calcext:value-type="float">
            <text:p>0.321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5" calcext:value-type="float">
            <text:p>5</text:p>
          </table:table-cell>
          <table:table-cell office:value-type="float" office:value="35.693" calcext:value-type="float">
            <text:p>35.693</text:p>
          </table:table-cell>
          <table:table-cell office:value-type="float" office:value="1.874" calcext:value-type="float">
            <text:p>1.874</text:p>
          </table:table-cell>
          <table:table-cell office:value-type="float" office:value="0.326" calcext:value-type="float">
            <text:p>0.326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office:value-type="float" office:value="35.667" calcext:value-type="float">
            <text:p>35.667</text:p>
          </table:table-cell>
          <table:table-cell office:value-type="float" office:value="-0.442" calcext:value-type="float">
            <text:p>-0.442</text:p>
          </table:table-cell>
          <table:table-cell office:value-type="float" office:value="0.324" calcext:value-type="float">
            <text:p>0.324</text:p>
          </table:table-cell>
          <table:table-cell office:value-type="float" office:value="0.979" calcext:value-type="float">
            <text:p>0.979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35.743" calcext:value-type="float">
            <text:p>35.743</text:p>
          </table:table-cell>
          <table:table-cell office:value-type="float" office:value="1.272" calcext:value-type="float">
            <text:p>1.272</text:p>
          </table:table-cell>
          <table:table-cell office:value-type="float" office:value="0.326" calcext:value-type="float">
            <text:p>0.32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35.886" calcext:value-type="float">
            <text:p>35.886</text:p>
          </table:table-cell>
          <table:table-cell office:value-type="float" office:value="2.382" calcext:value-type="float">
            <text:p>2.382</text:p>
          </table:table-cell>
          <table:table-cell office:value-type="float" office:value="0.332" calcext:value-type="float">
            <text:p>0.332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35.731" calcext:value-type="float">
            <text:p>35.731</text:p>
          </table:table-cell>
          <table:table-cell office:value-type="float" office:value="-2.583" calcext:value-type="float">
            <text:p>-2.583</text:p>
          </table:table-cell>
          <table:table-cell office:value-type="float" office:value="0.324" calcext:value-type="float">
            <text:p>0.324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35.838" calcext:value-type="float">
            <text:p>35.838</text:p>
          </table:table-cell>
          <table:table-cell office:value-type="float" office:value="1.78" calcext:value-type="float">
            <text:p>1.78</text:p>
          </table:table-cell>
          <table:table-cell office:value-type="float" office:value="0.328" calcext:value-type="float">
            <text:p>0.328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float" office:value="35.819" calcext:value-type="float">
            <text:p>35.819</text:p>
          </table:table-cell>
          <table:table-cell office:value-type="float" office:value="-0.308" calcext:value-type="float">
            <text:p>-0.308</text:p>
          </table:table-cell>
          <table:table-cell office:value-type="float" office:value="0.326" calcext:value-type="float">
            <text:p>0.326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5" calcext:value-type="float">
            <text:p>5</text:p>
          </table:table-cell>
          <table:table-cell office:value-type="float" office:value="35.822" calcext:value-type="float">
            <text:p>35.822</text:p>
          </table:table-cell>
          <table:table-cell office:value-type="float" office:value="0.04" calcext:value-type="float">
            <text:p>0.04</text:p>
          </table:table-cell>
          <table:table-cell office:value-type="float" office:value="0.325" calcext:value-type="float">
            <text:p>0.325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35.973" calcext:value-type="float">
            <text:p>35.973</text:p>
          </table:table-cell>
          <table:table-cell office:value-type="float" office:value="2.516" calcext:value-type="float">
            <text:p>2.516</text:p>
          </table:table-cell>
          <table:table-cell office:value-type="float" office:value="0.331" calcext:value-type="float">
            <text:p>0.331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35.812" calcext:value-type="float">
            <text:p>35.812</text:p>
          </table:table-cell>
          <table:table-cell office:value-type="float" office:value="-2.677" calcext:value-type="float">
            <text:p>-2.677</text:p>
          </table:table-cell>
          <table:table-cell office:value-type="float" office:value="0.323" calcext:value-type="float">
            <text:p>0.323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35.779" calcext:value-type="float">
            <text:p>35.779</text:p>
          </table:table-cell>
          <table:table-cell office:value-type="float" office:value="-0.549" calcext:value-type="float">
            <text:p>-0.549</text:p>
          </table:table-cell>
          <table:table-cell office:value-type="float" office:value="0.321" calcext:value-type="float">
            <text:p>0.321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35.799" calcext:value-type="float">
            <text:p>35.79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1" calcext:value-type="float">
            <text:p>0.321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6" calcext:value-type="float">
            <text:p>6</text:p>
          </table:table-cell>
          <table:table-cell office:value-type="float" office:value="35.829" calcext:value-type="float">
            <text:p>35.829</text:p>
          </table:table-cell>
          <table:table-cell office:value-type="float" office:value="0.491" calcext:value-type="float">
            <text:p>0.491</text:p>
          </table:table-cell>
          <table:table-cell office:value-type="float" office:value="0.321" calcext:value-type="float">
            <text:p>0.321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35.905" calcext:value-type="float">
            <text:p>35.905</text:p>
          </table:table-cell>
          <table:table-cell office:value-type="float" office:value="1.276" calcext:value-type="float">
            <text:p>1.276</text:p>
          </table:table-cell>
          <table:table-cell office:value-type="float" office:value="0.324" calcext:value-type="float">
            <text:p>0.324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5" calcext:value-type="float">
            <text:p>5</text:p>
          </table:table-cell>
          <table:table-cell office:value-type="float" office:value="35.921" calcext:value-type="float">
            <text:p>35.921</text:p>
          </table:table-cell>
          <table:table-cell office:value-type="float" office:value="0.268" calcext:value-type="float">
            <text:p>0.268</text:p>
          </table:table-cell>
          <table:table-cell office:value-type="float" office:value="0.324" calcext:value-type="float">
            <text:p>0.324</text:p>
          </table:table-cell>
          <table:table-cell office:value-type="float" office:value="1.055" calcext:value-type="float">
            <text:p>1.055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36.056" calcext:value-type="float">
            <text:p>36.056</text:p>
          </table:table-cell>
          <table:table-cell office:value-type="float" office:value="2.248" calcext:value-type="float">
            <text:p>2.248</text:p>
          </table:table-cell>
          <table:table-cell office:value-type="float" office:value="0.329" calcext:value-type="float">
            <text:p>0.329</text:p>
          </table:table-cell>
          <table:table-cell office:value-type="float" office:value="1.062" calcext:value-type="float">
            <text:p>1.062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36.303" calcext:value-type="float">
            <text:p>36.303</text:p>
          </table:table-cell>
          <table:table-cell office:value-type="float" office:value="4.122" calcext:value-type="float">
            <text:p>4.122</text:p>
          </table:table-cell>
          <table:table-cell office:value-type="float" office:value="0.339" calcext:value-type="float">
            <text:p>0.339</text:p>
          </table:table-cell>
          <table:table-cell office:value-type="float" office:value="1.052" calcext:value-type="float">
            <text:p>1.052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36.249" calcext:value-type="float">
            <text:p>36.249</text:p>
          </table:table-cell>
          <table:table-cell office:value-type="float" office:value="-0.91" calcext:value-type="float">
            <text:p>-0.91</text:p>
          </table:table-cell>
          <table:table-cell office:value-type="float" office:value="0.335" calcext:value-type="float">
            <text:p>0.335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36.289" calcext:value-type="float">
            <text:p>36.289</text:p>
          </table:table-cell>
          <table:table-cell office:value-type="float" office:value="0.669" calcext:value-type="float">
            <text:p>0.669</text:p>
          </table:table-cell>
          <table:table-cell office:value-type="float" office:value="0.336" calcext:value-type="float">
            <text:p>0.336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36.442" calcext:value-type="float">
            <text:p>36.442</text:p>
          </table:table-cell>
          <table:table-cell office:value-type="float" office:value="2.543" calcext:value-type="float">
            <text:p>2.543</text:p>
          </table:table-cell>
          <table:table-cell office:value-type="float" office:value="0.342" calcext:value-type="float">
            <text:p>0.342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36.557" calcext:value-type="float">
            <text:p>36.557</text:p>
          </table:table-cell>
          <table:table-cell office:value-type="float" office:value="1.927" calcext:value-type="float">
            <text:p>1.927</text:p>
          </table:table-cell>
          <table:table-cell office:value-type="float" office:value="0.346" calcext:value-type="float">
            <text:p>0.346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36.646" calcext:value-type="float">
            <text:p>36.646</text:p>
          </table:table-cell>
          <table:table-cell office:value-type="float" office:value="1.486" calcext:value-type="float">
            <text:p>1.486</text:p>
          </table:table-cell>
          <table:table-cell office:value-type="float" office:value="0.349" calcext:value-type="float">
            <text:p>0.349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36.808" calcext:value-type="float">
            <text:p>36.808</text:p>
          </table:table-cell>
          <table:table-cell office:value-type="float" office:value="2.69" calcext:value-type="float">
            <text:p>2.69</text:p>
          </table:table-cell>
          <table:table-cell office:value-type="float" office:value="0.355" calcext:value-type="float">
            <text:p>0.355</text:p>
          </table:table-cell>
          <table:table-cell office:value-type="float" office:value="1.021" calcext:value-type="float">
            <text:p>1.021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float" office:value="36.808" calcext:value-type="float">
            <text:p>36.808</text:p>
          </table:table-cell>
          <table:table-cell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37.116" calcext:value-type="float">
            <text:p>37.116</text:p>
          </table:table-cell>
          <table:table-cell office:value-type="float" office:value="5.139" calcext:value-type="float">
            <text:p>5.139</text:p>
          </table:table-cell>
          <table:table-cell office:value-type="float" office:value="0.367" calcext:value-type="float">
            <text:p>0.367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5" calcext:value-type="float">
            <text:p>5</text:p>
          </table:table-cell>
          <table:table-cell office:value-type="float" office:value="37.106" calcext:value-type="float">
            <text:p>37.106</text:p>
          </table:table-cell>
          <table:table-cell office:value-type="float" office:value="-0.161" calcext:value-type="float">
            <text:p>-0.161</text:p>
          </table:table-cell>
          <table:table-cell office:value-type="float" office:value="0.366" calcext:value-type="float">
            <text:p>0.366</text:p>
          </table:table-cell>
          <table:table-cell office:value-type="float" office:value="0.977" calcext:value-type="float">
            <text:p>0.97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  <table:table-cell office:value-type="float" office:value="37.33" calcext:value-type="float">
            <text:p>37.33</text:p>
          </table:table-cell>
          <table:table-cell office:value-type="float" office:value="3.73" calcext:value-type="float">
            <text:p>3.73</text:p>
          </table:table-cell>
          <table:table-cell office:value-type="float" office:value="0.374" calcext:value-type="float">
            <text:p>0.374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office:value-type="float" office:value="37.232" calcext:value-type="float">
            <text:p>37.232</text:p>
          </table:table-cell>
          <table:table-cell office:value-type="float" office:value="-1.628" calcext:value-type="float">
            <text:p>-1.628</text:p>
          </table:table-cell>
          <table:table-cell office:value-type="float" office:value="0.369" calcext:value-type="float">
            <text:p>0.369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37.504" calcext:value-type="float">
            <text:p>37.504</text:p>
          </table:table-cell>
          <table:table-cell office:value-type="float" office:value="4.528" calcext:value-type="float">
            <text:p>4.528</text:p>
          </table:table-cell>
          <table:table-cell office:value-type="float" office:value="0.38" calcext:value-type="float">
            <text:p>0.38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37.345" calcext:value-type="float">
            <text:p>37.345</text:p>
          </table:table-cell>
          <table:table-cell office:value-type="float" office:value="-2.655" calcext:value-type="float">
            <text:p>-2.655</text:p>
          </table:table-cell>
          <table:table-cell office:value-type="float" office:value="0.372" calcext:value-type="float">
            <text:p>0.372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office:value-type="float" office:value="37.473" calcext:value-type="float">
            <text:p>37.473</text:p>
          </table:table-cell>
          <table:table-cell office:value-type="float" office:value="2.128" calcext:value-type="float">
            <text:p>2.128</text:p>
          </table:table-cell>
          <table:table-cell office:value-type="float" office:value="0.376" calcext:value-type="float">
            <text:p>0.376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37.44" calcext:value-type="float">
            <text:p>37.44</text:p>
          </table:table-cell>
          <table:table-cell office:value-type="float" office:value="-0.544" calcext:value-type="float">
            <text:p>-0.544</text:p>
          </table:table-cell>
          <table:table-cell office:value-type="float" office:value="0.374" calcext:value-type="float">
            <text:p>0.37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37.546" calcext:value-type="float">
            <text:p>37.546</text:p>
          </table:table-cell>
          <table:table-cell office:value-type="float" office:value="1.762" calcext:value-type="float">
            <text:p>1.762</text:p>
          </table:table-cell>
          <table:table-cell office:value-type="float" office:value="0.378" calcext:value-type="float">
            <text:p>0.378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37.556" calcext:value-type="float">
            <text:p>37.556</text:p>
          </table:table-cell>
          <table:table-cell office:value-type="float" office:value="0.174" calcext:value-type="float">
            <text:p>0.174</text:p>
          </table:table-cell>
          <table:table-cell office:value-type="float" office:value="0.377" calcext:value-type="float">
            <text:p>0.377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37.622" calcext:value-type="float">
            <text:p>37.622</text:p>
          </table:table-cell>
          <table:table-cell office:value-type="float" office:value="1.097" calcext:value-type="float">
            <text:p>1.097</text:p>
          </table:table-cell>
          <table:table-cell office:value-type="float" office:value="0.379" calcext:value-type="float">
            <text:p>0.379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office:value-type="float" office:value="37.588" calcext:value-type="float">
            <text:p>37.588</text:p>
          </table:table-cell>
          <table:table-cell office:value-type="float" office:value="-0.562" calcext:value-type="float">
            <text:p>-0.562</text:p>
          </table:table-cell>
          <table:table-cell office:value-type="float" office:value="0.377" calcext:value-type="float">
            <text:p>0.37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37.61" calcext:value-type="float">
            <text:p>37.61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7" calcext:value-type="float">
            <text:p>0.377</text:p>
          </table:table-cell>
          <table:table-cell office:value-type="float" office:value="1.006" calcext:value-type="float">
            <text:p>1.006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37.726" calcext:value-type="float">
            <text:p>37.726</text:p>
          </table:table-cell>
          <table:table-cell office:value-type="float" office:value="1.941" calcext:value-type="float">
            <text:p>1.941</text:p>
          </table:table-cell>
          <table:table-cell office:value-type="float" office:value="0.38" calcext:value-type="float">
            <text:p>0.38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37.836" calcext:value-type="float">
            <text:p>37.836</text:p>
          </table:table-cell>
          <table:table-cell office:value-type="float" office:value="1.82" calcext:value-type="float">
            <text:p>1.82</text:p>
          </table:table-cell>
          <table:table-cell office:value-type="float" office:value="0.384" calcext:value-type="float">
            <text:p>0.384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38.168" calcext:value-type="float">
            <text:p>38.168</text:p>
          </table:table-cell>
          <table:table-cell office:value-type="float" office:value="5.541" calcext:value-type="float">
            <text:p>5.541</text:p>
          </table:table-cell>
          <table:table-cell office:value-type="float" office:value="0.397" calcext:value-type="float">
            <text:p>0.397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38.206" calcext:value-type="float">
            <text:p>38.2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98" calcext:value-type="float">
            <text:p>0.398</text:p>
          </table:table-cell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38.318" calcext:value-type="float">
            <text:p>38.318</text:p>
          </table:table-cell>
          <table:table-cell office:value-type="float" office:value="1.874" calcext:value-type="float">
            <text:p>1.874</text:p>
          </table:table-cell>
          <table:table-cell office:value-type="float" office:value="0.401" calcext:value-type="float">
            <text:p>0.40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office:value-type="float" office:value="38.439" calcext:value-type="float">
            <text:p>38.439</text:p>
          </table:table-cell>
          <table:table-cell office:value-type="float" office:value="2.025" calcext:value-type="float">
            <text:p>2.025</text:p>
          </table:table-cell>
          <table:table-cell office:value-type="float" office:value="0.405" calcext:value-type="float">
            <text:p>0.405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38.54" calcext:value-type="float">
            <text:p>38.54</text:p>
          </table:table-cell>
          <table:table-cell office:value-type="float" office:value="1.677" calcext:value-type="float">
            <text:p>1.677</text:p>
          </table:table-cell>
          <table:table-cell office:value-type="float" office:value="0.408" calcext:value-type="float">
            <text:p>0.408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38.648" calcext:value-type="float">
            <text:p>38.648</text:p>
          </table:table-cell>
          <table:table-cell office:value-type="float" office:value="1.802" calcext:value-type="float">
            <text:p>1.802</text:p>
          </table:table-cell>
          <table:table-cell office:value-type="float" office:value="0.412" calcext:value-type="float">
            <text:p>0.412</text:p>
          </table:table-cell>
          <table:table-cell office:value-type="float" office:value="0.919" calcext:value-type="float">
            <text:p>0.919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38.762" calcext:value-type="float">
            <text:p>38.762</text:p>
          </table:table-cell>
          <table:table-cell office:value-type="float" office:value="1.9" calcext:value-type="float">
            <text:p>1.9</text:p>
          </table:table-cell>
          <table:table-cell office:value-type="float" office:value="0.416" calcext:value-type="float">
            <text:p>0.416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3" calcext:value-type="float">
            <text:p>3</text:p>
          </table:table-cell>
          <table:table-cell office:value-type="float" office:value="38.663" calcext:value-type="float">
            <text:p>38.663</text:p>
          </table:table-cell>
          <table:table-cell office:value-type="float" office:value="-1.651" calcext:value-type="float">
            <text:p>-1.651</text:p>
          </table:table-cell>
          <table:table-cell office:value-type="float" office:value="0.41" calcext:value-type="float">
            <text:p>0.41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38.851" calcext:value-type="float">
            <text:p>38.851</text:p>
          </table:table-cell>
          <table:table-cell office:value-type="float" office:value="3.123" calcext:value-type="float">
            <text:p>3.123</text:p>
          </table:table-cell>
          <table:table-cell office:value-type="float" office:value="0.417" calcext:value-type="float">
            <text:p>0.417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38.847" calcext:value-type="float">
            <text:p>38.847</text:p>
          </table:table-cell>
          <table:table-cell office:value-type="float" office:value="-0.067" calcext:value-type="float">
            <text:p>-0.067</text:p>
          </table:table-cell>
          <table:table-cell office:value-type="float" office:value="0.416" calcext:value-type="float">
            <text:p>0.416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float" office:value="38.939" calcext:value-type="float">
            <text:p>38.939</text:p>
          </table:table-cell>
          <table:table-cell office:value-type="float" office:value="1.539" calcext:value-type="float">
            <text:p>1.539</text:p>
          </table:table-cell>
          <table:table-cell office:value-type="float" office:value="0.419" calcext:value-type="float">
            <text:p>0.419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39.002" calcext:value-type="float">
            <text:p>39.002</text:p>
          </table:table-cell>
          <table:table-cell office:value-type="float" office:value="1.044" calcext:value-type="float">
            <text:p>1.044</text:p>
          </table:table-cell>
          <table:table-cell office:value-type="float" office:value="0.42" calcext:value-type="float">
            <text:p>0.42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float" office:value="39.255" calcext:value-type="float">
            <text:p>39.255</text:p>
          </table:table-cell>
          <table:table-cell office:value-type="float" office:value="4.22" calcext:value-type="float">
            <text:p>4.22</text:p>
          </table:table-cell>
          <table:table-cell office:value-type="float" office:value="0.429" calcext:value-type="float">
            <text:p>0.429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39.263" calcext:value-type="float">
            <text:p>39.263</text:p>
          </table:table-cell>
          <table:table-cell office:value-type="float" office:value="0.134" calcext:value-type="float">
            <text:p>0.134</text:p>
          </table:table-cell>
          <table:table-cell office:value-type="float" office:value="0.429" calcext:value-type="float">
            <text:p>0.429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39.212" calcext:value-type="float">
            <text:p>39.212</text:p>
          </table:table-cell>
          <table:table-cell office:value-type="float" office:value="-0.848" calcext:value-type="float">
            <text:p>-0.848</text:p>
          </table:table-cell>
          <table:table-cell office:value-type="float" office:value="0.426" calcext:value-type="float">
            <text:p>0.426</text:p>
          </table:table-cell>
          <table:table-cell office:value-type="float" office:value="0.873" calcext:value-type="float">
            <text:p>0.873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39.469" calcext:value-type="float">
            <text:p>39.469</text:p>
          </table:table-cell>
          <table:table-cell office:value-type="float" office:value="4.283" calcext:value-type="float">
            <text:p>4.283</text:p>
          </table:table-cell>
          <table:table-cell office:value-type="float" office:value="0.435" calcext:value-type="float">
            <text:p>0.435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5" calcext:value-type="float">
            <text:p>5</text:p>
          </table:table-cell>
          <table:table-cell office:value-type="float" office:value="39.586" calcext:value-type="float">
            <text:p>39.586</text:p>
          </table:table-cell>
          <table:table-cell office:value-type="float" office:value="1.954" calcext:value-type="float">
            <text:p>1.954</text:p>
          </table:table-cell>
          <table:table-cell office:value-type="float" office:value="0.439" calcext:value-type="float">
            <text:p>0.439</text:p>
          </table:table-cell>
          <table:table-cell office:value-type="float" office:value="0.851" calcext:value-type="float">
            <text:p>0.851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  <table:table-cell office:value-type="float" office:value="39.503" calcext:value-type="float">
            <text:p>39.503</text:p>
          </table:table-cell>
          <table:table-cell office:value-type="float" office:value="-1.392" calcext:value-type="float">
            <text:p>-1.392</text:p>
          </table:table-cell>
          <table:table-cell office:value-type="float" office:value="0.434" calcext:value-type="float">
            <text:p>0.434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39.648" calcext:value-type="float">
            <text:p>39.648</text:p>
          </table:table-cell>
          <table:table-cell office:value-type="float" office:value="2.427" calcext:value-type="float">
            <text:p>2.427</text:p>
          </table:table-cell>
          <table:table-cell office:value-type="float" office:value="0.439" calcext:value-type="float">
            <text:p>0.439</text:p>
          </table:table-cell>
          <table:table-cell office:value-type="float" office:value="0.866" calcext:value-type="float">
            <text:p>0.866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39.583" calcext:value-type="float">
            <text:p>39.583</text:p>
          </table:table-cell>
          <table:table-cell office:value-type="float" office:value="-1.089" calcext:value-type="float">
            <text:p>-1.089</text:p>
          </table:table-cell>
          <table:table-cell office:value-type="float" office:value="0.435" calcext:value-type="float">
            <text:p>0.435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39.634" calcext:value-type="float">
            <text:p>39.634</text:p>
          </table:table-cell>
          <table:table-cell office:value-type="float" office:value="0.843" calcext:value-type="float">
            <text:p>0.843</text:p>
          </table:table-cell>
          <table:table-cell office:value-type="float" office:value="0.436" calcext:value-type="float">
            <text:p>0.436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5" calcext:value-type="float">
            <text:p>5</text:p>
          </table:table-cell>
          <table:table-cell office:value-type="float" office:value="39.634" calcext:value-type="float">
            <text:p>39.634</text:p>
          </table:table-cell>
          <table:table-cell office:value-type="float" office:value="0.013" calcext:value-type="float">
            <text:p>0.013</text:p>
          </table:table-cell>
          <table:table-cell office:value-type="float" office:value="0.435" calcext:value-type="float">
            <text:p>0.435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39.638" calcext:value-type="float">
            <text:p>39.6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434" calcext:value-type="float">
            <text:p>0.43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float" office:value="39.647" calcext:value-type="float">
            <text:p>39.647</text:p>
          </table:table-cell>
          <table:table-cell office:value-type="float" office:value="0.161" calcext:value-type="float">
            <text:p>0.161</text:p>
          </table:table-cell>
          <table:table-cell office:value-type="float" office:value="0.434" calcext:value-type="float">
            <text:p>0.434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39.739" calcext:value-type="float">
            <text:p>39.739</text:p>
          </table:table-cell>
          <table:table-cell office:value-type="float" office:value="1.535" calcext:value-type="float">
            <text:p>1.535</text:p>
          </table:table-cell>
          <table:table-cell office:value-type="float" office:value="0.436" calcext:value-type="float">
            <text:p>0.436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5" calcext:value-type="float">
            <text:p>5</text:p>
          </table:table-cell>
          <table:table-cell office:value-type="float" office:value="39.949" calcext:value-type="float">
            <text:p>39.949</text:p>
          </table:table-cell>
          <table:table-cell office:value-type="float" office:value="3.498" calcext:value-type="float">
            <text:p>3.498</text:p>
          </table:table-cell>
          <table:table-cell office:value-type="float" office:value="0.443" calcext:value-type="float">
            <text:p>0.443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office:value-type="float" office:value="39.988" calcext:value-type="float">
            <text:p>39.988</text:p>
          </table:table-cell>
          <table:table-cell office:value-type="float" office:value="0.651" calcext:value-type="float">
            <text:p>0.651</text:p>
          </table:table-cell>
          <table:table-cell office:value-type="float" office:value="0.444" calcext:value-type="float">
            <text:p>0.444</text:p>
          </table:table-cell>
          <table:table-cell office:value-type="float" office:value="0.859" calcext:value-type="float">
            <text:p>0.859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40.133" calcext:value-type="float">
            <text:p>40.133</text:p>
          </table:table-cell>
          <table:table-cell office:value-type="float" office:value="2.409" calcext:value-type="float">
            <text:p>2.409</text:p>
          </table:table-cell>
          <table:table-cell office:value-type="float" office:value="0.449" calcext:value-type="float">
            <text:p>0.449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40.277" calcext:value-type="float">
            <text:p>40.277</text:p>
          </table:table-cell>
          <table:table-cell office:value-type="float" office:value="2.4" calcext:value-type="float">
            <text:p>2.4</text:p>
          </table:table-cell>
          <table:table-cell office:value-type="float" office:value="0.453" calcext:value-type="float">
            <text:p>0.453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5" calcext:value-type="float">
            <text:p>5</text:p>
          </table:table-cell>
          <table:table-cell office:value-type="float" office:value="40.235" calcext:value-type="float">
            <text:p>40.235</text:p>
          </table:table-cell>
          <table:table-cell office:value-type="float" office:value="-0.696" calcext:value-type="float">
            <text:p>-0.696</text:p>
          </table:table-cell>
          <table:table-cell office:value-type="float" office:value="0.45" calcext:value-type="float">
            <text:p>0.45</text:p>
          </table:table-cell>
          <table:table-cell office:value-type="float" office:value="0.815" calcext:value-type="float">
            <text:p>0.815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40.347" calcext:value-type="float">
            <text:p>40.347</text:p>
          </table:table-cell>
          <table:table-cell office:value-type="float" office:value="1.874" calcext:value-type="float">
            <text:p>1.874</text:p>
          </table:table-cell>
          <table:table-cell office:value-type="float" office:value="0.454" calcext:value-type="float">
            <text:p>0.454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40.37" calcext:value-type="float">
            <text:p>40.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454" calcext:value-type="float">
            <text:p>0.454</text:p>
          </table:table-cell>
          <table:table-cell office:value-type="float" office:value="0.822" calcext:value-type="float">
            <text:p>0.822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40.548" calcext:value-type="float">
            <text:p>40.548</text:p>
          </table:table-cell>
          <table:table-cell office:value-type="float" office:value="2.962" calcext:value-type="float">
            <text:p>2.962</text:p>
          </table:table-cell>
          <table:table-cell office:value-type="float" office:value="0.459" calcext:value-type="float">
            <text:p>0.459</text:p>
          </table:table-cell>
          <table:table-cell office:value-type="float" office:value="0.829" calcext:value-type="float">
            <text:p>0.829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40.759" calcext:value-type="float">
            <text:p>40.759</text:p>
          </table:table-cell>
          <table:table-cell office:value-type="float" office:value="3.524" calcext:value-type="float">
            <text:p>3.524</text:p>
          </table:table-cell>
          <table:table-cell office:value-type="float" office:value="0.466" calcext:value-type="float">
            <text:p>0.466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40.703" calcext:value-type="float">
            <text:p>40.703</text:p>
          </table:table-cell>
          <table:table-cell office:value-type="float" office:value="-0.937" calcext:value-type="float">
            <text:p>-0.937</text:p>
          </table:table-cell>
          <table:table-cell office:value-type="float" office:value="0.463" calcext:value-type="float">
            <text:p>0.46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40.797" calcext:value-type="float">
            <text:p>40.797</text:p>
          </table:table-cell>
          <table:table-cell office:value-type="float" office:value="1.561" calcext:value-type="float">
            <text:p>1.561</text:p>
          </table:table-cell>
          <table:table-cell office:value-type="float" office:value="0.466" calcext:value-type="float">
            <text:p>0.466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5" calcext:value-type="float">
            <text:p>5</text:p>
          </table:table-cell>
          <table:table-cell office:value-type="float" office:value="40.852" calcext:value-type="float">
            <text:p>40.852</text:p>
          </table:table-cell>
          <table:table-cell office:value-type="float" office:value="0.919" calcext:value-type="float">
            <text:p>0.919</text:p>
          </table:table-cell>
          <table:table-cell office:value-type="float" office:value="0.467" calcext:value-type="float">
            <text:p>0.467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float" office:value="40.926" calcext:value-type="float">
            <text:p>40.926</text:p>
          </table:table-cell>
          <table:table-cell office:value-type="float" office:value="1.231" calcext:value-type="float">
            <text:p>1.231</text:p>
          </table:table-cell>
          <table:table-cell office:value-type="float" office:value="0.469" calcext:value-type="float">
            <text:p>0.469</text:p>
          </table:table-cell>
          <table:table-cell office:value-type="float" office:value="0.762" calcext:value-type="float">
            <text:p>0.762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float" office:value="41.007" calcext:value-type="float">
            <text:p>41.007</text:p>
          </table:table-cell>
          <table:table-cell office:value-type="float" office:value="1.352" calcext:value-type="float">
            <text:p>1.352</text:p>
          </table:table-cell>
          <table:table-cell office:value-type="float" office:value="0.471" calcext:value-type="float">
            <text:p>0.471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office:value-type="float" office:value="41.08" calcext:value-type="float">
            <text:p>41.08</text:p>
          </table:table-cell>
          <table:table-cell office:value-type="float" office:value="1.218" calcext:value-type="float">
            <text:p>1.218</text:p>
          </table:table-cell>
          <table:table-cell office:value-type="float" office:value="0.472" calcext:value-type="float">
            <text:p>0.472</text:p>
          </table:table-cell>
          <table:table-cell office:value-type="float" office:value="0.743" calcext:value-type="float">
            <text:p>0.743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41.067" calcext:value-type="float">
            <text:p>41.067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471" calcext:value-type="float">
            <text:p>0.471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office:value-type="float" office:value="41.199" calcext:value-type="float">
            <text:p>41.199</text:p>
          </table:table-cell>
          <table:table-cell office:value-type="float" office:value="2.208" calcext:value-type="float">
            <text:p>2.208</text:p>
          </table:table-cell>
          <table:table-cell office:value-type="float" office:value="0.475" calcext:value-type="float">
            <text:p>0.475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41.131" calcext:value-type="float">
            <text:p>41.131</text:p>
          </table:table-cell>
          <table:table-cell office:value-type="float" office:value="-1.138" calcext:value-type="float">
            <text:p>-1.138</text:p>
          </table:table-cell>
          <table:table-cell office:value-type="float" office:value="0.471" calcext:value-type="float">
            <text:p>0.471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float" office:value="41.195" calcext:value-type="float">
            <text:p>41.195</text:p>
          </table:table-cell>
          <table:table-cell office:value-type="float" office:value="1.071" calcext:value-type="float">
            <text:p>1.071</text:p>
          </table:table-cell>
          <table:table-cell office:value-type="float" office:value="0.472" calcext:value-type="float">
            <text:p>0.472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1.407" calcext:value-type="float">
            <text:p>41.407</text:p>
          </table:table-cell>
          <table:table-cell office:value-type="float" office:value="3.533" calcext:value-type="float">
            <text:p>3.533</text:p>
          </table:table-cell>
          <table:table-cell office:value-type="float" office:value="0.479" calcext:value-type="float">
            <text:p>0.479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5" calcext:value-type="float">
            <text:p>5</text:p>
          </table:table-cell>
          <table:table-cell office:value-type="float" office:value="41.42" calcext:value-type="float">
            <text:p>41.42</text:p>
          </table:table-cell>
          <table:table-cell office:value-type="float" office:value="0.214" calcext:value-type="float">
            <text:p>0.214</text:p>
          </table:table-cell>
          <table:table-cell office:value-type="float" office:value="0.479" calcext:value-type="float">
            <text:p>0.479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float" office:value="41.412" calcext:value-type="float">
            <text:p>41.412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477" calcext:value-type="float">
            <text:p>0.477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41.699" calcext:value-type="float">
            <text:p>41.699</text:p>
          </table:table-cell>
          <table:table-cell office:value-type="float" office:value="4.774" calcext:value-type="float">
            <text:p>4.774</text:p>
          </table:table-cell>
          <table:table-cell office:value-type="float" office:value="0.487" calcext:value-type="float">
            <text:p>0.487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41.619" calcext:value-type="float">
            <text:p>41.619</text:p>
          </table:table-cell>
          <table:table-cell office:value-type="float" office:value="-1.321" calcext:value-type="float">
            <text:p>-1.321</text:p>
          </table:table-cell>
          <table:table-cell office:value-type="float" office:value="0.483" calcext:value-type="float">
            <text:p>0.483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41.825" calcext:value-type="float">
            <text:p>41.825</text:p>
          </table:table-cell>
          <table:table-cell office:value-type="float" office:value="3.426" calcext:value-type="float">
            <text:p>3.426</text:p>
          </table:table-cell>
          <table:table-cell office:value-type="float" office:value="0.489" calcext:value-type="float">
            <text:p>0.489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float" office:value="41.844" calcext:value-type="float">
            <text:p>41.844</text:p>
          </table:table-cell>
          <table:table-cell office:value-type="float" office:value="0.321" calcext:value-type="float">
            <text:p>0.321</text:p>
          </table:table-cell>
          <table:table-cell office:value-type="float" office:value="0.489" calcext:value-type="float">
            <text:p>0.489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" calcext:value-type="float">
            <text:p>4</text:p>
          </table:table-cell>
          <table:table-cell office:value-type="float" office:value="42.002" calcext:value-type="float">
            <text:p>42.002</text:p>
          </table:table-cell>
          <table:table-cell office:value-type="float" office:value="2.637" calcext:value-type="float">
            <text:p>2.637</text:p>
          </table:table-cell>
          <table:table-cell office:value-type="float" office:value="0.494" calcext:value-type="float">
            <text:p>0.494</text:p>
          </table:table-cell>
          <table:table-cell office:value-type="float" office:value="0.629" calcext:value-type="float">
            <text:p>0.629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5" calcext:value-type="float">
            <text:p>5</text:p>
          </table:table-cell>
          <table:table-cell office:value-type="float" office:value="42.027" calcext:value-type="float">
            <text:p>42.027</text:p>
          </table:table-cell>
          <table:table-cell office:value-type="float" office:value="0.415" calcext:value-type="float">
            <text:p>0.415</text:p>
          </table:table-cell>
          <table:table-cell office:value-type="float" office:value="0.494" calcext:value-type="float">
            <text:p>0.494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5" calcext:value-type="float">
            <text:p>5</text:p>
          </table:table-cell>
          <table:table-cell office:value-type="float" office:value="42.294" calcext:value-type="float">
            <text:p>42.294</text:p>
          </table:table-cell>
          <table:table-cell office:value-type="float" office:value="4.443" calcext:value-type="float">
            <text:p>4.443</text:p>
          </table:table-cell>
          <table:table-cell office:value-type="float" office:value="0.502" calcext:value-type="float">
            <text:p>0.502</text:p>
          </table:table-cell>
          <table:table-cell office:value-type="float" office:value="0.586" calcext:value-type="float">
            <text:p>0.586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office:value-type="float" office:value="42.384" calcext:value-type="float">
            <text:p>42.384</text:p>
          </table:table-cell>
          <table:table-cell office:value-type="float" office:value="1.499" calcext:value-type="float">
            <text:p>1.499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42.436" calcext:value-type="float">
            <text:p>42.436</text:p>
          </table:table-cell>
          <table:table-cell office:value-type="float" office:value="0.87" calcext:value-type="float">
            <text:p>0.87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7" calcext:value-type="float">
            <text:p>0.467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4" calcext:value-type="float">
            <text:p>4</text:p>
          </table:table-cell>
          <table:table-cell office:value-type="float" office:value="42.524" calcext:value-type="float">
            <text:p>42.524</text:p>
          </table:table-cell>
          <table:table-cell office:value-type="float" office:value="1.472" calcext:value-type="float">
            <text:p>1.472</text:p>
          </table:table-cell>
          <table:table-cell office:value-type="float" office:value="0.507" calcext:value-type="float">
            <text:p>0.507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 office:value-type="float" office:value="42.436" calcext:value-type="float">
            <text:p>42.436</text:p>
          </table:table-cell>
          <table:table-cell office:value-type="float" office:value="-1.472" calcext:value-type="float">
            <text:p>-1.472</text:p>
          </table:table-cell>
          <table:table-cell office:value-type="float" office:value="0.503" calcext:value-type="float">
            <text:p>0.503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42.66" calcext:value-type="float">
            <text:p>42.66</text:p>
          </table:table-cell>
          <table:table-cell office:value-type="float" office:value="3.734" calcext:value-type="float">
            <text:p>3.734</text:p>
          </table:table-cell>
          <table:table-cell office:value-type="float" office:value="0.51" calcext:value-type="float">
            <text:p>0.51</text:p>
          </table:table-cell>
          <table:table-cell office:value-type="float" office:value="0.481" calcext:value-type="float">
            <text:p>0.481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float" office:value="42.581" calcext:value-type="float">
            <text:p>42.581</text:p>
          </table:table-cell>
          <table:table-cell office:value-type="float" office:value="-1.325" calcext:value-type="float">
            <text:p>-1.325</text:p>
          </table:table-cell>
          <table:table-cell office:value-type="float" office:value="0.506" calcext:value-type="float">
            <text:p>0.506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office:value-type="float" office:value="42.798" calcext:value-type="float">
            <text:p>42.798</text:p>
          </table:table-cell>
          <table:table-cell office:value-type="float" office:value="3.614" calcext:value-type="float">
            <text:p>3.614</text:p>
          </table:table-cell>
          <table:table-cell office:value-type="float" office:value="0.513" calcext:value-type="float">
            <text:p>0.51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42.773" calcext:value-type="float">
            <text:p>42.773</text:p>
          </table:table-cell>
          <table:table-cell office:value-type="float" office:value="-0.402" calcext:value-type="float">
            <text:p>-0.402</text:p>
          </table:table-cell>
          <table:table-cell office:value-type="float" office:value="0.511" calcext:value-type="float">
            <text:p>0.511</text:p>
          </table:table-cell>
          <table:table-cell office:value-type="float" office:value="0.346" calcext:value-type="float">
            <text:p>0.346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5" calcext:value-type="float">
            <text:p>5</text:p>
          </table:table-cell>
          <table:table-cell office:value-type="float" office:value="42.863" calcext:value-type="float">
            <text:p>42.863</text:p>
          </table:table-cell>
          <table:table-cell office:value-type="float" office:value="1.486" calcext:value-type="float">
            <text:p>1.486</text:p>
          </table:table-cell>
          <table:table-cell office:value-type="float" office:value="0.513" calcext:value-type="float">
            <text:p>0.513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5" calcext:value-type="float">
            <text:p>5</text:p>
          </table:table-cell>
          <table:table-cell office:value-type="float" office:value="42.769" calcext:value-type="float">
            <text:p>42.769</text:p>
          </table:table-cell>
          <table:table-cell office:value-type="float" office:value="-1.552" calcext:value-type="float">
            <text:p>-1.552</text:p>
          </table:table-cell>
          <table:table-cell office:value-type="float" office:value="0.509" calcext:value-type="float">
            <text:p>0.509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office:value-type="float" office:value="42.933" calcext:value-type="float">
            <text:p>42.933</text:p>
          </table:table-cell>
          <table:table-cell office:value-type="float" office:value="2.721" calcext:value-type="float">
            <text:p>2.721</text:p>
          </table:table-cell>
          <table:table-cell office:value-type="float" office:value="0.513" calcext:value-type="float">
            <text:p>0.513</text:p>
          </table:table-cell>
          <table:table-cell office:value-type="float" office:value="0.395" calcext:value-type="float">
            <text:p>0.395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43.242" calcext:value-type="float">
            <text:p>43.242</text:p>
          </table:table-cell>
          <table:table-cell office:value-type="float" office:value="5.148" calcext:value-type="float">
            <text:p>5.148</text:p>
          </table:table-cell>
          <table:table-cell office:value-type="float" office:value="0.523" calcext:value-type="float">
            <text:p>0.523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6" calcext:value-type="float">
            <text:p>6</text:p>
          </table:table-cell>
          <table:table-cell office:value-type="float" office:value="42.992" calcext:value-type="float">
            <text:p>42.992</text:p>
          </table:table-cell>
          <table:table-cell office:value-type="float" office:value="-4.167" calcext:value-type="float">
            <text:p>-4.167</text:p>
          </table:table-cell>
          <table:table-cell office:value-type="float" office:value="0.513" calcext:value-type="float">
            <text:p>0.513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float" office:value="42.988" calcext:value-type="float">
            <text:p>42.988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512" calcext:value-type="float">
            <text:p>0.512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6" calcext:value-type="float">
            <text:p>6</text:p>
          </table:table-cell>
          <table:table-cell office:value-type="float" office:value="42.989" calcext:value-type="float">
            <text:p>42.989</text:p>
          </table:table-cell>
          <table:table-cell office:value-type="float" office:value="0.018" calcext:value-type="float">
            <text:p>0.018</text:p>
          </table:table-cell>
          <table:table-cell office:value-type="float" office:value="0.511" calcext:value-type="float">
            <text:p>0.511</text:p>
          </table:table-cell>
          <table:table-cell office:value-type="float" office:value="0.319" calcext:value-type="float">
            <text:p>0.319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office:value-type="float" office:value="43.107" calcext:value-type="float">
            <text:p>43.107</text:p>
          </table:table-cell>
          <table:table-cell office:value-type="float" office:value="1.963" calcext:value-type="float">
            <text:p>1.963</text:p>
          </table:table-cell>
          <table:table-cell office:value-type="float" office:value="0.514" calcext:value-type="float">
            <text:p>0.514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43.058" calcext:value-type="float">
            <text:p>43.058</text:p>
          </table:table-cell>
          <table:table-cell office:value-type="float" office:value="-0.803" calcext:value-type="float">
            <text:p>-0.803</text:p>
          </table:table-cell>
          <table:table-cell office:value-type="float" office:value="0.511" calcext:value-type="float">
            <text:p>0.511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5" calcext:value-type="float">
            <text:p>5</text:p>
          </table:table-cell>
          <table:table-cell office:value-type="float" office:value="43.261" calcext:value-type="float">
            <text:p>43.261</text:p>
          </table:table-cell>
          <table:table-cell office:value-type="float" office:value="3.373" calcext:value-type="float">
            <text:p>3.373</text:p>
          </table:table-cell>
          <table:table-cell office:value-type="float" office:value="0.517" calcext:value-type="float">
            <text:p>0.517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 office:value-type="float" office:value="43.164" calcext:value-type="float">
            <text:p>43.164</text:p>
          </table:table-cell>
          <table:table-cell office:value-type="float" office:value="-1.606" calcext:value-type="float">
            <text:p>-1.606</text:p>
          </table:table-cell>
          <table:table-cell office:value-type="float" office:value="0.513" calcext:value-type="float">
            <text:p>0.513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float" office:value="43.357" calcext:value-type="float">
            <text:p>43.357</text:p>
          </table:table-cell>
          <table:table-cell office:value-type="float" office:value="3.212" calcext:value-type="float">
            <text:p>3.212</text:p>
          </table:table-cell>
          <table:table-cell office:value-type="float" office:value="0.519" calcext:value-type="float">
            <text:p>0.519</text:p>
          </table:table-cell>
          <table:table-cell office:value-type="float" office:value="0.257" calcext:value-type="float">
            <text:p>0.257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43.203" calcext:value-type="float">
            <text:p>43.203</text:p>
          </table:table-cell>
          <table:table-cell office:value-type="float" office:value="-2.57" calcext:value-type="float">
            <text:p>-2.57</text:p>
          </table:table-cell>
          <table:table-cell office:value-type="float" office:value="0.512" calcext:value-type="float">
            <text:p>0.512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office:value-type="float" office:value="43.341" calcext:value-type="float">
            <text:p>43.341</text:p>
          </table:table-cell>
          <table:table-cell office:value-type="float" office:value="2.302" calcext:value-type="float">
            <text:p>2.302</text:p>
          </table:table-cell>
          <table:table-cell office:value-type="float" office:value="0.516" calcext:value-type="float">
            <text:p>0.516</text:p>
          </table:table-cell>
          <table:table-cell office:value-type="float" office:value="0.251" calcext:value-type="float">
            <text:p>0.251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5" calcext:value-type="float">
            <text:p>5</text:p>
          </table:table-cell>
          <table:table-cell office:value-type="float" office:value="43.226" calcext:value-type="float">
            <text:p>43.226</text:p>
          </table:table-cell>
          <table:table-cell office:value-type="float" office:value="-1.927" calcext:value-type="float">
            <text:p>-1.927</text:p>
          </table:table-cell>
          <table:table-cell office:value-type="float" office:value="0.511" calcext:value-type="float">
            <text:p>0.511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43.357" calcext:value-type="float">
            <text:p>43.357</text:p>
          </table:table-cell>
          <table:table-cell office:value-type="float" office:value="2.195" calcext:value-type="float">
            <text:p>2.195</text:p>
          </table:table-cell>
          <table:table-cell office:value-type="float" office:value="0.514" calcext:value-type="float">
            <text:p>0.514</text:p>
          </table:table-cell>
          <table:table-cell office:value-type="float" office:value="0.258" calcext:value-type="float">
            <text:p>0.258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office:value-type="float" office:value="43.303" calcext:value-type="float">
            <text:p>43.303</text:p>
          </table:table-cell>
          <table:table-cell office:value-type="float" office:value="-0.897" calcext:value-type="float">
            <text:p>-0.897</text:p>
          </table:table-cell>
          <table:table-cell office:value-type="float" office:value="0.511" calcext:value-type="float">
            <text:p>0.511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office:value-type="float" office:value="43.399" calcext:value-type="float">
            <text:p>43.399</text:p>
          </table:table-cell>
          <table:table-cell office:value-type="float" office:value="1.593" calcext:value-type="float">
            <text:p>1.593</text:p>
          </table:table-cell>
          <table:table-cell office:value-type="float" office:value="0.514" calcext:value-type="float">
            <text:p>0.514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office:value-type="float" office:value="43.35" calcext:value-type="float">
            <text:p>43.35</text:p>
          </table:table-cell>
          <table:table-cell office:value-type="float" office:value="-0.812" calcext:value-type="float">
            <text:p>-0.812</text:p>
          </table:table-cell>
          <table:table-cell office:value-type="float" office:value="0.511" calcext:value-type="float">
            <text:p>0.511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office:value-type="float" office:value="43.297" calcext:value-type="float">
            <text:p>43.297</text:p>
          </table:table-cell>
          <table:table-cell office:value-type="float" office:value="-0.892" calcext:value-type="float">
            <text:p>-0.892</text:p>
          </table:table-cell>
          <table:table-cell office:value-type="float" office:value="0.508" calcext:value-type="float">
            <text:p>0.508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float" office:value="43.46" calcext:value-type="float">
            <text:p>43.46</text:p>
          </table:table-cell>
          <table:table-cell office:value-type="float" office:value="2.721" calcext:value-type="float">
            <text:p>2.721</text:p>
          </table:table-cell>
          <table:table-cell office:value-type="float" office:value="0.512" calcext:value-type="float">
            <text:p>0.512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4" calcext:value-type="float">
            <text:p>4</text:p>
          </table:table-cell>
          <table:table-cell office:value-type="float" office:value="43.251" calcext:value-type="float">
            <text:p>43.251</text:p>
          </table:table-cell>
          <table:table-cell office:value-type="float" office:value="-3.48" calcext:value-type="float">
            <text:p>-3.48</text:p>
          </table:table-cell>
          <table:table-cell office:value-type="float" office:value="0.504" calcext:value-type="float">
            <text:p>0.504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5" calcext:value-type="float">
            <text:p>5</text:p>
          </table:table-cell>
          <table:table-cell office:value-type="float" office:value="43.367" calcext:value-type="float">
            <text:p>43.367</text:p>
          </table:table-cell>
          <table:table-cell office:value-type="float" office:value="1.927" calcext:value-type="float">
            <text:p>1.927</text:p>
          </table:table-cell>
          <table:table-cell office:value-type="float" office:value="0.507" calcext:value-type="float">
            <text:p>0.507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office:value-type="float" office:value="43.267" calcext:value-type="float">
            <text:p>43.267</text:p>
          </table:table-cell>
          <table:table-cell office:value-type="float" office:value="-1.66" calcext:value-type="float">
            <text:p>-1.66</text:p>
          </table:table-cell>
          <table:table-cell office:value-type="float" office:value="0.503" calcext:value-type="float">
            <text:p>0.50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43.441" calcext:value-type="float">
            <text:p>43.441</text:p>
          </table:table-cell>
          <table:table-cell office:value-type="float" office:value="2.9" calcext:value-type="float">
            <text:p>2.9</text:p>
          </table:table-cell>
          <table:table-cell office:value-type="float" office:value="0.508" calcext:value-type="float">
            <text:p>0.508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5" calcext:value-type="float">
            <text:p>5</text:p>
          </table:table-cell>
          <table:table-cell office:value-type="float" office:value="43.682" calcext:value-type="float">
            <text:p>43.682</text:p>
          </table:table-cell>
          <table:table-cell office:value-type="float" office:value="4.006" calcext:value-type="float">
            <text:p>4.006</text:p>
          </table:table-cell>
          <table:table-cell office:value-type="float" office:value="0.515" calcext:value-type="float">
            <text:p>0.515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float" office:value="43.566" calcext:value-type="float">
            <text:p>43.566</text:p>
          </table:table-cell>
          <table:table-cell office:value-type="float" office:value="-1.927" calcext:value-type="float">
            <text:p>-1.927</text:p>
          </table:table-cell>
          <table:table-cell office:value-type="float" office:value="0.51" calcext:value-type="float">
            <text:p>0.51</text:p>
          </table:table-cell>
          <table:table-cell office:value-type="float" office:value="-0.423" calcext:value-type="float">
            <text:p>-0.423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43.476" calcext:value-type="float">
            <text:p>43.476</text:p>
          </table:table-cell>
          <table:table-cell office:value-type="float" office:value="-1.499" calcext:value-type="float">
            <text:p>-1.499</text:p>
          </table:table-cell>
          <table:table-cell office:value-type="float" office:value="0.506" calcext:value-type="float">
            <text:p>0.506</text:p>
          </table:table-cell>
          <table:table-cell office:value-type="float" office:value="-0.172" calcext:value-type="float">
            <text:p>-0.172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5" calcext:value-type="float">
            <text:p>5</text:p>
          </table:table-cell>
          <table:table-cell office:value-type="float" office:value="43.492" calcext:value-type="float">
            <text:p>43.492</text:p>
          </table:table-cell>
          <table:table-cell office:value-type="float" office:value="0.268" calcext:value-type="float">
            <text:p>0.268</text:p>
          </table:table-cell>
          <table:table-cell office:value-type="float" office:value="0.505" calcext:value-type="float">
            <text:p>0.50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43.711" calcext:value-type="float">
            <text:p>43.711</text:p>
          </table:table-cell>
          <table:table-cell office:value-type="float" office:value="3.64" calcext:value-type="float">
            <text:p>3.64</text:p>
          </table:table-cell>
          <table:table-cell office:value-type="float" office:value="0.512" calcext:value-type="float">
            <text:p>0.51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float" office:value="43.761" calcext:value-type="float">
            <text:p>43.761</text:p>
          </table:table-cell>
          <table:table-cell office:value-type="float" office:value="0.843" calcext:value-type="float">
            <text:p>0.843</text:p>
          </table:table-cell>
          <table:table-cell office:value-type="float" office:value="0.512" calcext:value-type="float">
            <text:p>0.512</text:p>
          </table:table-cell>
          <table:table-cell office:value-type="float" office:value="-1.147" calcext:value-type="float">
            <text:p>-1.147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43.685" calcext:value-type="float">
            <text:p>43.685</text:p>
          </table:table-cell>
          <table:table-cell office:value-type="float" office:value="-1.271" calcext:value-type="float">
            <text:p>-1.271</text:p>
          </table:table-cell>
          <table:table-cell office:value-type="float" office:value="0.509" calcext:value-type="float">
            <text:p>0.509</text:p>
          </table:table-cell>
          <table:table-cell office:value-type="float" office:value="-2.141" calcext:value-type="float">
            <text:p>-2.141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4" calcext:value-type="float">
            <text:p>4</text:p>
          </table:table-cell>
          <table:table-cell office:value-type="float" office:value="43.504" calcext:value-type="float">
            <text:p>43.504</text:p>
          </table:table-cell>
          <table:table-cell office:value-type="float" office:value="-3.011" calcext:value-type="float">
            <text:p>-3.011</text:p>
          </table:table-cell>
          <table:table-cell office:value-type="float" office:value="0.501" calcext:value-type="float">
            <text:p>0.501</text:p>
          </table:table-cell>
          <table:table-cell office:value-type="float" office:value="-3.011" calcext:value-type="float">
            <text:p>-3.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4T09:23:46.708073432</dc:date>
    <meta:editing-duration>PT3M52S</meta:editing-duration>
    <meta:editing-cycles>1</meta:editing-cycles>
    <meta:document-statistic meta:table-count="1" meta:cell-count="2976" meta:object-count="1"/>
    <meta:generator>LibreOffice/7.1.1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44cm" svg:height="17.423cm" xlink:href=".." xlink:type="simple" chart:class="chart:scatter" chart:style-name="ch1">
        <chart:legend chart:legend-position="end" svg:x="25.462cm" svg:y="8.163cm" style:legend-expansion="high" chart:style-name="ch2"/>
        <chart:plot-area chart:style-name="ch3" table:cell-range-address="Data_per_step_output_Preparazione_solida_q10rgm1.B1:Data_per_step_output_Preparazione_solida_q10rgm1.B496 Data_per_step_output_Preparazione_solida_q10rgm1.D1:Data_per_step_output_Preparazione_solida_q10rgm1.E496" chart:data-source-has-labels="row" svg:x="1.569cm" svg:y="0.348cm" svg:width="22.216cm" svg:height="15.746cm">
          <chart:coordinate-region svg:x="2.296cm" svg:y="0.547cm" svg:width="20.867cm" svg:height="15.348cm"/>
          <chart:axis chart:dimension="x" chart:name="primary-x" chart:style-name="ch4">
            <chart:title svg:x="11.932cm" svg:y="16.442cm" chart:style-name="ch5">
              <text:p>time [min]</text:p>
            </chart:title>
          </chart:axis>
          <chart:axis chart:dimension="y" chart:name="primary-y" chart:style-name="ch6">
            <chart:title svg:x="0.451cm" svg:y="8.768cm" chart:style-name="ch7">
              <text:p>Qs[g/s]</text:p>
            </chart:title>
            <chart:grid chart:style-name="ch8" chart:class="major"/>
          </chart:axis>
          <chart:axis chart:dimension="y" chart:name="secondary-y" chart:style-name="ch9">
            <chart:title svg:x="24.343cm" svg:y="8.675cm" chart:style-name="ch7">
              <text:p>W[kg]</text:p>
            </chart:title>
          </chart:axis>
          <chart:series chart:attached-axis="secondary-y" chart:style-name="ch10" chart:values-cell-range-address="Data_per_step_output_Preparazione_solida_q10rgm1.D2:Data_per_step_output_Preparazione_solida_q10rgm1.D496" chart:label-cell-address="Data_per_step_output_Preparazione_solida_q10rgm1.D1:Data_per_step_output_Preparazione_solida_q10rgm1.D1" chart:class="chart:scatter">
            <chart:domain table:cell-range-address="Data_per_step_output_Preparazione_solida_q10rgm1.B2:Data_per_step_output_Preparazione_solida_q10rgm1.B496"/>
            <chart:data-point chart:repeated="495"/>
          </chart:series>
          <chart:series chart:attached-axis="primary-y" chart:style-name="ch11" chart:values-cell-range-address="Data_per_step_output_Preparazione_solida_q10rgm1.E2:Data_per_step_output_Preparazione_solida_q10rgm1.E496" chart:label-cell-address="Data_per_step_output_Preparazione_solida_q10rgm1.E1:Data_per_step_output_Preparazione_solida_q10rgm1.E1" chart:class="chart:scatter">
            <chart:data-point chart:repeated="4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[kg]</text:p>
                <draw:g>
                  <svg:desc>Data_per_step_output_Preparazione_solida_q10rgm1.D1:Data_per_step_output_Preparazione_solida_q10rgm1.D1</svg:desc>
                </draw:g>
              </table:table-cell>
              <table:table-cell office:value-type="string">
                <text:p>Qs[g/s]</text:p>
                <draw:g>
                  <svg:desc>Data_per_step_output_Preparazione_solida_q10rgm1.E1:Data_per_step_output_Preparazione_solida_q10rgm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_per_step_output_Preparazione_solida_q10rgm1.B2:Data_per_step_output_Preparazione_solida_q10rgm1.B496</svg:desc>
                </draw:g>
              </table:table-cell>
              <table:table-cell office:value-type="float" office:value="28.64">
                <text:p>28.64</text:p>
                <draw:g>
                  <svg:desc>Data_per_step_output_Preparazione_solida_q10rgm1.D2:Data_per_step_output_Preparazione_solida_q10rgm1.D496</svg:desc>
                </draw:g>
              </table:table-cell>
              <table:table-cell office:value-type="float" office:value="0">
                <text:p>0</text:p>
                <draw:g>
                  <svg:desc>Data_per_step_output_Preparazione_solida_q10rgm1.E2:Data_per_step_output_Preparazione_solida_q10rgm1.E4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051">
                <text:p>29.051</text:p>
              </table:table-cell>
              <table:table-cell office:value-type="float" office:value="6.848">
                <text:p>6.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.957">
                <text:p>28.957</text:p>
              </table:table-cell>
              <table:table-cell office:value-type="float" office:value="-1.561">
                <text:p>-1.5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.524">
                <text:p>28.524</text:p>
              </table:table-cell>
              <table:table-cell office:value-type="float" office:value="-7.227">
                <text:p>-7.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.813">
                <text:p>28.813</text:p>
              </table:table-cell>
              <table:table-cell office:value-type="float" office:value="4.818">
                <text:p>4.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8.206">
                <text:p>28.206</text:p>
              </table:table-cell>
              <table:table-cell office:value-type="float" office:value="-10.118">
                <text:p>-10.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.064">
                <text:p>28.064</text:p>
              </table:table-cell>
              <table:table-cell office:value-type="float" office:value="-2.356">
                <text:p>-2.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.439">
                <text:p>28.439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8.231">
                <text:p>28.231</text:p>
              </table:table-cell>
              <table:table-cell office:value-type="float" office:value="-3.466">
                <text:p>-3.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.222">
                <text:p>28.222</text:p>
              </table:table-cell>
              <table:table-cell office:value-type="float" office:value="-0.161">
                <text:p>-0.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8.138">
                <text:p>28.138</text:p>
              </table:table-cell>
              <table:table-cell office:value-type="float" office:value="-1.392">
                <text:p>-1.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.168">
                <text:p>28.168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8.194">
                <text:p>28.194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8.238">
                <text:p>28.238</text:p>
              </table:table-cell>
              <table:table-cell office:value-type="float" office:value="0.723">
                <text:p>0.7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.142">
                <text:p>28.142</text:p>
              </table:table-cell>
              <table:table-cell office:value-type="float" office:value="-1.593">
                <text:p>-1.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.087">
                <text:p>28.087</text:p>
              </table:table-cell>
              <table:table-cell office:value-type="float" office:value="-0.923">
                <text:p>-0.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8.096">
                <text:p>28.096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.889">
                <text:p>27.889</text:p>
              </table:table-cell>
              <table:table-cell office:value-type="float" office:value="-3.453">
                <text:p>-3.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.903">
                <text:p>27.903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.856">
                <text:p>27.856</text:p>
              </table:table-cell>
              <table:table-cell office:value-type="float" office:value="-0.785">
                <text:p>-0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.865">
                <text:p>27.865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7.917">
                <text:p>27.91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.859">
                <text:p>27.859</text:p>
              </table:table-cell>
              <table:table-cell office:value-type="float" office:value="-0.977">
                <text:p>-0.9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7.929">
                <text:p>27.929</text:p>
              </table:table-cell>
              <table:table-cell office:value-type="float" office:value="1.178">
                <text:p>1.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.854">
                <text:p>27.854</text:p>
              </table:table-cell>
              <table:table-cell office:value-type="float" office:value="-1.249">
                <text:p>-1.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.069">
                <text:p>28.069</text:p>
              </table:table-cell>
              <table:table-cell office:value-type="float" office:value="3.569">
                <text:p>3.5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.807">
                <text:p>27.807</text:p>
              </table:table-cell>
              <table:table-cell office:value-type="float" office:value="-4.354">
                <text:p>-4.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755">
                <text:p>27.755</text:p>
              </table:table-cell>
              <table:table-cell office:value-type="float" office:value="-0.865">
                <text:p>-0.8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7.682">
                <text:p>27.682</text:p>
              </table:table-cell>
              <table:table-cell office:value-type="float" office:value="-1.222">
                <text:p>-1.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7.622">
                <text:p>27.622</text:p>
              </table:table-cell>
              <table:table-cell office:value-type="float" office:value="-1.008">
                <text:p>-1.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.693">
                <text:p>27.693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7.646">
                <text:p>27.646</text:p>
              </table:table-cell>
              <table:table-cell office:value-type="float" office:value="-0.781">
                <text:p>-0.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7.604">
                <text:p>27.604</text:p>
              </table:table-cell>
              <table:table-cell office:value-type="float" office:value="-0.691">
                <text:p>-0.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7.544">
                <text:p>27.544</text:p>
              </table:table-cell>
              <table:table-cell office:value-type="float" office:value="-1.004">
                <text:p>-1.0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7.556">
                <text:p>27.556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.568">
                <text:p>27.568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7.552">
                <text:p>27.552</text:p>
              </table:table-cell>
              <table:table-cell office:value-type="float" office:value="-0.268">
                <text:p>-0.2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.549">
                <text:p>27.549</text:p>
              </table:table-cell>
              <table:table-cell office:value-type="float" office:value="-0.045">
                <text:p>-0.0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7.634">
                <text:p>27.634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8.004">
                <text:p>28.004</text:p>
              </table:table-cell>
              <table:table-cell office:value-type="float" office:value="6.174">
                <text:p>6.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7.568">
                <text:p>27.568</text:p>
              </table:table-cell>
              <table:table-cell office:value-type="float" office:value="-7.272">
                <text:p>-7.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7.66">
                <text:p>27.66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7.743">
                <text:p>27.743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7.496">
                <text:p>27.496</text:p>
              </table:table-cell>
              <table:table-cell office:value-type="float" office:value="-4.122">
                <text:p>-4.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7.457">
                <text:p>27.457</text:p>
              </table:table-cell>
              <table:table-cell office:value-type="float" office:value="-0.642">
                <text:p>-0.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7.474">
                <text:p>27.474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7.541">
                <text:p>27.541</text:p>
              </table:table-cell>
              <table:table-cell office:value-type="float" office:value="1.106">
                <text:p>1.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7.486">
                <text:p>27.486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7.534">
                <text:p>27.534</text:p>
              </table:table-cell>
              <table:table-cell office:value-type="float" office:value="0.803">
                <text:p>0.8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7.648">
                <text:p>27.64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.492">
                <text:p>27.492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7.516">
                <text:p>27.516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7.668">
                <text:p>27.668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7.528">
                <text:p>27.528</text:p>
              </table:table-cell>
              <table:table-cell office:value-type="float" office:value="-2.342">
                <text:p>-2.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7.592">
                <text:p>27.592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7.441">
                <text:p>27.441</text:p>
              </table:table-cell>
              <table:table-cell office:value-type="float" office:value="-2.516">
                <text:p>-2.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7.692">
                <text:p>27.692</text:p>
              </table:table-cell>
              <table:table-cell office:value-type="float" office:value="4.176">
                <text:p>4.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7.563">
                <text:p>27.563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.64">
                <text:p>27.64</text:p>
              </table:table-cell>
              <table:table-cell office:value-type="float" office:value="1.294">
                <text:p>1.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7.566">
                <text:p>27.566</text:p>
              </table:table-cell>
              <table:table-cell office:value-type="float" office:value="-1.231">
                <text:p>-1.2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7.525">
                <text:p>27.525</text:p>
              </table:table-cell>
              <table:table-cell office:value-type="float" office:value="-0.696">
                <text:p>-0.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7.505">
                <text:p>27.505</text:p>
              </table:table-cell>
              <table:table-cell office:value-type="float" office:value="-0.321">
                <text:p>-0.3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7.614">
                <text:p>27.614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.525">
                <text:p>27.525</text:p>
              </table:table-cell>
              <table:table-cell office:value-type="float" office:value="-1.481">
                <text:p>-1.4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7.637">
                <text:p>27.637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7.709">
                <text:p>27.709</text:p>
              </table:table-cell>
              <table:table-cell office:value-type="float" office:value="1.191">
                <text:p>1.1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7.772">
                <text:p>27.772</text:p>
              </table:table-cell>
              <table:table-cell office:value-type="float" office:value="1.057">
                <text:p>1.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7.688">
                <text:p>27.688</text:p>
              </table:table-cell>
              <table:table-cell office:value-type="float" office:value="-1.392">
                <text:p>-1.3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7.651">
                <text:p>27.651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7.705">
                <text:p>27.70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7.66">
                <text:p>27.66</text:p>
              </table:table-cell>
              <table:table-cell office:value-type="float" office:value="-0.736">
                <text:p>-0.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7.672">
                <text:p>27.672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7.68">
                <text:p>27.68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7.998">
                <text:p>27.998</text:p>
              </table:table-cell>
              <table:table-cell office:value-type="float" office:value="5.287">
                <text:p>5.2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7.66">
                <text:p>27.66</text:p>
              </table:table-cell>
              <table:table-cell office:value-type="float" office:value="-5.635">
                <text:p>-5.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7.656">
                <text:p>27.656</text:p>
              </table:table-cell>
              <table:table-cell office:value-type="float" office:value="-0.054">
                <text:p>-0.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7.63">
                <text:p>27.63</text:p>
              </table:table-cell>
              <table:table-cell office:value-type="float" office:value="-0.446">
                <text:p>-0.4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7.701">
                <text:p>27.701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.264">
                <text:p>28.264</text:p>
              </table:table-cell>
              <table:table-cell office:value-type="float" office:value="9.391">
                <text:p>9.3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7.779">
                <text:p>27.779</text:p>
              </table:table-cell>
              <table:table-cell office:value-type="float" office:value="-8.075">
                <text:p>-8.0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7.544">
                <text:p>27.544</text:p>
              </table:table-cell>
              <table:table-cell office:value-type="float" office:value="-3.926">
                <text:p>-3.9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.688">
                <text:p>27.688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7.663">
                <text:p>27.663</text:p>
              </table:table-cell>
              <table:table-cell office:value-type="float" office:value="-0.428">
                <text:p>-0.4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7.666">
                <text:p>27.66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.666">
                <text:p>27.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7.628">
                <text:p>27.628</text:p>
              </table:table-cell>
              <table:table-cell office:value-type="float" office:value="-0.629">
                <text:p>-0.6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7.785">
                <text:p>27.785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7.705">
                <text:p>27.705</text:p>
              </table:table-cell>
              <table:table-cell office:value-type="float" office:value="-1.338">
                <text:p>-1.3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7.656">
                <text:p>27.656</text:p>
              </table:table-cell>
              <table:table-cell office:value-type="float" office:value="-0.803">
                <text:p>-0.8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.684">
                <text:p>27.684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7.782">
                <text:p>27.782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.82">
                <text:p>27.82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7.79">
                <text:p>27.7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7.841">
                <text:p>27.841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7.769">
                <text:p>27.769</text:p>
              </table:table-cell>
              <table:table-cell office:value-type="float" office:value="-1.205">
                <text:p>-1.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7.829">
                <text:p>27.829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7.779">
                <text:p>27.779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7.833">
                <text:p>27.833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7.958">
                <text:p>27.958</text:p>
              </table:table-cell>
              <table:table-cell office:value-type="float" office:value="2.075">
                <text:p>2.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.894">
                <text:p>27.894</text:p>
              </table:table-cell>
              <table:table-cell office:value-type="float" office:value="-1.057">
                <text:p>-1.0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7.949">
                <text:p>27.94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7.821">
                <text:p>27.821</text:p>
              </table:table-cell>
              <table:table-cell office:value-type="float" office:value="-2.128">
                <text:p>-2.1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7.897">
                <text:p>27.897</text:p>
              </table:table-cell>
              <table:table-cell office:value-type="float" office:value="1.271">
                <text:p>1.2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7.974">
                <text:p>27.974</text:p>
              </table:table-cell>
              <table:table-cell office:value-type="float" office:value="1.285">
                <text:p>1.2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7.996">
                <text:p>27.996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8.13">
                <text:p>28.13</text:p>
              </table:table-cell>
              <table:table-cell office:value-type="float" office:value="2.231">
                <text:p>2.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8.082">
                <text:p>28.082</text:p>
              </table:table-cell>
              <table:table-cell office:value-type="float" office:value="-0.803">
                <text:p>-0.8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8.106">
                <text:p>28.106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.287">
                <text:p>28.287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8.457">
                <text:p>28.457</text:p>
              </table:table-cell>
              <table:table-cell office:value-type="float" office:value="2.833">
                <text:p>2.8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8.376">
                <text:p>28.376</text:p>
              </table:table-cell>
              <table:table-cell office:value-type="float" office:value="-1.338">
                <text:p>-1.3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8.467">
                <text:p>28.467</text:p>
              </table:table-cell>
              <table:table-cell office:value-type="float" office:value="1.517">
                <text:p>1.5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.424">
                <text:p>28.424</text:p>
              </table:table-cell>
              <table:table-cell office:value-type="float" office:value="-0.723">
                <text:p>-0.7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8.423">
                <text:p>28.423</text:p>
              </table:table-cell>
              <table:table-cell office:value-type="float" office:value="-0.013">
                <text:p>-0.0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8.722">
                <text:p>28.722</text:p>
              </table:table-cell>
              <table:table-cell office:value-type="float" office:value="4.974">
                <text:p>4.9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8.753">
                <text:p>28.753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8.781">
                <text:p>28.781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8.755">
                <text:p>28.755</text:p>
              </table:table-cell>
              <table:table-cell office:value-type="float" office:value="-0.428">
                <text:p>-0.4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8.735">
                <text:p>28.735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8.794">
                <text:p>28.794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8.794">
                <text:p>28.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8.758">
                <text:p>28.758</text:p>
              </table:table-cell>
              <table:table-cell office:value-type="float" office:value="-0.598">
                <text:p>-0.5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8.871">
                <text:p>28.871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8.883">
                <text:p>28.883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8.867">
                <text:p>28.867</text:p>
              </table:table-cell>
              <table:table-cell office:value-type="float" office:value="-0.268">
                <text:p>-0.2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.897">
                <text:p>28.897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8.977">
                <text:p>28.977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8.989">
                <text:p>28.989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9.402">
                <text:p>29.402</text:p>
              </table:table-cell>
              <table:table-cell office:value-type="float" office:value="6.87">
                <text:p>6.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9.187">
                <text:p>29.187</text:p>
              </table:table-cell>
              <table:table-cell office:value-type="float" office:value="-3.569">
                <text:p>-3.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9.608">
                <text:p>29.608</text:p>
              </table:table-cell>
              <table:table-cell office:value-type="float" office:value="7.004">
                <text:p>7.0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9.089">
                <text:p>29.089</text:p>
              </table:table-cell>
              <table:table-cell office:value-type="float" office:value="-8.646">
                <text:p>-8.6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9.176">
                <text:p>29.176</text:p>
              </table:table-cell>
              <table:table-cell office:value-type="float" office:value="1.445">
                <text:p>1.44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9.269">
                <text:p>29.269</text:p>
              </table:table-cell>
              <table:table-cell office:value-type="float" office:value="1.553">
                <text:p>1.5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9.474">
                <text:p>29.474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9.532">
                <text:p>29.532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9.479">
                <text:p>29.479</text:p>
              </table:table-cell>
              <table:table-cell office:value-type="float" office:value="-0.883">
                <text:p>-0.8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9.515">
                <text:p>29.515</text:p>
              </table:table-cell>
              <table:table-cell office:value-type="float" office:value="0.602">
                <text:p>0.6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9.535">
                <text:p>29.535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9.654">
                <text:p>29.654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9.712">
                <text:p>29.712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9.899">
                <text:p>29.899</text:p>
              </table:table-cell>
              <table:table-cell office:value-type="float" office:value="3.123">
                <text:p>3.1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9.916">
                <text:p>29.916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9.817">
                <text:p>29.817</text:p>
              </table:table-cell>
              <table:table-cell office:value-type="float" office:value="-1.651">
                <text:p>-1.6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9.937">
                <text:p>29.937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9.897">
                <text:p>29.897</text:p>
              </table:table-cell>
              <table:table-cell office:value-type="float" office:value="-0.669">
                <text:p>-0.6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9.881">
                <text:p>29.881</text:p>
              </table:table-cell>
              <table:table-cell office:value-type="float" office:value="-0.268">
                <text:p>-0.2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0.143">
                <text:p>30.143</text:p>
              </table:table-cell>
              <table:table-cell office:value-type="float" office:value="4.372">
                <text:p>4.3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0.156">
                <text:p>30.156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0.213">
                <text:p>30.213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0.274">
                <text:p>30.274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.33">
                <text:p>30.33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0.583">
                <text:p>30.583</text:p>
              </table:table-cell>
              <table:table-cell office:value-type="float" office:value="4.202">
                <text:p>4.2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0.575">
                <text:p>30.575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0.759">
                <text:p>30.759</text:p>
              </table:table-cell>
              <table:table-cell office:value-type="float" office:value="3.065">
                <text:p>3.0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1.251">
                <text:p>31.251</text:p>
              </table:table-cell>
              <table:table-cell office:value-type="float" office:value="8.191">
                <text:p>8.1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0.862">
                <text:p>30.862</text:p>
              </table:table-cell>
              <table:table-cell office:value-type="float" office:value="-6.478">
                <text:p>-6.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1.071">
                <text:p>31.071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1.106">
                <text:p>31.106</text:p>
              </table:table-cell>
              <table:table-cell office:value-type="float" office:value="0.589">
                <text:p>0.5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1.341">
                <text:p>31.341</text:p>
              </table:table-cell>
              <table:table-cell office:value-type="float" office:value="3.908">
                <text:p>3.9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1.305">
                <text:p>31.305</text:p>
              </table:table-cell>
              <table:table-cell office:value-type="float" office:value="-0.589">
                <text:p>-0.5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1.35">
                <text:p>31.3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1.407">
                <text:p>31.407</text:p>
              </table:table-cell>
              <table:table-cell office:value-type="float" office:value="0.937">
                <text:p>0.9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1.537">
                <text:p>31.537</text:p>
              </table:table-cell>
              <table:table-cell office:value-type="float" office:value="2.168">
                <text:p>2.1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1.506">
                <text:p>31.506</text:p>
              </table:table-cell>
              <table:table-cell office:value-type="float" office:value="-0.517">
                <text:p>-0.5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1.666">
                <text:p>31.666</text:p>
              </table:table-cell>
              <table:table-cell office:value-type="float" office:value="2.677">
                <text:p>2.6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1.765">
                <text:p>31.765</text:p>
              </table:table-cell>
              <table:table-cell office:value-type="float" office:value="1.651">
                <text:p>1.6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1.806">
                <text:p>31.806</text:p>
              </table:table-cell>
              <table:table-cell office:value-type="float" office:value="0.687">
                <text:p>0.6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1.88">
                <text:p>31.88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1.912">
                <text:p>31.912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1.84">
                <text:p>31.84</text:p>
              </table:table-cell>
              <table:table-cell office:value-type="float" office:value="-1.205">
                <text:p>-1.2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1.903">
                <text:p>31.903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2.177">
                <text:p>32.177</text:p>
              </table:table-cell>
              <table:table-cell office:value-type="float" office:value="4.577">
                <text:p>4.5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2.07">
                <text:p>32.07</text:p>
              </table:table-cell>
              <table:table-cell office:value-type="float" office:value="-1.793">
                <text:p>-1.7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2.089">
                <text:p>32.089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2.159">
                <text:p>32.1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2.239">
                <text:p>32.239</text:p>
              </table:table-cell>
              <table:table-cell office:value-type="float" office:value="1.338">
                <text:p>1.3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2.298">
                <text:p>32.298</text:p>
              </table:table-cell>
              <table:table-cell office:value-type="float" office:value="0.981">
                <text:p>0.9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2.108">
                <text:p>32.108</text:p>
              </table:table-cell>
              <table:table-cell office:value-type="float" office:value="-3.167">
                <text:p>-3.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2.263">
                <text:p>32.263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2.392">
                <text:p>32.392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2.43">
                <text:p>32.43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2.45">
                <text:p>32.45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2.452">
                <text:p>32.45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2.571">
                <text:p>32.571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2.579">
                <text:p>32.579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2.683">
                <text:p>32.683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2.725">
                <text:p>32.725</text:p>
              </table:table-cell>
              <table:table-cell office:value-type="float" office:value="0.696">
                <text:p>0.6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32.793">
                <text:p>32.793</text:p>
              </table:table-cell>
              <table:table-cell office:value-type="float" office:value="1.124">
                <text:p>1.1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2.833">
                <text:p>32.833</text:p>
              </table:table-cell>
              <table:table-cell office:value-type="float" office:value="0.678">
                <text:p>0.6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2.85">
                <text:p>32.85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2.648">
                <text:p>32.648</text:p>
              </table:table-cell>
              <table:table-cell office:value-type="float" office:value="-3.373">
                <text:p>-3.3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2.764">
                <text:p>32.764</text:p>
              </table:table-cell>
              <table:table-cell office:value-type="float" office:value="1.927">
                <text:p>1.9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2.593">
                <text:p>32.593</text:p>
              </table:table-cell>
              <table:table-cell office:value-type="float" office:value="-2.837">
                <text:p>-2.8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2.314">
                <text:p>32.314</text:p>
              </table:table-cell>
              <table:table-cell office:value-type="float" office:value="-4.658">
                <text:p>-4.6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2.33">
                <text:p>32.33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2.222">
                <text:p>32.222</text:p>
              </table:table-cell>
              <table:table-cell office:value-type="float" office:value="-1.807">
                <text:p>-1.8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2.169">
                <text:p>32.169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2.549">
                <text:p>32.549</text:p>
              </table:table-cell>
              <table:table-cell office:value-type="float" office:value="6.335">
                <text:p>6.3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2.614">
                <text:p>32.614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.619">
                <text:p>32.61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2.886">
                <text:p>32.886</text:p>
              </table:table-cell>
              <table:table-cell office:value-type="float" office:value="4.443">
                <text:p>4.4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2.866">
                <text:p>32.866</text:p>
              </table:table-cell>
              <table:table-cell office:value-type="float" office:value="-0.321">
                <text:p>-0.3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2.995">
                <text:p>32.995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2.879">
                <text:p>32.879</text:p>
              </table:table-cell>
              <table:table-cell office:value-type="float" office:value="-1.927">
                <text:p>-1.9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.632">
                <text:p>32.632</text:p>
              </table:table-cell>
              <table:table-cell office:value-type="float" office:value="-4.122">
                <text:p>-4.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2.748">
                <text:p>32.748</text:p>
              </table:table-cell>
              <table:table-cell office:value-type="float" office:value="1.927">
                <text:p>1.9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2.624">
                <text:p>32.624</text:p>
              </table:table-cell>
              <table:table-cell office:value-type="float" office:value="-2.052">
                <text:p>-2.05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2.439">
                <text:p>32.439</text:p>
              </table:table-cell>
              <table:table-cell office:value-type="float" office:value="-3.087">
                <text:p>-3.08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33.021">
                <text:p>33.021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3.288">
                <text:p>33.288</text:p>
              </table:table-cell>
              <table:table-cell office:value-type="float" office:value="4.461">
                <text:p>4.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3.081">
                <text:p>33.081</text:p>
              </table:table-cell>
              <table:table-cell office:value-type="float" office:value="-3.457">
                <text:p>-3.4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3.178">
                <text:p>33.178</text:p>
              </table:table-cell>
              <table:table-cell office:value-type="float" office:value="1.619">
                <text:p>1.61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2.935">
                <text:p>32.935</text:p>
              </table:table-cell>
              <table:table-cell office:value-type="float" office:value="-4.051">
                <text:p>-4.0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3.318">
                <text:p>33.318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3.379">
                <text:p>33.379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3.419">
                <text:p>33.41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4.106">
                <text:p>34.106</text:p>
              </table:table-cell>
              <table:table-cell office:value-type="float" office:value="11.457">
                <text:p>11.4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3.434">
                <text:p>33.434</text:p>
              </table:table-cell>
              <table:table-cell office:value-type="float" office:value="-11.202">
                <text:p>-11.2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3.438">
                <text:p>33.43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3.414">
                <text:p>33.414</text:p>
              </table:table-cell>
              <table:table-cell office:value-type="float" office:value="-0.402">
                <text:p>-0.4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3.3">
                <text:p>33.3</text:p>
              </table:table-cell>
              <table:table-cell office:value-type="float" office:value="-1.901">
                <text:p>-1.9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3.41">
                <text:p>33.41</text:p>
              </table:table-cell>
              <table:table-cell office:value-type="float" office:value="1.834">
                <text:p>1.8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3.539">
                <text:p>33.539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3.278">
                <text:p>33.278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3.35">
                <text:p>33.35</text:p>
              </table:table-cell>
              <table:table-cell office:value-type="float" office:value="1.205">
                <text:p>1.2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3.527">
                <text:p>33.527</text:p>
              </table:table-cell>
              <table:table-cell office:value-type="float" office:value="2.944">
                <text:p>2.9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3.355">
                <text:p>33.355</text:p>
              </table:table-cell>
              <table:table-cell office:value-type="float" office:value="-2.864">
                <text:p>-2.8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3.362">
                <text:p>33.36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3.314">
                <text:p>33.314</text:p>
              </table:table-cell>
              <table:table-cell office:value-type="float" office:value="-0.803">
                <text:p>-0.8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3.368">
                <text:p>33.368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3.583">
                <text:p>33.583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3.49">
                <text:p>33.49</text:p>
              </table:table-cell>
              <table:table-cell office:value-type="float" office:value="-1.539">
                <text:p>-1.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3.73">
                <text:p>33.73</text:p>
              </table:table-cell>
              <table:table-cell office:value-type="float" office:value="4.002">
                <text:p>4.0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3.464">
                <text:p>33.464</text:p>
              </table:table-cell>
              <table:table-cell office:value-type="float" office:value="-4.443">
                <text:p>-4.4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3.796">
                <text:p>33.796</text:p>
              </table:table-cell>
              <table:table-cell office:value-type="float" office:value="5.528">
                <text:p>5.5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3.759">
                <text:p>33.759</text:p>
              </table:table-cell>
              <table:table-cell office:value-type="float" office:value="-0.602">
                <text:p>-0.6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3.719">
                <text:p>33.719</text:p>
              </table:table-cell>
              <table:table-cell office:value-type="float" office:value="-0.669">
                <text:p>-0.6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3.703">
                <text:p>33.703</text:p>
              </table:table-cell>
              <table:table-cell office:value-type="float" office:value="-0.268">
                <text:p>-0.2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3.653">
                <text:p>33.653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3.268">
                <text:p>33.268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3.743">
                <text:p>33.743</text:p>
              </table:table-cell>
              <table:table-cell office:value-type="float" office:value="7.923">
                <text:p>7.9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3.955">
                <text:p>33.955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3.894">
                <text:p>33.894</text:p>
              </table:table-cell>
              <table:table-cell office:value-type="float" office:value="-1.008">
                <text:p>-1.0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3.779">
                <text:p>33.779</text:p>
              </table:table-cell>
              <table:table-cell office:value-type="float" office:value="-1.914">
                <text:p>-1.9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3.82">
                <text:p>33.82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3.826">
                <text:p>33.826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3.872">
                <text:p>33.872</text:p>
              </table:table-cell>
              <table:table-cell office:value-type="float" office:value="0.758">
                <text:p>0.75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3.635">
                <text:p>33.635</text:p>
              </table:table-cell>
              <table:table-cell office:value-type="float" office:value="-3.948">
                <text:p>-3.9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3.917">
                <text:p>33.917</text:p>
              </table:table-cell>
              <table:table-cell office:value-type="float" office:value="4.707">
                <text:p>4.7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3.567">
                <text:p>33.567</text:p>
              </table:table-cell>
              <table:table-cell office:value-type="float" office:value="-5.844">
                <text:p>-5.8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3.987">
                <text:p>33.987</text:p>
              </table:table-cell>
              <table:table-cell office:value-type="float" office:value="7.004">
                <text:p>7.0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3.792">
                <text:p>33.792</text:p>
              </table:table-cell>
              <table:table-cell office:value-type="float" office:value="-3.257">
                <text:p>-3.2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3.884">
                <text:p>33.884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3.808">
                <text:p>33.808</text:p>
              </table:table-cell>
              <table:table-cell office:value-type="float" office:value="-1.271">
                <text:p>-1.2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4.013">
                <text:p>34.013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3.827">
                <text:p>33.827</text:p>
              </table:table-cell>
              <table:table-cell office:value-type="float" office:value="-3.105">
                <text:p>-3.1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3.808">
                <text:p>33.808</text:p>
              </table:table-cell>
              <table:table-cell office:value-type="float" office:value="-0.321">
                <text:p>-0.3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3.928">
                <text:p>33.928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3.877">
                <text:p>33.877</text:p>
              </table:table-cell>
              <table:table-cell office:value-type="float" office:value="-0.848">
                <text:p>-0.8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3.917">
                <text:p>33.91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4.213">
                <text:p>34.213</text:p>
              </table:table-cell>
              <table:table-cell office:value-type="float" office:value="4.939">
                <text:p>4.9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4.081">
                <text:p>34.081</text:p>
              </table:table-cell>
              <table:table-cell office:value-type="float" office:value="-2.208">
                <text:p>-2.2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3.775">
                <text:p>33.775</text:p>
              </table:table-cell>
              <table:table-cell office:value-type="float" office:value="-5.086">
                <text:p>-5.0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4">
                <text:p>34</text:p>
              </table:table-cell>
              <table:table-cell office:value-type="float" office:value="3.747">
                <text:p>3.74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3.978">
                <text:p>33.978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4.016">
                <text:p>34.016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4.061">
                <text:p>34.061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3.876">
                <text:p>33.876</text:p>
              </table:table-cell>
              <table:table-cell office:value-type="float" office:value="-3.092">
                <text:p>-3.0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3.952">
                <text:p>33.952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4.107">
                <text:p>34.107</text:p>
              </table:table-cell>
              <table:table-cell office:value-type="float" office:value="2.588">
                <text:p>2.5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4.008">
                <text:p>34.008</text:p>
              </table:table-cell>
              <table:table-cell office:value-type="float" office:value="-1.651">
                <text:p>-1.6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4.309">
                <text:p>34.309</text:p>
              </table:table-cell>
              <table:table-cell office:value-type="float" office:value="5.019">
                <text:p>5.0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4.004">
                <text:p>34.004</text:p>
              </table:table-cell>
              <table:table-cell office:value-type="float" office:value="-5.099">
                <text:p>-5.0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3.936">
                <text:p>33.936</text:p>
              </table:table-cell>
              <table:table-cell office:value-type="float" office:value="-1.124">
                <text:p>-1.1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4.27">
                <text:p>34.27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4.129">
                <text:p>34.129</text:p>
              </table:table-cell>
              <table:table-cell office:value-type="float" office:value="-2.356">
                <text:p>-2.3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4.28">
                <text:p>34.28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4.18">
                <text:p>34.18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4.129">
                <text:p>34.129</text:p>
              </table:table-cell>
              <table:table-cell office:value-type="float" office:value="-0.857">
                <text:p>-0.8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4.154">
                <text:p>34.154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4.097">
                <text:p>34.097</text:p>
              </table:table-cell>
              <table:table-cell office:value-type="float" office:value="-0.964">
                <text:p>-0.9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4.062">
                <text:p>34.06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4.1">
                <text:p>34.1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4.203">
                <text:p>34.203</text:p>
              </table:table-cell>
              <table:table-cell office:value-type="float" office:value="1.713">
                <text:p>1.7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4.656">
                <text:p>34.656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4.466">
                <text:p>34.466</text:p>
              </table:table-cell>
              <table:table-cell office:value-type="float" office:value="-3.159">
                <text:p>-3.1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4.305">
                <text:p>34.305</text:p>
              </table:table-cell>
              <table:table-cell office:value-type="float" office:value="-2.677">
                <text:p>-2.6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4.284">
                <text:p>34.284</text:p>
              </table:table-cell>
              <table:table-cell office:value-type="float" office:value="-0.357">
                <text:p>-0.3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4.378">
                <text:p>34.378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4.347">
                <text:p>34.347</text:p>
              </table:table-cell>
              <table:table-cell office:value-type="float" office:value="-0.509">
                <text:p>-0.50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4.458">
                <text:p>34.458</text:p>
              </table:table-cell>
              <table:table-cell office:value-type="float" office:value="1.847">
                <text:p>1.8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4.354">
                <text:p>34.354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4.201">
                <text:p>34.201</text:p>
              </table:table-cell>
              <table:table-cell office:value-type="float" office:value="-2.543">
                <text:p>-2.5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3.952">
                <text:p>33.952</text:p>
              </table:table-cell>
              <table:table-cell office:value-type="float" office:value="-4.149">
                <text:p>-4.1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4.01">
                <text:p>34.01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4.129">
                <text:p>34.129</text:p>
              </table:table-cell>
              <table:table-cell office:value-type="float" office:value="1.981">
                <text:p>1.9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3.711">
                <text:p>33.711</text:p>
              </table:table-cell>
              <table:table-cell office:value-type="float" office:value="-6.96">
                <text:p>-6.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4.054">
                <text:p>34.054</text:p>
              </table:table-cell>
              <table:table-cell office:value-type="float" office:value="5.71">
                <text:p>5.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3.801">
                <text:p>33.801</text:p>
              </table:table-cell>
              <table:table-cell office:value-type="float" office:value="-4.211">
                <text:p>-4.2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3.624">
                <text:p>33.624</text:p>
              </table:table-cell>
              <table:table-cell office:value-type="float" office:value="-2.944">
                <text:p>-2.9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3.737">
                <text:p>33.737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3.467">
                <text:p>33.467</text:p>
              </table:table-cell>
              <table:table-cell office:value-type="float" office:value="-4.497">
                <text:p>-4.4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3.165">
                <text:p>33.165</text:p>
              </table:table-cell>
              <table:table-cell office:value-type="float" office:value="-5.032">
                <text:p>-5.0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3.585">
                <text:p>33.585</text:p>
              </table:table-cell>
              <table:table-cell office:value-type="float" office:value="7.004">
                <text:p>7.0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4.051">
                <text:p>34.051</text:p>
              </table:table-cell>
              <table:table-cell office:value-type="float" office:value="7.763">
                <text:p>7.76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3.944">
                <text:p>33.944</text:p>
              </table:table-cell>
              <table:table-cell office:value-type="float" office:value="-1.784">
                <text:p>-1.7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4.036">
                <text:p>34.036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3.916">
                <text:p>33.916</text:p>
              </table:table-cell>
              <table:table-cell office:value-type="float" office:value="-1.994">
                <text:p>-1.9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4.016">
                <text:p>34.016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3.804">
                <text:p>33.804</text:p>
              </table:table-cell>
              <table:table-cell office:value-type="float" office:value="-3.547">
                <text:p>-3.5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4.008">
                <text:p>34.008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4.269">
                <text:p>34.269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4.325">
                <text:p>34.325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4.367">
                <text:p>34.367</text:p>
              </table:table-cell>
              <table:table-cell office:value-type="float" office:value="0.705">
                <text:p>0.7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4.269">
                <text:p>34.269</text:p>
              </table:table-cell>
              <table:table-cell office:value-type="float" office:value="-1.628">
                <text:p>-1.6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4.206">
                <text:p>34.206</text:p>
              </table:table-cell>
              <table:table-cell office:value-type="float" office:value="-1.057">
                <text:p>-1.0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4.199">
                <text:p>34.199</text:p>
              </table:table-cell>
              <table:table-cell office:value-type="float" office:value="-0.107">
                <text:p>-0.10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4.474">
                <text:p>34.474</text:p>
              </table:table-cell>
              <table:table-cell office:value-type="float" office:value="4.577">
                <text:p>4.5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4.404">
                <text:p>34.404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4.54">
                <text:p>34.54</text:p>
              </table:table-cell>
              <table:table-cell office:value-type="float" office:value="2.257">
                <text:p>2.2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4.302">
                <text:p>34.302</text:p>
              </table:table-cell>
              <table:table-cell office:value-type="float" office:value="-3.962">
                <text:p>-3.9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4.482">
                <text:p>34.482</text:p>
              </table:table-cell>
              <table:table-cell office:value-type="float" office:value="2.998">
                <text:p>2.9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3.8">
                <text:p>33.8</text:p>
              </table:table-cell>
              <table:table-cell office:value-type="float" office:value="-11.376">
                <text:p>-11.3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4.153">
                <text:p>34.153</text:p>
              </table:table-cell>
              <table:table-cell office:value-type="float" office:value="5.889">
                <text:p>5.8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4.37">
                <text:p>34.37</text:p>
              </table:table-cell>
              <table:table-cell office:value-type="float" office:value="3.614">
                <text:p>3.6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4.257">
                <text:p>34.257</text:p>
              </table:table-cell>
              <table:table-cell office:value-type="float" office:value="-1.874">
                <text:p>-1.87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3.9">
                <text:p>33.9</text:p>
              </table:table-cell>
              <table:table-cell office:value-type="float" office:value="-5.956">
                <text:p>-5.9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3.766">
                <text:p>33.766</text:p>
              </table:table-cell>
              <table:table-cell office:value-type="float" office:value="-2.235">
                <text:p>-2.2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3.979">
                <text:p>33.979</text:p>
              </table:table-cell>
              <table:table-cell office:value-type="float" office:value="3.551">
                <text:p>3.5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4.093">
                <text:p>34.093</text:p>
              </table:table-cell>
              <table:table-cell office:value-type="float" office:value="1.909">
                <text:p>1.9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3.923">
                <text:p>33.923</text:p>
              </table:table-cell>
              <table:table-cell office:value-type="float" office:value="-2.837">
                <text:p>-2.8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3.659">
                <text:p>33.659</text:p>
              </table:table-cell>
              <table:table-cell office:value-type="float" office:value="-4.403">
                <text:p>-4.40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.892">
                <text:p>33.892</text:p>
              </table:table-cell>
              <table:table-cell office:value-type="float" office:value="3.881">
                <text:p>3.8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4.388">
                <text:p>34.388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4.109">
                <text:p>34.109</text:p>
              </table:table-cell>
              <table:table-cell office:value-type="float" office:value="-4.662">
                <text:p>-4.6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4.074">
                <text:p>34.074</text:p>
              </table:table-cell>
              <table:table-cell office:value-type="float" office:value="-0.576">
                <text:p>-0.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4.055">
                <text:p>34.055</text:p>
              </table:table-cell>
              <table:table-cell office:value-type="float" office:value="-0.321">
                <text:p>-0.3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4.363">
                <text:p>34.363</text:p>
              </table:table-cell>
              <table:table-cell office:value-type="float" office:value="5.139">
                <text:p>5.1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4.408">
                <text:p>34.40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.41">
                <text:p>34.4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4.784">
                <text:p>34.784</text:p>
              </table:table-cell>
              <table:table-cell office:value-type="float" office:value="6.237">
                <text:p>6.2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4.759">
                <text:p>34.759</text:p>
              </table:table-cell>
              <table:table-cell office:value-type="float" office:value="-0.415">
                <text:p>-0.4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.615">
                <text:p>34.615</text:p>
              </table:table-cell>
              <table:table-cell office:value-type="float" office:value="-2.409">
                <text:p>-2.4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.787">
                <text:p>34.787</text:p>
              </table:table-cell>
              <table:table-cell office:value-type="float" office:value="2.878">
                <text:p>2.8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4.761">
                <text:p>34.761</text:p>
              </table:table-cell>
              <table:table-cell office:value-type="float" office:value="-0.446">
                <text:p>-0.4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4.829">
                <text:p>34.829</text:p>
              </table:table-cell>
              <table:table-cell office:value-type="float" office:value="1.142">
                <text:p>1.1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4.734">
                <text:p>34.734</text:p>
              </table:table-cell>
              <table:table-cell office:value-type="float" office:value="-1.588">
                <text:p>-1.5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5.012">
                <text:p>35.012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4.99">
                <text:p>34.99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5.149">
                <text:p>35.149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.217">
                <text:p>35.217</text:p>
              </table:table-cell>
              <table:table-cell office:value-type="float" office:value="1.138">
                <text:p>1.1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5.083">
                <text:p>35.083</text:p>
              </table:table-cell>
              <table:table-cell office:value-type="float" office:value="-2.235">
                <text:p>-2.2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.25">
                <text:p>35.25</text:p>
              </table:table-cell>
              <table:table-cell office:value-type="float" office:value="2.784">
                <text:p>2.7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5.378">
                <text:p>35.378</text:p>
              </table:table-cell>
              <table:table-cell office:value-type="float" office:value="2.141">
                <text:p>2.1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5.273">
                <text:p>35.273</text:p>
              </table:table-cell>
              <table:table-cell office:value-type="float" office:value="-1.753">
                <text:p>-1.7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5.546">
                <text:p>35.546</text:p>
              </table:table-cell>
              <table:table-cell office:value-type="float" office:value="4.551">
                <text:p>4.5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5.491">
                <text:p>35.491</text:p>
              </table:table-cell>
              <table:table-cell office:value-type="float" office:value="-0.923">
                <text:p>-0.9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5.549">
                <text:p>35.549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.547">
                <text:p>35.547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5.581">
                <text:p>35.581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5.693">
                <text:p>35.693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5.667">
                <text:p>35.667</text:p>
              </table:table-cell>
              <table:table-cell office:value-type="float" office:value="-0.442">
                <text:p>-0.4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5.743">
                <text:p>35.743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5.886">
                <text:p>35.886</text:p>
              </table:table-cell>
              <table:table-cell office:value-type="float" office:value="2.382">
                <text:p>2.3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5.731">
                <text:p>35.731</text:p>
              </table:table-cell>
              <table:table-cell office:value-type="float" office:value="-2.583">
                <text:p>-2.5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5.838">
                <text:p>35.838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5.819">
                <text:p>35.819</text:p>
              </table:table-cell>
              <table:table-cell office:value-type="float" office:value="-0.308">
                <text:p>-0.3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5.822">
                <text:p>35.82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5.973">
                <text:p>35.973</text:p>
              </table:table-cell>
              <table:table-cell office:value-type="float" office:value="2.516">
                <text:p>2.5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5.812">
                <text:p>35.812</text:p>
              </table:table-cell>
              <table:table-cell office:value-type="float" office:value="-2.677">
                <text:p>-2.6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5.779">
                <text:p>35.779</text:p>
              </table:table-cell>
              <table:table-cell office:value-type="float" office:value="-0.549">
                <text:p>-0.5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5.799">
                <text:p>35.799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5.829">
                <text:p>35.829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5.905">
                <text:p>35.905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5.921">
                <text:p>35.921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6.056">
                <text:p>36.056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6.303">
                <text:p>36.303</text:p>
              </table:table-cell>
              <table:table-cell office:value-type="float" office:value="4.122">
                <text:p>4.1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6.249">
                <text:p>36.249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6.289">
                <text:p>36.289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6.442">
                <text:p>36.442</text:p>
              </table:table-cell>
              <table:table-cell office:value-type="float" office:value="2.543">
                <text:p>2.54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6.557">
                <text:p>36.557</text:p>
              </table:table-cell>
              <table:table-cell office:value-type="float" office:value="1.927">
                <text:p>1.9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6.646">
                <text:p>36.646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6.808">
                <text:p>36.808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6.808">
                <text:p>36.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7.116">
                <text:p>37.116</text:p>
              </table:table-cell>
              <table:table-cell office:value-type="float" office:value="5.139">
                <text:p>5.1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7.106">
                <text:p>37.106</text:p>
              </table:table-cell>
              <table:table-cell office:value-type="float" office:value="-0.161">
                <text:p>-0.1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7.33">
                <text:p>37.33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7.232">
                <text:p>37.232</text:p>
              </table:table-cell>
              <table:table-cell office:value-type="float" office:value="-1.628">
                <text:p>-1.6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7.504">
                <text:p>37.504</text:p>
              </table:table-cell>
              <table:table-cell office:value-type="float" office:value="4.528">
                <text:p>4.5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7.345">
                <text:p>37.345</text:p>
              </table:table-cell>
              <table:table-cell office:value-type="float" office:value="-2.655">
                <text:p>-2.6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7.473">
                <text:p>37.473</text:p>
              </table:table-cell>
              <table:table-cell office:value-type="float" office:value="2.128">
                <text:p>2.1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7.44">
                <text:p>37.44</text:p>
              </table:table-cell>
              <table:table-cell office:value-type="float" office:value="-0.544">
                <text:p>-0.5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7.546">
                <text:p>37.546</text:p>
              </table:table-cell>
              <table:table-cell office:value-type="float" office:value="1.762">
                <text:p>1.7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7.556">
                <text:p>37.556</text:p>
              </table:table-cell>
              <table:table-cell office:value-type="float" office:value="0.174">
                <text:p>0.1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7.622">
                <text:p>37.622</text:p>
              </table:table-cell>
              <table:table-cell office:value-type="float" office:value="1.097">
                <text:p>1.0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7.588">
                <text:p>37.588</text:p>
              </table:table-cell>
              <table:table-cell office:value-type="float" office:value="-0.562">
                <text:p>-0.56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7.61">
                <text:p>37.61</text:p>
              </table:table-cell>
              <table:table-cell office:value-type="float" office:value="0.361">
                <text:p>0.3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7.726">
                <text:p>37.726</text:p>
              </table:table-cell>
              <table:table-cell office:value-type="float" office:value="1.941">
                <text:p>1.9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7.836">
                <text:p>37.83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8.168">
                <text:p>38.168</text:p>
              </table:table-cell>
              <table:table-cell office:value-type="float" office:value="5.541">
                <text:p>5.5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8.206">
                <text:p>38.20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8.318">
                <text:p>38.318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8.439">
                <text:p>38.439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8.54">
                <text:p>38.54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38.648">
                <text:p>38.648</text:p>
              </table:table-cell>
              <table:table-cell office:value-type="float" office:value="1.802">
                <text:p>1.8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8.762">
                <text:p>38.76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8.663">
                <text:p>38.663</text:p>
              </table:table-cell>
              <table:table-cell office:value-type="float" office:value="-1.651">
                <text:p>-1.6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8.851">
                <text:p>38.851</text:p>
              </table:table-cell>
              <table:table-cell office:value-type="float" office:value="3.123">
                <text:p>3.12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8.847">
                <text:p>38.847</text:p>
              </table:table-cell>
              <table:table-cell office:value-type="float" office:value="-0.067">
                <text:p>-0.0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8.939">
                <text:p>38.939</text:p>
              </table:table-cell>
              <table:table-cell office:value-type="float" office:value="1.539">
                <text:p>1.5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9.002">
                <text:p>39.002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9.255">
                <text:p>39.25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9.263">
                <text:p>39.263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9.212">
                <text:p>39.212</text:p>
              </table:table-cell>
              <table:table-cell office:value-type="float" office:value="-0.848">
                <text:p>-0.8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9.469">
                <text:p>39.469</text:p>
              </table:table-cell>
              <table:table-cell office:value-type="float" office:value="4.283">
                <text:p>4.2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9.586">
                <text:p>39.586</text:p>
              </table:table-cell>
              <table:table-cell office:value-type="float" office:value="1.954">
                <text:p>1.95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9.503">
                <text:p>39.503</text:p>
              </table:table-cell>
              <table:table-cell office:value-type="float" office:value="-1.392">
                <text:p>-1.3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9.648">
                <text:p>39.648</text:p>
              </table:table-cell>
              <table:table-cell office:value-type="float" office:value="2.427">
                <text:p>2.4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9.583">
                <text:p>39.583</text:p>
              </table:table-cell>
              <table:table-cell office:value-type="float" office:value="-1.089">
                <text:p>-1.0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9.634">
                <text:p>39.634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9.634">
                <text:p>39.63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9.638">
                <text:p>39.63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9.647">
                <text:p>39.647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9.739">
                <text:p>39.739</text:p>
              </table:table-cell>
              <table:table-cell office:value-type="float" office:value="1.535">
                <text:p>1.5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9.949">
                <text:p>39.949</text:p>
              </table:table-cell>
              <table:table-cell office:value-type="float" office:value="3.498">
                <text:p>3.4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9.988">
                <text:p>39.98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0.133">
                <text:p>40.133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0.277">
                <text:p>40.27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0.235">
                <text:p>40.235</text:p>
              </table:table-cell>
              <table:table-cell office:value-type="float" office:value="-0.696">
                <text:p>-0.69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0.347">
                <text:p>40.347</text:p>
              </table:table-cell>
              <table:table-cell office:value-type="float" office:value="1.874">
                <text:p>1.8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0.37">
                <text:p>40.3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0.548">
                <text:p>40.548</text:p>
              </table:table-cell>
              <table:table-cell office:value-type="float" office:value="2.962">
                <text:p>2.9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0.759">
                <text:p>40.759</text:p>
              </table:table-cell>
              <table:table-cell office:value-type="float" office:value="3.524">
                <text:p>3.5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0.703">
                <text:p>40.703</text:p>
              </table:table-cell>
              <table:table-cell office:value-type="float" office:value="-0.937">
                <text:p>-0.9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0.797">
                <text:p>40.797</text:p>
              </table:table-cell>
              <table:table-cell office:value-type="float" office:value="1.561">
                <text:p>1.5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0.852">
                <text:p>40.852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0.926">
                <text:p>40.926</text:p>
              </table:table-cell>
              <table:table-cell office:value-type="float" office:value="1.231">
                <text:p>1.2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1.007">
                <text:p>41.007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1.08">
                <text:p>41.08</text:p>
              </table:table-cell>
              <table:table-cell office:value-type="float" office:value="1.218">
                <text:p>1.2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1.067">
                <text:p>41.067</text:p>
              </table:table-cell>
              <table:table-cell office:value-type="float" office:value="-0.214">
                <text:p>-0.2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1.199">
                <text:p>41.199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1.131">
                <text:p>41.131</text:p>
              </table:table-cell>
              <table:table-cell office:value-type="float" office:value="-1.138">
                <text:p>-1.1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1.195">
                <text:p>41.195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1.407">
                <text:p>41.407</text:p>
              </table:table-cell>
              <table:table-cell office:value-type="float" office:value="3.533">
                <text:p>3.5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1.42">
                <text:p>41.42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1.412">
                <text:p>41.412</text:p>
              </table:table-cell>
              <table:table-cell office:value-type="float" office:value="-0.134">
                <text:p>-0.1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1.699">
                <text:p>41.699</text:p>
              </table:table-cell>
              <table:table-cell office:value-type="float" office:value="4.774">
                <text:p>4.7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1.619">
                <text:p>41.619</text:p>
              </table:table-cell>
              <table:table-cell office:value-type="float" office:value="-1.321">
                <text:p>-1.3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1.825">
                <text:p>41.825</text:p>
              </table:table-cell>
              <table:table-cell office:value-type="float" office:value="3.426">
                <text:p>3.4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1.844">
                <text:p>41.844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2.002">
                <text:p>42.002</text:p>
              </table:table-cell>
              <table:table-cell office:value-type="float" office:value="2.637">
                <text:p>2.63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2.027">
                <text:p>42.027</text:p>
              </table:table-cell>
              <table:table-cell office:value-type="float" office:value="0.415">
                <text:p>0.41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2.294">
                <text:p>42.294</text:p>
              </table:table-cell>
              <table:table-cell office:value-type="float" office:value="4.443">
                <text:p>4.4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2.384">
                <text:p>42.384</text:p>
              </table:table-cell>
              <table:table-cell office:value-type="float" office:value="1.499">
                <text:p>1.4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2.436">
                <text:p>42.43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2.524">
                <text:p>42.524</text:p>
              </table:table-cell>
              <table:table-cell office:value-type="float" office:value="1.472">
                <text:p>1.4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2.436">
                <text:p>42.436</text:p>
              </table:table-cell>
              <table:table-cell office:value-type="float" office:value="-1.472">
                <text:p>-1.4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2.66">
                <text:p>42.66</text:p>
              </table:table-cell>
              <table:table-cell office:value-type="float" office:value="3.734">
                <text:p>3.7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2.581">
                <text:p>42.581</text:p>
              </table:table-cell>
              <table:table-cell office:value-type="float" office:value="-1.325">
                <text:p>-1.3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2.798">
                <text:p>42.798</text:p>
              </table:table-cell>
              <table:table-cell office:value-type="float" office:value="3.614">
                <text:p>3.6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2.773">
                <text:p>42.773</text:p>
              </table:table-cell>
              <table:table-cell office:value-type="float" office:value="-0.402">
                <text:p>-0.4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2.863">
                <text:p>42.863</text:p>
              </table:table-cell>
              <table:table-cell office:value-type="float" office:value="1.486">
                <text:p>1.48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2.769">
                <text:p>42.769</text:p>
              </table:table-cell>
              <table:table-cell office:value-type="float" office:value="-1.552">
                <text:p>-1.55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2.933">
                <text:p>42.933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3.242">
                <text:p>43.242</text:p>
              </table:table-cell>
              <table:table-cell office:value-type="float" office:value="5.148">
                <text:p>5.1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2.992">
                <text:p>42.992</text:p>
              </table:table-cell>
              <table:table-cell office:value-type="float" office:value="-4.167">
                <text:p>-4.1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2.988">
                <text:p>42.988</text:p>
              </table:table-cell>
              <table:table-cell office:value-type="float" office:value="-0.062">
                <text:p>-0.0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2.989">
                <text:p>42.98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3.107">
                <text:p>43.107</text:p>
              </table:table-cell>
              <table:table-cell office:value-type="float" office:value="1.963">
                <text:p>1.96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3.058">
                <text:p>43.058</text:p>
              </table:table-cell>
              <table:table-cell office:value-type="float" office:value="-0.803">
                <text:p>-0.8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3.261">
                <text:p>43.261</text:p>
              </table:table-cell>
              <table:table-cell office:value-type="float" office:value="3.373">
                <text:p>3.3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3.164">
                <text:p>43.164</text:p>
              </table:table-cell>
              <table:table-cell office:value-type="float" office:value="-1.606">
                <text:p>-1.6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3.357">
                <text:p>43.357</text:p>
              </table:table-cell>
              <table:table-cell office:value-type="float" office:value="3.212">
                <text:p>3.2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3.203">
                <text:p>43.203</text:p>
              </table:table-cell>
              <table:table-cell office:value-type="float" office:value="-2.57">
                <text:p>-2.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3.341">
                <text:p>43.341</text:p>
              </table:table-cell>
              <table:table-cell office:value-type="float" office:value="2.302">
                <text:p>2.3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3.226">
                <text:p>43.226</text:p>
              </table:table-cell>
              <table:table-cell office:value-type="float" office:value="-1.927">
                <text:p>-1.9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3.357">
                <text:p>43.357</text:p>
              </table:table-cell>
              <table:table-cell office:value-type="float" office:value="2.195">
                <text:p>2.1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3.303">
                <text:p>43.303</text:p>
              </table:table-cell>
              <table:table-cell office:value-type="float" office:value="-0.897">
                <text:p>-0.8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3.399">
                <text:p>43.399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3.35">
                <text:p>43.35</text:p>
              </table:table-cell>
              <table:table-cell office:value-type="float" office:value="-0.812">
                <text:p>-0.8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3.297">
                <text:p>43.297</text:p>
              </table:table-cell>
              <table:table-cell office:value-type="float" office:value="-0.892">
                <text:p>-0.89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3.46">
                <text:p>43.46</text:p>
              </table:table-cell>
              <table:table-cell office:value-type="float" office:value="2.721">
                <text:p>2.7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3.251">
                <text:p>43.251</text:p>
              </table:table-cell>
              <table:table-cell office:value-type="float" office:value="-3.48">
                <text:p>-3.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3.367">
                <text:p>43.367</text:p>
              </table:table-cell>
              <table:table-cell office:value-type="float" office:value="1.927">
                <text:p>1.9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3.267">
                <text:p>43.267</text:p>
              </table:table-cell>
              <table:table-cell office:value-type="float" office:value="-1.66">
                <text:p>-1.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3.441">
                <text:p>43.44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3.682">
                <text:p>43.682</text:p>
              </table:table-cell>
              <table:table-cell office:value-type="float" office:value="4.006">
                <text:p>4.00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3.566">
                <text:p>43.566</text:p>
              </table:table-cell>
              <table:table-cell office:value-type="float" office:value="-1.927">
                <text:p>-1.9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3.476">
                <text:p>43.476</text:p>
              </table:table-cell>
              <table:table-cell office:value-type="float" office:value="-1.499">
                <text:p>-1.49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3.492">
                <text:p>43.492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3.711">
                <text:p>43.71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3.761">
                <text:p>43.761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3.685">
                <text:p>43.685</text:p>
              </table:table-cell>
              <table:table-cell office:value-type="float" office:value="-1.271">
                <text:p>-1.2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3.504">
                <text:p>43.504</text:p>
              </table:table-cell>
              <table:table-cell office:value-type="float" office:value="-3.011">
                <text:p>-3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